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4.261in"/>
    </style:style>
    <style:style style:name="co3" style:family="table-column">
      <style:table-column-properties fo:break-before="auto" style:column-width="1.7374in"/>
    </style:style>
    <style:style style:name="co4" style:family="table-column">
      <style:table-column-properties fo:break-before="auto" style:column-width="1.251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8654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0.9272in"/>
    </style:style>
    <style:style style:name="co9" style:family="table-column">
      <style:table-column-properties fo:break-before="auto" style:column-width="0.9346in"/>
    </style:style>
    <style:style style:name="co10" style:family="table-column">
      <style:table-column-properties fo:break-before="auto" style:column-width="1.011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y_statistics_wdpa_20203_no_oecm_ecoregions_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iso2</text:p>
          </table:table-cell>
          <table:table-cell office:value-type="string" calcext:value-type="string">
            <text:p>un_m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t_vector_sqkm</text:p>
          </table:table-cell>
          <table:table-cell office:value-type="string" calcext:value-type="string">
            <text:p>tot_sqkm</text:p>
          </table:table-cell>
          <table:table-cell office:value-type="string" calcext:value-type="string">
            <text:p>tot_prot_sqkm</text:p>
          </table:table-cell>
          <table:table-cell office:value-type="string" calcext:value-type="string">
            <text:p>tot_perc_prot</text:p>
          </table:table-cell>
          <table:table-cell office:value-type="string" calcext:value-type="string">
            <text:p>ter_sqkm</text:p>
          </table:table-cell>
          <table:table-cell office:value-type="string" calcext:value-type="string">
            <text:p>ter_prot_sqkm</text:p>
          </table:table-cell>
          <table:table-cell office:value-type="string" calcext:value-type="string">
            <text:p>ter_perc_prot</text:p>
          </table:table-cell>
          <table:table-cell office:value-type="string" calcext:value-type="string">
            <text:p>mar_sqkm</text:p>
          </table:table-cell>
          <table:table-cell office:value-type="string" calcext:value-type="string">
            <text:p>mar_prot_sqkm</text:p>
          </table:table-cell>
          <table:table-cell office:value-type="string" calcext:value-type="string">
            <text:p>mar_perc_pr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a Beyond National Jurisdiction</text:p>
          </table:table-cell>
          <table:table-cell table:number-columns-repeated="2" office:value-type="string" calcext:value-type="string">
            <text:p>ABNJ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NULL</text:p>
          </table:table-cell>
          <table:table-cell office:value-type="float" office:value="212348441.284297" calcext:value-type="float">
            <text:p>212348441.284297</text:p>
          </table:table-cell>
          <table:table-cell office:value-type="float" office:value="212348451.623214" calcext:value-type="float">
            <text:p>212348451.623214</text:p>
          </table:table-cell>
          <table:table-cell office:value-type="float" office:value="1086109.20515405" calcext:value-type="float">
            <text:p>1086109.20515405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2348451.623202" calcext:value-type="float">
            <text:p>212348451.623202</text:p>
          </table:table-cell>
          <table:table-cell office:value-type="float" office:value="1086109.20515405" calcext:value-type="float">
            <text:p>1086109.2051540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W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NULL</text:p>
          </table:table-cell>
          <table:table-cell office:value-type="float" office:value="30195.2707494041" calcext:value-type="float">
            <text:p>30195.2707494041</text:p>
          </table:table-cell>
          <table:table-cell office:value-type="float" office:value="30152.1342189902" calcext:value-type="float">
            <text:p>30152.1342189902</text:p>
          </table:table-cell>
          <table:table-cell office:value-type="float" office:value="35.6629195683798" calcext:value-type="float">
            <text:p>35.6629195683798</text:p>
          </table:table-cell>
          <table:table-cell office:value-type="float" office:value="0.12" calcext:value-type="float">
            <text:p>0.12</text:p>
          </table:table-cell>
          <table:table-cell office:value-type="float" office:value="188.332200417058" calcext:value-type="float">
            <text:p>188.332200417058</text:p>
          </table:table-cell>
          <table:table-cell office:value-type="float" office:value="35.6360093937987" calcext:value-type="float">
            <text:p>35.6360093937987</text:p>
          </table:table-cell>
          <table:table-cell office:value-type="float" office:value="18.92" calcext:value-type="float">
            <text:p>18.92</text:p>
          </table:table-cell>
          <table:table-cell office:value-type="float" office:value="29963.8020185732" calcext:value-type="float">
            <text:p>29963.8020185732</text:p>
          </table:table-cell>
          <table:table-cell office:value-type="float" office:value="0.0269101745810434" calcext:value-type="float">
            <text:p>0.02691017458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641812.047791617" calcext:value-type="float">
            <text:p>641812.047791617</text:p>
          </table:table-cell>
          <table:table-cell office:value-type="float" office:value="641838.365412091" calcext:value-type="float">
            <text:p>641838.365412091</text:p>
          </table:table-cell>
          <table:table-cell office:value-type="float" office:value="1197.69455840796" calcext:value-type="float">
            <text:p>1197.69455840796</text:p>
          </table:table-cell>
          <table:table-cell office:value-type="float" office:value="0.19" calcext:value-type="float">
            <text:p>0.19</text:p>
          </table:table-cell>
          <table:table-cell office:value-type="float" office:value="641838.365412091" calcext:value-type="float">
            <text:p>641838.365412091</text:p>
          </table:table-cell>
          <table:table-cell office:value-type="float" office:value="1197.69455840796" calcext:value-type="float">
            <text:p>1197.69455840796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</text:p>
          </table:table-cell>
          <table:table-cell office:value-type="float" office:value="1743259.29033011" calcext:value-type="float">
            <text:p>1743259.29033011</text:p>
          </table:table-cell>
          <table:table-cell office:value-type="float" office:value="1742720.24901855" calcext:value-type="float">
            <text:p>1742720.24901855</text:p>
          </table:table-cell>
          <table:table-cell office:value-type="float" office:value="86934.7090671253" calcext:value-type="float">
            <text:p>86934.7090671253</text:p>
          </table:table-cell>
          <table:table-cell office:value-type="float" office:value="4.99" calcext:value-type="float">
            <text:p>4.99</text:p>
          </table:table-cell>
          <table:table-cell office:value-type="float" office:value="1247113.50904593" calcext:value-type="float">
            <text:p>1247113.50904593</text:p>
          </table:table-cell>
          <table:table-cell office:value-type="float" office:value="86910.7294102544" calcext:value-type="float">
            <text:p>86910.7294102544</text:p>
          </table:table-cell>
          <table:table-cell office:value-type="float" office:value="6.97" calcext:value-type="float">
            <text:p>6.97</text:p>
          </table:table-cell>
          <table:table-cell office:value-type="float" office:value="495606.739972628" calcext:value-type="float">
            <text:p>495606.739972628</text:p>
          </table:table-cell>
          <table:table-cell office:value-type="float" office:value="23.9796568708973" calcext:value-type="float">
            <text:p>23.979656870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I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NULL</text:p>
          </table:table-cell>
          <table:table-cell office:value-type="float" office:value="90242.0308816895" calcext:value-type="float">
            <text:p>90242.0308816895</text:p>
          </table:table-cell>
          <table:table-cell office:value-type="float" office:value="90240.3839030039" calcext:value-type="float">
            <text:p>90240.3839030039</text:p>
          </table:table-cell>
          <table:table-cell office:value-type="float" office:value="38.1686092811585" calcext:value-type="float">
            <text:p>38.1686092811585</text:p>
          </table:table-cell>
          <table:table-cell office:value-type="float" office:value="0.04" calcext:value-type="float">
            <text:p>0.04</text:p>
          </table:table-cell>
          <table:table-cell office:value-type="float" office:value="85.0743969745889" calcext:value-type="float">
            <text:p>85.0743969745889</text:p>
          </table:table-cell>
          <table:table-cell office:value-type="float" office:value="6.1726251820246" calcext:value-type="float">
            <text:p>6.1726251820246</text:p>
          </table:table-cell>
          <table:table-cell office:value-type="float" office:value="7.26" calcext:value-type="float">
            <text:p>7.26</text:p>
          </table:table-cell>
          <table:table-cell office:value-type="float" office:value="90155.3095060293" calcext:value-type="float">
            <text:p>90155.3095060293</text:p>
          </table:table-cell>
          <table:table-cell office:value-type="float" office:value="31.9959840991339" calcext:value-type="float">
            <text:p>31.995984099133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40931.3627817737" calcext:value-type="float">
            <text:p>40931.3627817737</text:p>
          </table:table-cell>
          <table:table-cell office:value-type="float" office:value="40931.3619621085" calcext:value-type="float">
            <text:p>40931.3619621085</text:p>
          </table:table-cell>
          <table:table-cell office:value-type="float" office:value="5730.96587534215" calcext:value-type="float">
            <text:p>5730.96587534215</text:p>
          </table:table-cell>
          <table:table-cell office:value-type="float" office:value="14" calcext:value-type="float">
            <text:p>14</text:p>
          </table:table-cell>
          <table:table-cell office:value-type="float" office:value="28691.8869658507" calcext:value-type="float">
            <text:p>28691.8869658507</text:p>
          </table:table-cell>
          <table:table-cell office:value-type="float" office:value="5423.77960011855" calcext:value-type="float">
            <text:p>5423.77960011855</text:p>
          </table:table-cell>
          <table:table-cell office:value-type="float" office:value="18.9" calcext:value-type="float">
            <text:p>18.9</text:p>
          </table:table-cell>
          <table:table-cell office:value-type="float" office:value="12239.4749962578" calcext:value-type="float">
            <text:p>12239.4749962578</text:p>
          </table:table-cell>
          <table:table-cell office:value-type="float" office:value="307.186275223599" calcext:value-type="float">
            <text:p>307.18627522359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float" office:value="474.625165242314" calcext:value-type="float">
            <text:p>474.625165242314</text:p>
          </table:table-cell>
          <table:table-cell office:value-type="float" office:value="474.628630036125" calcext:value-type="float">
            <text:p>474.628630036125</text:p>
          </table:table-cell>
          <table:table-cell office:value-type="float" office:value="148.176887647872" calcext:value-type="float">
            <text:p>148.176887647872</text:p>
          </table:table-cell>
          <table:table-cell office:value-type="float" office:value="31.22" calcext:value-type="float">
            <text:p>31.22</text:p>
          </table:table-cell>
          <table:table-cell office:value-type="float" office:value="474.628630036124" calcext:value-type="float">
            <text:p>474.628630036124</text:p>
          </table:table-cell>
          <table:table-cell office:value-type="float" office:value="148.176887647872" calcext:value-type="float">
            <text:p>148.176887647872</text:p>
          </table:table-cell>
          <table:table-cell office:value-type="float" office:value="31.22" calcext:value-type="float">
            <text:p>31.2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NULL</text:p>
          </table:table-cell>
          <table:table-cell office:value-type="float" office:value="124020.99847146" calcext:value-type="float">
            <text:p>124020.99847146</text:p>
          </table:table-cell>
          <table:table-cell office:value-type="float" office:value="124133.208995373" calcext:value-type="float">
            <text:p>124133.208995373</text:p>
          </table:table-cell>
          <table:table-cell office:value-type="float" office:value="18871.0816155926" calcext:value-type="float">
            <text:p>18871.0816155926</text:p>
          </table:table-cell>
          <table:table-cell office:value-type="float" office:value="15.2" calcext:value-type="float">
            <text:p>15.2</text:p>
          </table:table-cell>
          <table:table-cell office:value-type="float" office:value="71005.6111707148" calcext:value-type="float">
            <text:p>71005.6111707148</text:p>
          </table:table-cell>
          <table:table-cell office:value-type="float" office:value="12646.5617864686" calcext:value-type="float">
            <text:p>12646.5617864686</text:p>
          </table:table-cell>
          <table:table-cell office:value-type="float" office:value="17.81" calcext:value-type="float">
            <text:p>17.81</text:p>
          </table:table-cell>
          <table:table-cell office:value-type="float" office:value="53127.5978246581" calcext:value-type="float">
            <text:p>53127.5978246581</text:p>
          </table:table-cell>
          <table:table-cell office:value-type="float" office:value="6224.51982912398" calcext:value-type="float">
            <text:p>6224.51982912398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</text:p>
          </table:table-cell>
          <table:table-cell office:value-type="float" office:value="3832692.78103246" calcext:value-type="float">
            <text:p>3832692.78103246</text:p>
          </table:table-cell>
          <table:table-cell office:value-type="float" office:value="3833220.55717334" calcext:value-type="float">
            <text:p>3833220.55717334</text:p>
          </table:table-cell>
          <table:table-cell office:value-type="float" office:value="322564.898151557" calcext:value-type="float">
            <text:p>322564.898151557</text:p>
          </table:table-cell>
          <table:table-cell office:value-type="float" office:value="8.41" calcext:value-type="float">
            <text:p>8.41</text:p>
          </table:table-cell>
          <table:table-cell office:value-type="float" office:value="2780335.63173479" calcext:value-type="float">
            <text:p>2780335.63173479</text:p>
          </table:table-cell>
          <table:table-cell office:value-type="float" office:value="234557.541735607" calcext:value-type="float">
            <text:p>234557.541735607</text:p>
          </table:table-cell>
          <table:table-cell office:value-type="float" office:value="8.44" calcext:value-type="float">
            <text:p>8.44</text:p>
          </table:table-cell>
          <table:table-cell office:value-type="float" office:value="1052884.92543856" calcext:value-type="float">
            <text:p>1052884.92543856</text:p>
          </table:table-cell>
          <table:table-cell office:value-type="float" office:value="88007.3564159491" calcext:value-type="float">
            <text:p>88007.3564159491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a|Falkland Islands (Malvinas)</text:p>
          </table:table-cell>
          <table:table-cell office:value-type="string" calcext:value-type="string">
            <text:p>ARG|FLK</text:p>
          </table:table-cell>
          <table:table-cell office:value-type="string" calcext:value-type="string">
            <text:p>AR|FK</text:p>
          </table:table-cell>
          <table:table-cell office:value-type="string" calcext:value-type="string">
            <text:p>32|238</text:p>
          </table:table-cell>
          <table:table-cell office:value-type="string" calcext:value-type="string">
            <text:p>Disputed</text:p>
          </table:table-cell>
          <table:table-cell office:value-type="float" office:value="550855.501620147" calcext:value-type="float">
            <text:p>550855.501620147</text:p>
          </table:table-cell>
          <table:table-cell office:value-type="float" office:value="550410.791821502" calcext:value-type="float">
            <text:p>550410.791821502</text:p>
          </table:table-cell>
          <table:table-cell office:value-type="float" office:value="39437.0337930349" calcext:value-type="float">
            <text:p>39437.0337930349</text:p>
          </table:table-cell>
          <table:table-cell office:value-type="float" office:value="7.17" calcext:value-type="float">
            <text:p>7.17</text:p>
          </table:table-cell>
          <table:table-cell office:value-type="float" office:value="567.779846917928" calcext:value-type="float">
            <text:p>567.779846917928</text:p>
          </table:table-cell>
          <table:table-cell office:value-type="float" office:value="6.59960639413627" calcext:value-type="float">
            <text:p>6.59960639413627</text:p>
          </table:table-cell>
          <table:table-cell office:value-type="float" office:value="1.16" calcext:value-type="float">
            <text:p>1.16</text:p>
          </table:table-cell>
          <table:table-cell office:value-type="float" office:value="549843.011974584" calcext:value-type="float">
            <text:p>549843.011974584</text:p>
          </table:table-cell>
          <table:table-cell office:value-type="float" office:value="39430.4341866408" calcext:value-type="float">
            <text:p>39430.4341866408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gentina|South Georgia and the South Sandwich Islands</text:p>
          </table:table-cell>
          <table:table-cell office:value-type="string" calcext:value-type="string">
            <text:p>ARG|SGS</text:p>
          </table:table-cell>
          <table:table-cell office:value-type="string" calcext:value-type="string">
            <text:p>AR|GS</text:p>
          </table:table-cell>
          <table:table-cell office:value-type="string" calcext:value-type="string">
            <text:p>32|239</text:p>
          </table:table-cell>
          <table:table-cell office:value-type="string" calcext:value-type="string">
            <text:p>Disputed</text:p>
          </table:table-cell>
          <table:table-cell office:value-type="float" office:value="1287659.59404654" calcext:value-type="float">
            <text:p>1287659.59404654</text:p>
          </table:table-cell>
          <table:table-cell office:value-type="float" office:value="1287660.20132372" calcext:value-type="float">
            <text:p>1287660.20132372</text:p>
          </table:table-cell>
          <table:table-cell office:value-type="float" office:value="1236804.96965322" calcext:value-type="float">
            <text:p>1236804.96965322</text:p>
          </table:table-cell>
          <table:table-cell office:value-type="float" office:value="96.05" calcext:value-type="float">
            <text:p>96.05</text:p>
          </table:table-cell>
          <table:table-cell office:value-type="float" office:value="271.419517363687" calcext:value-type="float">
            <text:p>271.419517363687</text:p>
          </table:table-cell>
          <table:table-cell office:value-type="float" office:value="240.739163142914" calcext:value-type="float">
            <text:p>240.739163142914</text:p>
          </table:table-cell>
          <table:table-cell office:value-type="float" office:value="88.7" calcext:value-type="float">
            <text:p>88.7</text:p>
          </table:table-cell>
          <table:table-cell office:value-type="float" office:value="1287388.78180636" calcext:value-type="float">
            <text:p>1287388.78180636</text:p>
          </table:table-cell>
          <table:table-cell office:value-type="float" office:value="1236564.23049007" calcext:value-type="float">
            <text:p>1236564.23049007</text:p>
          </table:table-cell>
          <table:table-cell office:value-type="float" office:value="96.05" calcext:value-type="float">
            <text:p>96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entina|Uruguay</text:p>
          </table:table-cell>
          <table:table-cell office:value-type="string" calcext:value-type="string">
            <text:p>ARG|URY</text:p>
          </table:table-cell>
          <table:table-cell office:value-type="string" calcext:value-type="string">
            <text:p>AR|UY</text:p>
          </table:table-cell>
          <table:table-cell office:value-type="string" calcext:value-type="string">
            <text:p>32|858</text:p>
          </table:table-cell>
          <table:table-cell office:value-type="string" calcext:value-type="string">
            <text:p>Joint regime</text:p>
          </table:table-cell>
          <table:table-cell office:value-type="float" office:value="41411.8894087373" calcext:value-type="float">
            <text:p>41411.8894087373</text:p>
          </table:table-cell>
          <table:table-cell office:value-type="float" office:value="41411.5010987995" calcext:value-type="float">
            <text:p>41411.5010987995</text:p>
          </table:table-cell>
          <table:table-cell office:value-type="float" office:value="0.491442106649428" calcext:value-type="float">
            <text:p>0.491442106649428</text:p>
          </table:table-cell>
          <table:table-cell office:value-type="float" office:value="0" calcext:value-type="float">
            <text:p>0</text:p>
          </table:table-cell>
          <table:table-cell office:value-type="float" office:value="0.191421069586575" calcext:value-type="float">
            <text:p>0.191421069586575</text:p>
          </table:table-cell>
          <table:table-cell office:value-type="float" office:value="0.00615294059292972" calcext:value-type="float">
            <text:p>0.00615294059293</text:p>
          </table:table-cell>
          <table:table-cell office:value-type="float" office:value="3.21" calcext:value-type="float">
            <text:p>3.21</text:p>
          </table:table-cell>
          <table:table-cell office:value-type="float" office:value="41411.3096777299" calcext:value-type="float">
            <text:p>41411.3096777299</text:p>
          </table:table-cell>
          <table:table-cell office:value-type="float" office:value="0.485289166056498" calcext:value-type="float">
            <text:p>0.485289166056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29623.5994831923" calcext:value-type="float">
            <text:p>29623.5994831923</text:p>
          </table:table-cell>
          <table:table-cell office:value-type="float" office:value="29623.4915146907" calcext:value-type="float">
            <text:p>29623.4915146907</text:p>
          </table:table-cell>
          <table:table-cell office:value-type="float" office:value="7139.47237932508" calcext:value-type="float">
            <text:p>7139.47237932508</text:p>
          </table:table-cell>
          <table:table-cell office:value-type="float" office:value="24.1" calcext:value-type="float">
            <text:p>24.1</text:p>
          </table:table-cell>
          <table:table-cell office:value-type="float" office:value="29623.4915146907" calcext:value-type="float">
            <text:p>29623.4915146907</text:p>
          </table:table-cell>
          <table:table-cell office:value-type="float" office:value="7139.47237932508" calcext:value-type="float">
            <text:p>7139.47237932508</text:p>
          </table:table-cell>
          <table:table-cell office:value-type="float" office:value="24.1" calcext:value-type="float">
            <text:p>24.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float" office:value="406040.906554495" calcext:value-type="float">
            <text:p>406040.906554495</text:p>
          </table:table-cell>
          <table:table-cell office:value-type="float" office:value="406051.989885931" calcext:value-type="float">
            <text:p>406051.989885931</text:p>
          </table:table-cell>
          <table:table-cell office:value-type="float" office:value="35173.806602747" calcext:value-type="float">
            <text:p>35173.806602747</text:p>
          </table:table-cell>
          <table:table-cell office:value-type="float" office:value="8.66" calcext:value-type="float">
            <text:p>8.66</text:p>
          </table:table-cell>
          <table:table-cell office:value-type="float" office:value="209.286816600802" calcext:value-type="float">
            <text:p>209.286816600802</text:p>
          </table:table-cell>
          <table:table-cell office:value-type="float" office:value="33.1493352659125" calcext:value-type="float">
            <text:p>33.1493352659125</text:p>
          </table:table-cell>
          <table:table-cell office:value-type="float" office:value="15.84" calcext:value-type="float">
            <text:p>15.84</text:p>
          </table:table-cell>
          <table:table-cell office:value-type="float" office:value="405842.703069331" calcext:value-type="float">
            <text:p>405842.703069331</text:p>
          </table:table-cell>
          <table:table-cell office:value-type="float" office:value="35140.6572674811" calcext:value-type="float">
            <text:p>35140.6572674811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22143367.2959135" calcext:value-type="float">
            <text:p>22143367.2959135</text:p>
          </table:table-cell>
          <table:table-cell office:value-type="float" office:value="22142922.0257424" calcext:value-type="float">
            <text:p>22142922.0257424</text:p>
          </table:table-cell>
          <table:table-cell office:value-type="float" office:value="1775208.74701982" calcext:value-type="float">
            <text:p>1775208.74701982</text:p>
          </table:table-cell>
          <table:table-cell office:value-type="float" office:value="8.02" calcext:value-type="float">
            <text:p>8.02</text:p>
          </table:table-cell>
          <table:table-cell office:value-type="float" office:value="12343768.3769938" calcext:value-type="float">
            <text:p>12343768.3769938</text:p>
          </table:table-cell>
          <table:table-cell office:value-type="float" office:value="24464.0441973742" calcext:value-type="float">
            <text:p>24464.0441973742</text:p>
          </table:table-cell>
          <table:table-cell office:value-type="float" office:value="0.2" calcext:value-type="float">
            <text:p>0.2</text:p>
          </table:table-cell>
          <table:table-cell office:value-type="float" office:value="9799153.64874846" calcext:value-type="float">
            <text:p>9799153.64874846</text:p>
          </table:table-cell>
          <table:table-cell office:value-type="float" office:value="1750744.70282245" calcext:value-type="float">
            <text:p>1750744.70282245</text:p>
          </table:table-cell>
          <table:table-cell office:value-type="float" office:value="17.87" calcext:value-type="float">
            <text:p>17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T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ULL</text:p>
          </table:table-cell>
          <table:table-cell office:value-type="float" office:value="1958049.57618547" calcext:value-type="float">
            <text:p>1958049.57618547</text:p>
          </table:table-cell>
          <table:table-cell office:value-type="float" office:value="1957728.36170752" calcext:value-type="float">
            <text:p>1957728.36170752</text:p>
          </table:table-cell>
          <table:table-cell office:value-type="float" office:value="1647037.38679299" calcext:value-type="float">
            <text:p>1647037.38679299</text:p>
          </table:table-cell>
          <table:table-cell office:value-type="float" office:value="84.13" calcext:value-type="float">
            <text:p>84.13</text:p>
          </table:table-cell>
          <table:table-cell office:value-type="float" office:value="7862.97583175482" calcext:value-type="float">
            <text:p>7862.97583175482</text:p>
          </table:table-cell>
          <table:table-cell office:value-type="float" office:value="7854.37767283791" calcext:value-type="float">
            <text:p>7854.37767283791</text:p>
          </table:table-cell>
          <table:table-cell office:value-type="float" office:value="99.89" calcext:value-type="float">
            <text:p>99.89</text:p>
          </table:table-cell>
          <table:table-cell office:value-type="float" office:value="1949865.38587576" calcext:value-type="float">
            <text:p>1949865.38587576</text:p>
          </table:table-cell>
          <table:table-cell office:value-type="float" office:value="1639183.00912016" calcext:value-type="float">
            <text:p>1639183.00912016</text:p>
          </table:table-cell>
          <table:table-cell office:value-type="float" office:value="84.07" calcext:value-type="float">
            <text:p>84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office:value-type="float" office:value="112014.299399149" calcext:value-type="float">
            <text:p>112014.299399149</text:p>
          </table:table-cell>
          <table:table-cell office:value-type="float" office:value="111998.366428268" calcext:value-type="float">
            <text:p>111998.366428268</text:p>
          </table:table-cell>
          <table:table-cell office:value-type="float" office:value="451.682861544235" calcext:value-type="float">
            <text:p>451.682861544235</text:p>
          </table:table-cell>
          <table:table-cell office:value-type="float" office:value="0.4" calcext:value-type="float">
            <text:p>0.4</text:p>
          </table:table-cell>
          <table:table-cell office:value-type="float" office:value="452.892770677287" calcext:value-type="float">
            <text:p>452.892770677287</text:p>
          </table:table-cell>
          <table:table-cell office:value-type="float" office:value="84.1804165729556" calcext:value-type="float">
            <text:p>84.1804165729556</text:p>
          </table:table-cell>
          <table:table-cell office:value-type="float" office:value="18.59" calcext:value-type="float">
            <text:p>18.59</text:p>
          </table:table-cell>
          <table:table-cell office:value-type="float" office:value="111545.473657591" calcext:value-type="float">
            <text:p>111545.473657591</text:p>
          </table:table-cell>
          <table:table-cell office:value-type="float" office:value="367.502444971279" calcext:value-type="float">
            <text:p>367.50244497127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</text:p>
          </table:table-cell>
          <table:table-cell office:value-type="float" office:value="15032005.3510344" calcext:value-type="float">
            <text:p>15032005.3510344</text:p>
          </table:table-cell>
          <table:table-cell office:value-type="float" office:value="15032486.7079675" calcext:value-type="float">
            <text:p>15032486.7079675</text:p>
          </table:table-cell>
          <table:table-cell office:value-type="float" office:value="4513531.54741926" calcext:value-type="float">
            <text:p>4513531.54741926</text:p>
          </table:table-cell>
          <table:table-cell office:value-type="float" office:value="30.03" calcext:value-type="float">
            <text:p>30.03</text:p>
          </table:table-cell>
          <table:table-cell office:value-type="float" office:value="7690197.97434825" calcext:value-type="float">
            <text:p>7690197.97434825</text:p>
          </table:table-cell>
          <table:table-cell office:value-type="float" office:value="1490324.80816543" calcext:value-type="float">
            <text:p>1490324.80816543</text:p>
          </table:table-cell>
          <table:table-cell office:value-type="float" office:value="19.38" calcext:value-type="float">
            <text:p>19.38</text:p>
          </table:table-cell>
          <table:table-cell office:value-type="float" office:value="7342288.73361914" calcext:value-type="float">
            <text:p>7342288.73361914</text:p>
          </table:table-cell>
          <table:table-cell office:value-type="float" office:value="3023206.73925384" calcext:value-type="float">
            <text:p>3023206.73925384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stralia|Papua New Guinea</text:p>
          </table:table-cell>
          <table:table-cell office:value-type="string" calcext:value-type="string">
            <text:p>AUS|PNG</text:p>
          </table:table-cell>
          <table:table-cell office:value-type="string" calcext:value-type="string">
            <text:p>AU|PG</text:p>
          </table:table-cell>
          <table:table-cell office:value-type="string" calcext:value-type="string">
            <text:p>36|598</text:p>
          </table:table-cell>
          <table:table-cell office:value-type="string" calcext:value-type="string">
            <text:p>Joint regime</text:p>
          </table:table-cell>
          <table:table-cell office:value-type="float" office:value="3723.16993404242" calcext:value-type="float">
            <text:p>3723.16993404242</text:p>
          </table:table-cell>
          <table:table-cell office:value-type="float" office:value="3722.76264198309" calcext:value-type="float">
            <text:p>3722.762641983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.8775609448801" calcext:value-type="float">
            <text:p>20.87756094488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701.88508103821" calcext:value-type="float">
            <text:p>3701.8850810382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stralia|Timor-Leste</text:p>
          </table:table-cell>
          <table:table-cell office:value-type="string" calcext:value-type="string">
            <text:p>AUS|TLS</text:p>
          </table:table-cell>
          <table:table-cell office:value-type="string" calcext:value-type="string">
            <text:p>AU|TL</text:p>
          </table:table-cell>
          <table:table-cell office:value-type="string" calcext:value-type="string">
            <text:p>36|626</text:p>
          </table:table-cell>
          <table:table-cell office:value-type="string" calcext:value-type="string">
            <text:p>Joint regime</text:p>
          </table:table-cell>
          <table:table-cell office:value-type="float" office:value="35039.6888345249" calcext:value-type="float">
            <text:p>35039.6888345249</text:p>
          </table:table-cell>
          <table:table-cell office:value-type="float" office:value="35039.7850489298" calcext:value-type="float">
            <text:p>35039.7850489298</text:p>
          </table:table-cell>
          <table:table-cell office:value-type="float" office:value="0.00839798254671693" calcext:value-type="float">
            <text:p>0.0083979825467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5039.7850489298" calcext:value-type="float">
            <text:p>35039.7850489298</text:p>
          </table:table-cell>
          <table:table-cell office:value-type="float" office:value="0.00839798254671693" calcext:value-type="float">
            <text:p>0.00839798254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</text:p>
          </table:table-cell>
          <table:table-cell office:value-type="float" office:value="83964.2248939032" calcext:value-type="float">
            <text:p>83964.2248939032</text:p>
          </table:table-cell>
          <table:table-cell office:value-type="float" office:value="83964.2842820103" calcext:value-type="float">
            <text:p>83964.2842820103</text:p>
          </table:table-cell>
          <table:table-cell office:value-type="float" office:value="23947.2127068508" calcext:value-type="float">
            <text:p>23947.2127068508</text:p>
          </table:table-cell>
          <table:table-cell office:value-type="float" office:value="28.52" calcext:value-type="float">
            <text:p>28.52</text:p>
          </table:table-cell>
          <table:table-cell office:value-type="float" office:value="83964.2842820103" calcext:value-type="float">
            <text:p>83964.2842820103</text:p>
          </table:table-cell>
          <table:table-cell office:value-type="float" office:value="23947.2127068509" calcext:value-type="float">
            <text:p>23947.2127068509</text:p>
          </table:table-cell>
          <table:table-cell office:value-type="float" office:value="28.52" calcext:value-type="float">
            <text:p>28.5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</text:p>
          </table:table-cell>
          <table:table-cell office:value-type="float" office:value="164799.975416572" calcext:value-type="float">
            <text:p>164799.975416572</text:p>
          </table:table-cell>
          <table:table-cell office:value-type="float" office:value="164770.376027942" calcext:value-type="float">
            <text:p>164770.376027942</text:p>
          </table:table-cell>
          <table:table-cell office:value-type="float" office:value="9234.91604843395" calcext:value-type="float">
            <text:p>9234.91604843395</text:p>
          </table:table-cell>
          <table:table-cell office:value-type="float" office:value="5.6" calcext:value-type="float">
            <text:p>5.6</text:p>
          </table:table-cell>
          <table:table-cell office:value-type="float" office:value="164770.376027942" calcext:value-type="float">
            <text:p>164770.376027942</text:p>
          </table:table-cell>
          <table:table-cell office:value-type="float" office:value="9234.91604843396" calcext:value-type="float">
            <text:p>9234.91604843396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ULL</text:p>
          </table:table-cell>
          <table:table-cell office:value-type="float" office:value="26857.1948570543" calcext:value-type="float">
            <text:p>26857.1948570543</text:p>
          </table:table-cell>
          <table:table-cell office:value-type="float" office:value="26857.6935862422" calcext:value-type="float">
            <text:p>26857.6935862422</text:p>
          </table:table-cell>
          <table:table-cell office:value-type="float" office:value="2008.99344430928" calcext:value-type="float">
            <text:p>2008.99344430928</text:p>
          </table:table-cell>
          <table:table-cell office:value-type="float" office:value="7.48" calcext:value-type="float">
            <text:p>7.48</text:p>
          </table:table-cell>
          <table:table-cell office:value-type="float" office:value="26857.6935862422" calcext:value-type="float">
            <text:p>26857.6935862422</text:p>
          </table:table-cell>
          <table:table-cell office:value-type="float" office:value="2008.99344430928" calcext:value-type="float">
            <text:p>2008.99344430928</text:p>
          </table:table-cell>
          <table:table-cell office:value-type="float" office:value="7.48" calcext:value-type="float">
            <text:p>7.4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office:value-type="float" office:value="34151.6402635913" calcext:value-type="float">
            <text:p>34151.6402635913</text:p>
          </table:table-cell>
          <table:table-cell office:value-type="float" office:value="34149.311524363" calcext:value-type="float">
            <text:p>34149.311524363</text:p>
          </table:table-cell>
          <table:table-cell office:value-type="float" office:value="8919.00807750281" calcext:value-type="float">
            <text:p>8919.00807750281</text:p>
          </table:table-cell>
          <table:table-cell office:value-type="float" office:value="26.12" calcext:value-type="float">
            <text:p>26.12</text:p>
          </table:table-cell>
          <table:table-cell office:value-type="float" office:value="30665.7999892654" calcext:value-type="float">
            <text:p>30665.7999892654</text:p>
          </table:table-cell>
          <table:table-cell office:value-type="float" office:value="7654.47554320815" calcext:value-type="float">
            <text:p>7654.47554320815</text:p>
          </table:table-cell>
          <table:table-cell office:value-type="float" office:value="24.96" calcext:value-type="float">
            <text:p>24.96</text:p>
          </table:table-cell>
          <table:table-cell office:value-type="float" office:value="3483.51153509752" calcext:value-type="float">
            <text:p>3483.51153509752</text:p>
          </table:table-cell>
          <table:table-cell office:value-type="float" office:value="1264.53253429466" calcext:value-type="float">
            <text:p>1264.53253429466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ULL</text:p>
          </table:table-cell>
          <table:table-cell office:value-type="float" office:value="150754.301886912" calcext:value-type="float">
            <text:p>150754.301886912</text:p>
          </table:table-cell>
          <table:table-cell office:value-type="float" office:value="150772.180436758" calcext:value-type="float">
            <text:p>150772.180436758</text:p>
          </table:table-cell>
          <table:table-cell office:value-type="float" office:value="32368.7257595471" calcext:value-type="float">
            <text:p>32368.7257595471</text:p>
          </table:table-cell>
          <table:table-cell office:value-type="float" office:value="21.47" calcext:value-type="float">
            <text:p>21.47</text:p>
          </table:table-cell>
          <table:table-cell office:value-type="float" office:value="115508.643727709" calcext:value-type="float">
            <text:p>115508.643727709</text:p>
          </table:table-cell>
          <table:table-cell office:value-type="float" office:value="32368.7257595471" calcext:value-type="float">
            <text:p>32368.7257595471</text:p>
          </table:table-cell>
          <table:table-cell office:value-type="float" office:value="28.02" calcext:value-type="float">
            <text:p>28.02</text:p>
          </table:table-cell>
          <table:table-cell office:value-type="float" office:value="35263.5367090488" calcext:value-type="float">
            <text:p>35263.536709048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Q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NULL</text:p>
          </table:table-cell>
          <table:table-cell office:value-type="float" office:value="24990.3983054984" calcext:value-type="float">
            <text:p>24990.3983054984</text:p>
          </table:table-cell>
          <table:table-cell office:value-type="float" office:value="24974.0182838731" calcext:value-type="float">
            <text:p>24974.0182838731</text:p>
          </table:table-cell>
          <table:table-cell office:value-type="float" office:value="2832.39878875432" calcext:value-type="float">
            <text:p>2832.39878875432</text:p>
          </table:table-cell>
          <table:table-cell office:value-type="float" office:value="11.34" calcext:value-type="float">
            <text:p>11.34</text:p>
          </table:table-cell>
          <table:table-cell office:value-type="float" office:value="320.957675997423" calcext:value-type="float">
            <text:p>320.957675997423</text:p>
          </table:table-cell>
          <table:table-cell office:value-type="float" office:value="91.0489370309925" calcext:value-type="float">
            <text:p>91.0489370309925</text:p>
          </table:table-cell>
          <table:table-cell office:value-type="float" office:value="28.37" calcext:value-type="float">
            <text:p>28.37</text:p>
          </table:table-cell>
          <table:table-cell office:value-type="float" office:value="24653.0606078757" calcext:value-type="float">
            <text:p>24653.0606078757</text:p>
          </table:table-cell>
          <table:table-cell office:value-type="float" office:value="2741.34985172332" calcext:value-type="float">
            <text:p>2741.34985172332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NULL</text:p>
          </table:table-cell>
          <table:table-cell office:value-type="float" office:value="273279.390813149" calcext:value-type="float">
            <text:p>273279.390813149</text:p>
          </table:table-cell>
          <table:table-cell office:value-type="float" office:value="273275.911466398" calcext:value-type="float">
            <text:p>273275.911466398</text:p>
          </table:table-cell>
          <table:table-cell office:value-type="float" office:value="42050.2078253951" calcext:value-type="float">
            <text:p>42050.2078253951</text:p>
          </table:table-cell>
          <table:table-cell office:value-type="float" office:value="15.39" calcext:value-type="float">
            <text:p>15.39</text:p>
          </table:table-cell>
          <table:table-cell office:value-type="float" office:value="273275.911466398" calcext:value-type="float">
            <text:p>273275.911466398</text:p>
          </table:table-cell>
          <table:table-cell office:value-type="float" office:value="42050.2078253951" calcext:value-type="float">
            <text:p>42050.2078253951</text:p>
          </table:table-cell>
          <table:table-cell office:value-type="float" office:value="15.39" calcext:value-type="float">
            <text:p>15.3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49683.063292262" calcext:value-type="float">
            <text:p>249683.063292262</text:p>
          </table:table-cell>
          <table:table-cell office:value-type="float" office:value="249802.239240058" calcext:value-type="float">
            <text:p>249802.239240058</text:p>
          </table:table-cell>
          <table:table-cell office:value-type="float" office:value="10903.6379137219" calcext:value-type="float">
            <text:p>10903.6379137219</text:p>
          </table:table-cell>
          <table:table-cell office:value-type="float" office:value="4.36" calcext:value-type="float">
            <text:p>4.36</text:p>
          </table:table-cell>
          <table:table-cell office:value-type="float" office:value="139377.070078594" calcext:value-type="float">
            <text:p>139377.070078594</text:p>
          </table:table-cell>
          <table:table-cell office:value-type="float" office:value="6415.0176312399" calcext:value-type="float">
            <text:p>6415.0176312399</text:p>
          </table:table-cell>
          <table:table-cell office:value-type="float" office:value="4.6" calcext:value-type="float">
            <text:p>4.6</text:p>
          </table:table-cell>
          <table:table-cell office:value-type="float" office:value="110425.169161464" calcext:value-type="float">
            <text:p>110425.169161464</text:p>
          </table:table-cell>
          <table:table-cell office:value-type="float" office:value="4488.620282482" calcext:value-type="float">
            <text:p>4488.620282482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45925.762359098" calcext:value-type="float">
            <text:p>145925.762359098</text:p>
          </table:table-cell>
          <table:table-cell office:value-type="float" office:value="145937.253128543" calcext:value-type="float">
            <text:p>145937.253128543</text:p>
          </table:table-cell>
          <table:table-cell office:value-type="float" office:value="47941.3325052824" calcext:value-type="float">
            <text:p>47941.3325052824</text:p>
          </table:table-cell>
          <table:table-cell office:value-type="float" office:value="32.85" calcext:value-type="float">
            <text:p>32.85</text:p>
          </table:table-cell>
          <table:table-cell office:value-type="float" office:value="111172.646689597" calcext:value-type="float">
            <text:p>111172.646689597</text:p>
          </table:table-cell>
          <table:table-cell office:value-type="float" office:value="45092.8236816213" calcext:value-type="float">
            <text:p>45092.8236816213</text:p>
          </table:table-cell>
          <table:table-cell office:value-type="float" office:value="40.56" calcext:value-type="float">
            <text:p>40.56</text:p>
          </table:table-cell>
          <table:table-cell office:value-type="float" office:value="34764.6064389467" calcext:value-type="float">
            <text:p>34764.6064389467</text:p>
          </table:table-cell>
          <table:table-cell office:value-type="float" office:value="2848.5088236611" calcext:value-type="float">
            <text:p>2848.5088236611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</text:p>
          </table:table-cell>
          <table:table-cell office:value-type="float" office:value="8272.37564556127" calcext:value-type="float">
            <text:p>8272.37564556127</text:p>
          </table:table-cell>
          <table:table-cell office:value-type="float" office:value="8271.92493545468" calcext:value-type="float">
            <text:p>8271.92493545468</text:p>
          </table:table-cell>
          <table:table-cell office:value-type="float" office:value="122.601119657982" calcext:value-type="float">
            <text:p>122.601119657982</text:p>
          </table:table-cell>
          <table:table-cell office:value-type="float" office:value="1.48" calcext:value-type="float">
            <text:p>1.48</text:p>
          </table:table-cell>
          <table:table-cell office:value-type="float" office:value="684.114388006478" calcext:value-type="float">
            <text:p>684.114388006478</text:p>
          </table:table-cell>
          <table:table-cell office:value-type="float" office:value="43.2863426417428" calcext:value-type="float">
            <text:p>43.2863426417428</text:p>
          </table:table-cell>
          <table:table-cell office:value-type="float" office:value="6.33" calcext:value-type="float">
            <text:p>6.33</text:p>
          </table:table-cell>
          <table:table-cell office:value-type="float" office:value="7587.81054744821" calcext:value-type="float">
            <text:p>7587.81054744821</text:p>
          </table:table-cell>
          <table:table-cell office:value-type="float" office:value="79.3147770162389" calcext:value-type="float">
            <text:p>79.314777016238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</text:p>
          </table:table-cell>
          <table:table-cell office:value-type="float" office:value="631941.726226344" calcext:value-type="float">
            <text:p>631941.726226344</text:p>
          </table:table-cell>
          <table:table-cell office:value-type="float" office:value="631940.876286696" calcext:value-type="float">
            <text:p>631940.876286696</text:p>
          </table:table-cell>
          <table:table-cell office:value-type="float" office:value="51927.2547193188" calcext:value-type="float">
            <text:p>51927.2547193188</text:p>
          </table:table-cell>
          <table:table-cell office:value-type="float" office:value="8.22" calcext:value-type="float">
            <text:p>8.22</text:p>
          </table:table-cell>
          <table:table-cell office:value-type="float" office:value="13401.3871858749" calcext:value-type="float">
            <text:p>13401.3871858749</text:p>
          </table:table-cell>
          <table:table-cell office:value-type="float" office:value="4908.49460882806" calcext:value-type="float">
            <text:p>4908.49460882806</text:p>
          </table:table-cell>
          <table:table-cell office:value-type="float" office:value="36.63" calcext:value-type="float">
            <text:p>36.63</text:p>
          </table:table-cell>
          <table:table-cell office:value-type="float" office:value="618539.489100821" calcext:value-type="float">
            <text:p>618539.489100821</text:p>
          </table:table-cell>
          <table:table-cell office:value-type="float" office:value="47018.7601104908" calcext:value-type="float">
            <text:p>47018.760110490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51157.8820728306" calcext:value-type="float">
            <text:p>51157.8820728306</text:p>
          </table:table-cell>
          <table:table-cell office:value-type="float" office:value="51157.9720496244" calcext:value-type="float">
            <text:p>51157.9720496244</text:p>
          </table:table-cell>
          <table:table-cell office:value-type="float" office:value="809.726363850777" calcext:value-type="float">
            <text:p>809.726363850777</text:p>
          </table:table-cell>
          <table:table-cell office:value-type="float" office:value="1.58" calcext:value-type="float">
            <text:p>1.58</text:p>
          </table:table-cell>
          <table:table-cell office:value-type="float" office:value="51145.7041426542" calcext:value-type="float">
            <text:p>51145.7041426542</text:p>
          </table:table-cell>
          <table:table-cell office:value-type="float" office:value="809.528244457672" calcext:value-type="float">
            <text:p>809.528244457672</text:p>
          </table:table-cell>
          <table:table-cell office:value-type="float" office:value="1.58" calcext:value-type="float">
            <text:p>1.58</text:p>
          </table:table-cell>
          <table:table-cell office:value-type="float" office:value="12.2679069701893" calcext:value-type="float">
            <text:p>12.2679069701893</text:p>
          </table:table-cell>
          <table:table-cell office:value-type="float" office:value="0.198119393104571" calcext:value-type="float">
            <text:p>0.19811939310457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BL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NULL</text:p>
          </table:table-cell>
          <table:table-cell office:value-type="float" office:value="4203.40555811833" calcext:value-type="float">
            <text:p>4203.40555811833</text:p>
          </table:table-cell>
          <table:table-cell office:value-type="float" office:value="4203.23471110344" calcext:value-type="float">
            <text:p>4203.23471110344</text:p>
          </table:table-cell>
          <table:table-cell office:value-type="float" office:value="4115.82740262697" calcext:value-type="float">
            <text:p>4115.82740262697</text:p>
          </table:table-cell>
          <table:table-cell office:value-type="float" office:value="97.92" calcext:value-type="float">
            <text:p>97.92</text:p>
          </table:table-cell>
          <table:table-cell office:value-type="float" office:value="24.9082990235766" calcext:value-type="float">
            <text:p>24.9082990235766</text:p>
          </table:table-cell>
          <table:table-cell office:value-type="float" office:value="9.11182711350307" calcext:value-type="float">
            <text:p>9.11182711350307</text:p>
          </table:table-cell>
          <table:table-cell office:value-type="float" office:value="36.58" calcext:value-type="float">
            <text:p>36.58</text:p>
          </table:table-cell>
          <table:table-cell office:value-type="float" office:value="4178.32641207986" calcext:value-type="float">
            <text:p>4178.32641207986</text:p>
          </table:table-cell>
          <table:table-cell office:value-type="float" office:value="4106.71557551346" calcext:value-type="float">
            <text:p>4106.71557551346</text:p>
          </table:table-cell>
          <table:table-cell office:value-type="float" office:value="98.29" calcext:value-type="float">
            <text:p>98.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ULL</text:p>
          </table:table-cell>
          <table:table-cell office:value-type="float" office:value="207580.65710177" calcext:value-type="float">
            <text:p>207580.65710177</text:p>
          </table:table-cell>
          <table:table-cell office:value-type="float" office:value="207580.76266293" calcext:value-type="float">
            <text:p>207580.76266293</text:p>
          </table:table-cell>
          <table:table-cell office:value-type="float" office:value="19313.9634908519" calcext:value-type="float">
            <text:p>19313.9634908519</text:p>
          </table:table-cell>
          <table:table-cell office:value-type="float" office:value="9.3" calcext:value-type="float">
            <text:p>9.3</text:p>
          </table:table-cell>
          <table:table-cell office:value-type="float" office:value="207580.76266293" calcext:value-type="float">
            <text:p>207580.76266293</text:p>
          </table:table-cell>
          <table:table-cell office:value-type="float" office:value="19313.9634908519" calcext:value-type="float">
            <text:p>19313.9634908519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float" office:value="56288.5895417143" calcext:value-type="float">
            <text:p>56288.5895417143</text:p>
          </table:table-cell>
          <table:table-cell office:value-type="float" office:value="56282.285878651" calcext:value-type="float">
            <text:p>56282.285878651</text:p>
          </table:table-cell>
          <table:table-cell office:value-type="float" office:value="13059.68069633" calcext:value-type="float">
            <text:p>13059.68069633</text:p>
          </table:table-cell>
          <table:table-cell office:value-type="float" office:value="23.2" calcext:value-type="float">
            <text:p>23.2</text:p>
          </table:table-cell>
          <table:table-cell office:value-type="float" office:value="22106.3203430881" calcext:value-type="float">
            <text:p>22106.3203430881</text:p>
          </table:table-cell>
          <table:table-cell office:value-type="float" office:value="8305.94246964177" calcext:value-type="float">
            <text:p>8305.94246964177</text:p>
          </table:table-cell>
          <table:table-cell office:value-type="float" office:value="37.57" calcext:value-type="float">
            <text:p>37.57</text:p>
          </table:table-cell>
          <table:table-cell office:value-type="float" office:value="34175.9655355629" calcext:value-type="float">
            <text:p>34175.9655355629</text:p>
          </table:table-cell>
          <table:table-cell office:value-type="float" office:value="4753.7382266882" calcext:value-type="float">
            <text:p>4753.7382266882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float" office:value="453215.190785124" calcext:value-type="float">
            <text:p>453215.190785124</text:p>
          </table:table-cell>
          <table:table-cell office:value-type="float" office:value="453215.106537195" calcext:value-type="float">
            <text:p>453215.106537195</text:p>
          </table:table-cell>
          <table:table-cell office:value-type="float" office:value="1.75776503377819" calcext:value-type="float">
            <text:p>1.75776503377819</text:p>
          </table:table-cell>
          <table:table-cell office:value-type="float" office:value="0" calcext:value-type="float">
            <text:p>0</text:p>
          </table:table-cell>
          <table:table-cell office:value-type="float" office:value="72.2545186724758" calcext:value-type="float">
            <text:p>72.2545186724758</text:p>
          </table:table-cell>
          <table:table-cell office:value-type="float" office:value="1.50315156591746" calcext:value-type="float">
            <text:p>1.50315156591746</text:p>
          </table:table-cell>
          <table:table-cell office:value-type="float" office:value="2.08" calcext:value-type="float">
            <text:p>2.08</text:p>
          </table:table-cell>
          <table:table-cell office:value-type="float" office:value="453142.852018522" calcext:value-type="float">
            <text:p>453142.852018522</text:p>
          </table:table-cell>
          <table:table-cell office:value-type="float" office:value="0.254613467860731" calcext:value-type="float">
            <text:p>0.25461346786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ULL</text:p>
          </table:table-cell>
          <table:table-cell office:value-type="float" office:value="1084499.67749588" calcext:value-type="float">
            <text:p>1084499.67749588</text:p>
          </table:table-cell>
          <table:table-cell office:value-type="float" office:value="1084498.50315769" calcext:value-type="float">
            <text:p>1084498.50315769</text:p>
          </table:table-cell>
          <table:table-cell office:value-type="float" office:value="328150.68883002" calcext:value-type="float">
            <text:p>328150.68883002</text:p>
          </table:table-cell>
          <table:table-cell office:value-type="float" office:value="30.26" calcext:value-type="float">
            <text:p>30.26</text:p>
          </table:table-cell>
          <table:table-cell office:value-type="float" office:value="1084498.50315769" calcext:value-type="float">
            <text:p>1084498.50315769</text:p>
          </table:table-cell>
          <table:table-cell office:value-type="float" office:value="328150.688830021" calcext:value-type="float">
            <text:p>328150.688830021</text:p>
          </table:table-cell>
          <table:table-cell office:value-type="float" office:value="30.26" calcext:value-type="float">
            <text:p>30.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ULL</text:p>
          </table:table-cell>
          <table:table-cell office:value-type="float" office:value="12150335.9816081" calcext:value-type="float">
            <text:p>12150335.9816081</text:p>
          </table:table-cell>
          <table:table-cell office:value-type="float" office:value="12149853.3173151" calcext:value-type="float">
            <text:p>12149853.3173151</text:p>
          </table:table-cell>
          <table:table-cell office:value-type="float" office:value="3544205.74370242" calcext:value-type="float">
            <text:p>3544205.74370242</text:p>
          </table:table-cell>
          <table:table-cell office:value-type="float" office:value="29.17" calcext:value-type="float">
            <text:p>29.17</text:p>
          </table:table-cell>
          <table:table-cell office:value-type="float" office:value="8475381.1851479" calcext:value-type="float">
            <text:p>8475381.1851479</text:p>
          </table:table-cell>
          <table:table-cell office:value-type="float" office:value="2565127.43767486" calcext:value-type="float">
            <text:p>2565127.43767486</text:p>
          </table:table-cell>
          <table:table-cell office:value-type="float" office:value="30.27" calcext:value-type="float">
            <text:p>30.27</text:p>
          </table:table-cell>
          <table:table-cell office:value-type="float" office:value="3674472.13216726" calcext:value-type="float">
            <text:p>3674472.13216726</text:p>
          </table:table-cell>
          <table:table-cell office:value-type="float" office:value="979078.306027561" calcext:value-type="float">
            <text:p>979078.306027561</text:p>
          </table:table-cell>
          <table:table-cell office:value-type="float" office:value="26.65" calcext:value-type="float">
            <text:p>26.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office:value-type="float" office:value="185413.909940978" calcext:value-type="float">
            <text:p>185413.909940978</text:p>
          </table:table-cell>
          <table:table-cell office:value-type="float" office:value="185414.433387339" calcext:value-type="float">
            <text:p>185414.433387339</text:p>
          </table:table-cell>
          <table:table-cell office:value-type="float" office:value="88.2478039913431" calcext:value-type="float">
            <text:p>88.2478039913431</text:p>
          </table:table-cell>
          <table:table-cell office:value-type="float" office:value="0.05" calcext:value-type="float">
            <text:p>0.05</text:p>
          </table:table-cell>
          <table:table-cell office:value-type="float" office:value="441.378101247526" calcext:value-type="float">
            <text:p>441.378101247526</text:p>
          </table:table-cell>
          <table:table-cell office:value-type="float" office:value="5.59086116083412" calcext:value-type="float">
            <text:p>5.59086116083412</text:p>
          </table:table-cell>
          <table:table-cell office:value-type="float" office:value="1.27" calcext:value-type="float">
            <text:p>1.27</text:p>
          </table:table-cell>
          <table:table-cell office:value-type="float" office:value="184973.055286091" calcext:value-type="float">
            <text:p>184973.055286091</text:p>
          </table:table-cell>
          <table:table-cell office:value-type="float" office:value="82.6569428305089" calcext:value-type="float">
            <text:p>82.656942830508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ULL</text:p>
          </table:table-cell>
          <table:table-cell office:value-type="float" office:value="48995.8235463656" calcext:value-type="float">
            <text:p>48995.8235463656</text:p>
          </table:table-cell>
          <table:table-cell office:value-type="float" office:value="49000.2604864596" calcext:value-type="float">
            <text:p>49000.2604864596</text:p>
          </table:table-cell>
          <table:table-cell office:value-type="float" office:value="2661.91695312182" calcext:value-type="float">
            <text:p>2661.91695312182</text:p>
          </table:table-cell>
          <table:table-cell office:value-type="float" office:value="5.43" calcext:value-type="float">
            <text:p>5.43</text:p>
          </table:table-cell>
          <table:table-cell office:value-type="float" office:value="5933.40013543251" calcext:value-type="float">
            <text:p>5933.40013543251</text:p>
          </table:table-cell>
          <table:table-cell office:value-type="float" office:value="2609.21132420223" calcext:value-type="float">
            <text:p>2609.21132420223</text:p>
          </table:table-cell>
          <table:table-cell office:value-type="float" office:value="43.97" calcext:value-type="float">
            <text:p>43.97</text:p>
          </table:table-cell>
          <table:table-cell office:value-type="float" office:value="43066.8603510271" calcext:value-type="float">
            <text:p>43066.8603510271</text:p>
          </table:table-cell>
          <table:table-cell office:value-type="float" office:value="52.7056289195829" calcext:value-type="float">
            <text:p>52.705628919582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runei Darussalam|China|Malaysia|Philippines|Viet Nam</text:p>
          </table:table-cell>
          <table:table-cell office:value-type="string" calcext:value-type="string">
            <text:p>BRN|CHN|MYS|PHL|VNM</text:p>
          </table:table-cell>
          <table:table-cell office:value-type="string" calcext:value-type="string">
            <text:p>BN|CN|MY|PH|VN</text:p>
          </table:table-cell>
          <table:table-cell office:value-type="string" calcext:value-type="string">
            <text:p>96|156|458|608|704</text:p>
          </table:table-cell>
          <table:table-cell office:value-type="string" calcext:value-type="string">
            <text:p>Disputed</text:p>
          </table:table-cell>
          <table:table-cell office:value-type="float" office:value="45.7549564451905" calcext:value-type="float">
            <text:p>45.7549564451905</text:p>
          </table:table-cell>
          <table:table-cell office:value-type="float" office:value="45.7338347951371" calcext:value-type="float">
            <text:p>45.73383479513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387516958969088" calcext:value-type="float">
            <text:p>0.3875169589690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.346317836168" calcext:value-type="float">
            <text:p>45.34631783616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ULL</text:p>
          </table:table-cell>
          <table:table-cell office:value-type="float" office:value="37673.843887958" calcext:value-type="float">
            <text:p>37673.843887958</text:p>
          </table:table-cell>
          <table:table-cell office:value-type="float" office:value="37673.843481761" calcext:value-type="float">
            <text:p>37673.843481761</text:p>
          </table:table-cell>
          <table:table-cell office:value-type="float" office:value="18038.8758235724" calcext:value-type="float">
            <text:p>18038.8758235724</text:p>
          </table:table-cell>
          <table:table-cell office:value-type="float" office:value="47.88" calcext:value-type="float">
            <text:p>47.88</text:p>
          </table:table-cell>
          <table:table-cell office:value-type="float" office:value="37673.843481761" calcext:value-type="float">
            <text:p>37673.843481761</text:p>
          </table:table-cell>
          <table:table-cell office:value-type="float" office:value="18038.8758235724" calcext:value-type="float">
            <text:p>18038.8758235724</text:p>
          </table:table-cell>
          <table:table-cell office:value-type="float" office:value="47.88" calcext:value-type="float">
            <text:p>47.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BV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float" office:value="441883.458208322" calcext:value-type="float">
            <text:p>441883.458208322</text:p>
          </table:table-cell>
          <table:table-cell office:value-type="float" office:value="441883.534995594" calcext:value-type="float">
            <text:p>441883.534995594</text:p>
          </table:table-cell>
          <table:table-cell office:value-type="float" office:value="57.6675392201655" calcext:value-type="float">
            <text:p>57.6675392201655</text:p>
          </table:table-cell>
          <table:table-cell office:value-type="float" office:value="0.01" calcext:value-type="float">
            <text:p>0.01</text:p>
          </table:table-cell>
          <table:table-cell office:value-type="float" office:value="50.7639857137714" calcext:value-type="float">
            <text:p>50.7639857137714</text:p>
          </table:table-cell>
          <table:table-cell office:value-type="float" office:value="43.9481115847718" calcext:value-type="float">
            <text:p>43.9481115847718</text:p>
          </table:table-cell>
          <table:table-cell office:value-type="float" office:value="86.57" calcext:value-type="float">
            <text:p>86.57</text:p>
          </table:table-cell>
          <table:table-cell office:value-type="float" office:value="441832.771009881" calcext:value-type="float">
            <text:p>441832.771009881</text:p>
          </table:table-cell>
          <table:table-cell office:value-type="float" office:value="13.7194276353937" calcext:value-type="float">
            <text:p>13.7194276353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office:value-type="float" office:value="578246.002848567" calcext:value-type="float">
            <text:p>578246.002848567</text:p>
          </table:table-cell>
          <table:table-cell office:value-type="float" office:value="578257.511501158" calcext:value-type="float">
            <text:p>578257.511501158</text:p>
          </table:table-cell>
          <table:table-cell office:value-type="float" office:value="168550.236599377" calcext:value-type="float">
            <text:p>168550.236599377</text:p>
          </table:table-cell>
          <table:table-cell office:value-type="float" office:value="29.15" calcext:value-type="float">
            <text:p>29.15</text:p>
          </table:table-cell>
          <table:table-cell office:value-type="float" office:value="578257.511501157" calcext:value-type="float">
            <text:p>578257.511501157</text:p>
          </table:table-cell>
          <table:table-cell office:value-type="float" office:value="168550.236599377" calcext:value-type="float">
            <text:p>168550.236599377</text:p>
          </table:table-cell>
          <table:table-cell office:value-type="float" office:value="29.15" calcext:value-type="float">
            <text:p>29.1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LL</text:p>
          </table:table-cell>
          <table:table-cell office:value-type="float" office:value="619591.304630205" calcext:value-type="float">
            <text:p>619591.304630205</text:p>
          </table:table-cell>
          <table:table-cell office:value-type="float" office:value="619585.997138216" calcext:value-type="float">
            <text:p>619585.997138216</text:p>
          </table:table-cell>
          <table:table-cell office:value-type="float" office:value="111399.773222366" calcext:value-type="float">
            <text:p>111399.773222366</text:p>
          </table:table-cell>
          <table:table-cell office:value-type="float" office:value="17.98" calcext:value-type="float">
            <text:p>17.98</text:p>
          </table:table-cell>
          <table:table-cell office:value-type="float" office:value="619585.997138215" calcext:value-type="float">
            <text:p>619585.997138215</text:p>
          </table:table-cell>
          <table:table-cell office:value-type="float" office:value="111399.773222366" calcext:value-type="float">
            <text:p>111399.773222366</text:p>
          </table:table-cell>
          <table:table-cell office:value-type="float" office:value="17.98" calcext:value-type="float">
            <text:p>17.9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LL</text:p>
          </table:table-cell>
          <table:table-cell office:value-type="float" office:value="15729684.4293738" calcext:value-type="float">
            <text:p>15729684.4293738</text:p>
          </table:table-cell>
          <table:table-cell office:value-type="float" office:value="15729616.6161858" calcext:value-type="float">
            <text:p>15729616.6161858</text:p>
          </table:table-cell>
          <table:table-cell office:value-type="float" office:value="1615905.55184336" calcext:value-type="float">
            <text:p>1615905.55184336</text:p>
          </table:table-cell>
          <table:table-cell office:value-type="float" office:value="10.27" calcext:value-type="float">
            <text:p>10.27</text:p>
          </table:table-cell>
          <table:table-cell office:value-type="float" office:value="9987176.67211851" calcext:value-type="float">
            <text:p>9987176.67211851</text:p>
          </table:table-cell>
          <table:table-cell office:value-type="float" office:value="1164296.03191556" calcext:value-type="float">
            <text:p>1164296.03191556</text:p>
          </table:table-cell>
          <table:table-cell office:value-type="float" office:value="11.66" calcext:value-type="float">
            <text:p>11.66</text:p>
          </table:table-cell>
          <table:table-cell office:value-type="float" office:value="5742439.9440673" calcext:value-type="float">
            <text:p>5742439.9440673</text:p>
          </table:table-cell>
          <table:table-cell office:value-type="float" office:value="451609.519927798" calcext:value-type="float">
            <text:p>451609.519927798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nada|United States of America</text:p>
          </table:table-cell>
          <table:table-cell office:value-type="string" calcext:value-type="string">
            <text:p>CAN|USA</text:p>
          </table:table-cell>
          <table:table-cell office:value-type="string" calcext:value-type="string">
            <text:p>CA|US</text:p>
          </table:table-cell>
          <table:table-cell office:value-type="string" calcext:value-type="string">
            <text:p>124|840</text:p>
          </table:table-cell>
          <table:table-cell office:value-type="string" calcext:value-type="string">
            <text:p>Disputed</text:p>
          </table:table-cell>
          <table:table-cell office:value-type="float" office:value="23320.9401396489" calcext:value-type="float">
            <text:p>23320.9401396489</text:p>
          </table:table-cell>
          <table:table-cell office:value-type="float" office:value="23356.1696970256" calcext:value-type="float">
            <text:p>23356.169697025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3356.1696970256" calcext:value-type="float">
            <text:p>23356.169697025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CC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ULL</text:p>
          </table:table-cell>
          <table:table-cell office:value-type="float" office:value="467446.735248233" calcext:value-type="float">
            <text:p>467446.735248233</text:p>
          </table:table-cell>
          <table:table-cell office:value-type="float" office:value="467446.787564501" calcext:value-type="float">
            <text:p>467446.787564501</text:p>
          </table:table-cell>
          <table:table-cell office:value-type="float" office:value="26.1586368091307" calcext:value-type="float">
            <text:p>26.1586368091307</text:p>
          </table:table-cell>
          <table:table-cell office:value-type="float" office:value="0.01" calcext:value-type="float">
            <text:p>0.01</text:p>
          </table:table-cell>
          <table:table-cell office:value-type="float" office:value="17.8451715491235" calcext:value-type="float">
            <text:p>17.84517154912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7428.942392952" calcext:value-type="float">
            <text:p>467428.942392952</text:p>
          </table:table-cell>
          <table:table-cell office:value-type="float" office:value="26.1586368091307" calcext:value-type="float">
            <text:p>26.15863680913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NULL</text:p>
          </table:table-cell>
          <table:table-cell office:value-type="float" office:value="41257.3163395504" calcext:value-type="float">
            <text:p>41257.3163395504</text:p>
          </table:table-cell>
          <table:table-cell office:value-type="float" office:value="41257.2808216703" calcext:value-type="float">
            <text:p>41257.2808216703</text:p>
          </table:table-cell>
          <table:table-cell office:value-type="float" office:value="4231.03124885238" calcext:value-type="float">
            <text:p>4231.03124885238</text:p>
          </table:table-cell>
          <table:table-cell office:value-type="float" office:value="10.26" calcext:value-type="float">
            <text:p>10.26</text:p>
          </table:table-cell>
          <table:table-cell office:value-type="float" office:value="41257.2808216703" calcext:value-type="float">
            <text:p>41257.2808216703</text:p>
          </table:table-cell>
          <table:table-cell office:value-type="float" office:value="4231.0312488524" calcext:value-type="float">
            <text:p>4231.0312488524</text:p>
          </table:table-cell>
          <table:table-cell office:value-type="float" office:value="10.26" calcext:value-type="float">
            <text:p>10.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ULL</text:p>
          </table:table-cell>
          <table:table-cell office:value-type="float" office:value="4401243.38255601" calcext:value-type="float">
            <text:p>4401243.38255601</text:p>
          </table:table-cell>
          <table:table-cell office:value-type="float" office:value="4401396.36655899" calcext:value-type="float">
            <text:p>4401396.36655899</text:p>
          </table:table-cell>
          <table:table-cell office:value-type="float" office:value="1633088.28281436" calcext:value-type="float">
            <text:p>1633088.28281436</text:p>
          </table:table-cell>
          <table:table-cell office:value-type="float" office:value="37.1" calcext:value-type="float">
            <text:p>37.1</text:p>
          </table:table-cell>
          <table:table-cell office:value-type="float" office:value="757897.400608961" calcext:value-type="float">
            <text:p>757897.400608961</text:p>
          </table:table-cell>
          <table:table-cell office:value-type="float" office:value="153896.183528173" calcext:value-type="float">
            <text:p>153896.183528173</text:p>
          </table:table-cell>
          <table:table-cell office:value-type="float" office:value="20.31" calcext:value-type="float">
            <text:p>20.31</text:p>
          </table:table-cell>
          <table:table-cell office:value-type="float" office:value="3643498.96595003" calcext:value-type="float">
            <text:p>3643498.96595003</text:p>
          </table:table-cell>
          <table:table-cell office:value-type="float" office:value="1479192.09928619" calcext:value-type="float">
            <text:p>1479192.09928619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ULL</text:p>
          </table:table-cell>
          <table:table-cell office:value-type="float" office:value="10651429.5236286" calcext:value-type="float">
            <text:p>10651429.5236286</text:p>
          </table:table-cell>
          <table:table-cell office:value-type="float" office:value="10651357.3564472" calcext:value-type="float">
            <text:p>10651357.3564472</text:p>
          </table:table-cell>
          <table:table-cell office:value-type="float" office:value="164443.349571512" calcext:value-type="float">
            <text:p>164443.349571512</text:p>
          </table:table-cell>
          <table:table-cell office:value-type="float" office:value="1.54" calcext:value-type="float">
            <text:p>1.54</text:p>
          </table:table-cell>
          <table:table-cell office:value-type="float" office:value="9348051.39835541" calcext:value-type="float">
            <text:p>9348051.39835541</text:p>
          </table:table-cell>
          <table:table-cell office:value-type="float" office:value="159698.264110642" calcext:value-type="float">
            <text:p>159698.264110642</text:p>
          </table:table-cell>
          <table:table-cell office:value-type="float" office:value="1.71" calcext:value-type="float">
            <text:p>1.71</text:p>
          </table:table-cell>
          <table:table-cell office:value-type="float" office:value="1303305.95809181" calcext:value-type="float">
            <text:p>1303305.95809181</text:p>
          </table:table-cell>
          <table:table-cell office:value-type="float" office:value="4745.0854608704" calcext:value-type="float">
            <text:p>4745.085460870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na|India</text:p>
          </table:table-cell>
          <table:table-cell office:value-type="string" calcext:value-type="string">
            <text:p>CHN|IND</text:p>
          </table:table-cell>
          <table:table-cell office:value-type="string" calcext:value-type="string">
            <text:p>CN|IN</text:p>
          </table:table-cell>
          <table:table-cell office:value-type="string" calcext:value-type="string">
            <text:p>156|356</text:p>
          </table:table-cell>
          <table:table-cell office:value-type="string" calcext:value-type="string">
            <text:p>Disputed</text:p>
          </table:table-cell>
          <table:table-cell office:value-type="float" office:value="102156.994264859" calcext:value-type="float">
            <text:p>102156.994264859</text:p>
          </table:table-cell>
          <table:table-cell office:value-type="float" office:value="102156.890007803" calcext:value-type="float">
            <text:p>102156.890007803</text:p>
          </table:table-cell>
          <table:table-cell office:value-type="float" office:value="3540.16702563582" calcext:value-type="float">
            <text:p>3540.16702563582</text:p>
          </table:table-cell>
          <table:table-cell office:value-type="float" office:value="3.47" calcext:value-type="float">
            <text:p>3.47</text:p>
          </table:table-cell>
          <table:table-cell office:value-type="float" office:value="102156.890007803" calcext:value-type="float">
            <text:p>102156.890007803</text:p>
          </table:table-cell>
          <table:table-cell office:value-type="float" office:value="3540.16702563582" calcext:value-type="float">
            <text:p>3540.16702563582</text:p>
          </table:table-cell>
          <table:table-cell office:value-type="float" office:value="3.47" calcext:value-type="float">
            <text:p>3.4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ina|Japan</text:p>
          </table:table-cell>
          <table:table-cell office:value-type="string" calcext:value-type="string">
            <text:p>CHN|JPN</text:p>
          </table:table-cell>
          <table:table-cell office:value-type="string" calcext:value-type="string">
            <text:p>CN|JP</text:p>
          </table:table-cell>
          <table:table-cell office:value-type="string" calcext:value-type="string">
            <text:p>156|392</text:p>
          </table:table-cell>
          <table:table-cell office:value-type="string" calcext:value-type="string">
            <text:p>Disputed</text:p>
          </table:table-cell>
          <table:table-cell office:value-type="float" office:value="5.44192097518428" calcext:value-type="float">
            <text:p>5.44192097518428</text:p>
          </table:table-cell>
          <table:table-cell office:value-type="float" office:value="5.44923422922977" calcext:value-type="float">
            <text:p>5.449234229229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763047699187279" calcext:value-type="float">
            <text:p>0.7630476991872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.68618653004249" calcext:value-type="float">
            <text:p>4.6861865300424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ina|Viet Nam</text:p>
          </table:table-cell>
          <table:table-cell office:value-type="string" calcext:value-type="string">
            <text:p>CHN|VNM</text:p>
          </table:table-cell>
          <table:table-cell office:value-type="string" calcext:value-type="string">
            <text:p>CN|VN</text:p>
          </table:table-cell>
          <table:table-cell office:value-type="string" calcext:value-type="string">
            <text:p>156|704</text:p>
          </table:table-cell>
          <table:table-cell office:value-type="string" calcext:value-type="string">
            <text:p>Disputed</text:p>
          </table:table-cell>
          <table:table-cell office:value-type="float" office:value="8.05664325474769" calcext:value-type="float">
            <text:p>8.05664325474769</text:p>
          </table:table-cell>
          <table:table-cell office:value-type="float" office:value="8.06599297735275" calcext:value-type="float">
            <text:p>8.065992977352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.57965223017213" calcext:value-type="float">
            <text:p>3.579652230172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.48634074718062" calcext:value-type="float">
            <text:p>4.4863407471806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ULL</text:p>
          </table:table-cell>
          <table:table-cell office:value-type="float" office:value="492814.429576022" calcext:value-type="float">
            <text:p>492814.429576022</text:p>
          </table:table-cell>
          <table:table-cell office:value-type="float" office:value="492825.919312053" calcext:value-type="float">
            <text:p>492825.919312053</text:p>
          </table:table-cell>
          <table:table-cell office:value-type="float" office:value="74112.8824933846" calcext:value-type="float">
            <text:p>74112.8824933846</text:p>
          </table:table-cell>
          <table:table-cell office:value-type="float" office:value="15.04" calcext:value-type="float">
            <text:p>15.04</text:p>
          </table:table-cell>
          <table:table-cell office:value-type="float" office:value="321827.670308896" calcext:value-type="float">
            <text:p>321827.670308896</text:p>
          </table:table-cell>
          <table:table-cell office:value-type="float" office:value="73988.1807543885" calcext:value-type="float">
            <text:p>73988.1807543885</text:p>
          </table:table-cell>
          <table:table-cell office:value-type="float" office:value="22.99" calcext:value-type="float">
            <text:p>22.99</text:p>
          </table:table-cell>
          <table:table-cell office:value-type="float" office:value="170998.249003157" calcext:value-type="float">
            <text:p>170998.249003157</text:p>
          </table:table-cell>
          <table:table-cell office:value-type="float" office:value="124.701738996102" calcext:value-type="float">
            <text:p>124.70173899610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480239.538175554" calcext:value-type="float">
            <text:p>480239.538175554</text:p>
          </table:table-cell>
          <table:table-cell office:value-type="float" office:value="480236.956645168" calcext:value-type="float">
            <text:p>480236.956645168</text:p>
          </table:table-cell>
          <table:table-cell office:value-type="float" office:value="54296.9623554079" calcext:value-type="float">
            <text:p>54296.9623554079</text:p>
          </table:table-cell>
          <table:table-cell office:value-type="float" office:value="11.31" calcext:value-type="float">
            <text:p>11.31</text:p>
          </table:table-cell>
          <table:table-cell office:value-type="float" office:value="465344.957715732" calcext:value-type="float">
            <text:p>465344.957715732</text:p>
          </table:table-cell>
          <table:table-cell office:value-type="float" office:value="52708.0760480756" calcext:value-type="float">
            <text:p>52708.0760480756</text:p>
          </table:table-cell>
          <table:table-cell office:value-type="float" office:value="11.33" calcext:value-type="float">
            <text:p>11.33</text:p>
          </table:table-cell>
          <table:table-cell office:value-type="float" office:value="14891.9989294359" calcext:value-type="float">
            <text:p>14891.9989294359</text:p>
          </table:table-cell>
          <table:table-cell office:value-type="float" office:value="1588.88630733237" calcext:value-type="float">
            <text:p>1588.88630733237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ngo (Democratic Republic of the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342647.96861195" calcext:value-type="float">
            <text:p>2342647.96861195</text:p>
          </table:table-cell>
          <table:table-cell office:value-type="float" office:value="2342653.71816729" calcext:value-type="float">
            <text:p>2342653.71816729</text:p>
          </table:table-cell>
          <table:table-cell office:value-type="float" office:value="322642.967316616" calcext:value-type="float">
            <text:p>322642.967316616</text:p>
          </table:table-cell>
          <table:table-cell office:value-type="float" office:value="13.77" calcext:value-type="float">
            <text:p>13.77</text:p>
          </table:table-cell>
          <table:table-cell office:value-type="float" office:value="2329489.70443362" calcext:value-type="float">
            <text:p>2329489.70443362</text:p>
          </table:table-cell>
          <table:table-cell office:value-type="float" office:value="322611.886961335" calcext:value-type="float">
            <text:p>322611.886961335</text:p>
          </table:table-cell>
          <table:table-cell office:value-type="float" office:value="13.85" calcext:value-type="float">
            <text:p>13.85</text:p>
          </table:table-cell>
          <table:table-cell office:value-type="float" office:value="13164.01373367" calcext:value-type="float">
            <text:p>13164.01373367</text:p>
          </table:table-cell>
          <table:table-cell office:value-type="float" office:value="31.0803552812775" calcext:value-type="float">
            <text:p>31.080355281277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ULL</text:p>
          </table:table-cell>
          <table:table-cell office:value-type="float" office:value="374403.976457732" calcext:value-type="float">
            <text:p>374403.976457732</text:p>
          </table:table-cell>
          <table:table-cell office:value-type="float" office:value="374361.8440625" calcext:value-type="float">
            <text:p>374361.8440625</text:p>
          </table:table-cell>
          <table:table-cell office:value-type="float" office:value="145213.771309907" calcext:value-type="float">
            <text:p>145213.771309907</text:p>
          </table:table-cell>
          <table:table-cell office:value-type="float" office:value="38.79" calcext:value-type="float">
            <text:p>38.79</text:p>
          </table:table-cell>
          <table:table-cell office:value-type="float" office:value="340624.564153733" calcext:value-type="float">
            <text:p>340624.564153733</text:p>
          </table:table-cell>
          <table:table-cell office:value-type="float" office:value="141308.94622622" calcext:value-type="float">
            <text:p>141308.94622622</text:p>
          </table:table-cell>
          <table:table-cell office:value-type="float" office:value="41.49" calcext:value-type="float">
            <text:p>41.49</text:p>
          </table:table-cell>
          <table:table-cell office:value-type="float" office:value="33737.279908767" calcext:value-type="float">
            <text:p>33737.279908767</text:p>
          </table:table-cell>
          <table:table-cell office:value-type="float" office:value="3904.82508368636" calcext:value-type="float">
            <text:p>3904.82508368636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float" office:value="1969801.67505485" calcext:value-type="float">
            <text:p>1969801.67505485</text:p>
          </table:table-cell>
          <table:table-cell office:value-type="float" office:value="1969771.46130153" calcext:value-type="float">
            <text:p>1969771.46130153</text:p>
          </table:table-cell>
          <table:table-cell office:value-type="float" office:value="1968677.66693387" calcext:value-type="float">
            <text:p>1968677.66693387</text:p>
          </table:table-cell>
          <table:table-cell office:value-type="float" office:value="99.94" calcext:value-type="float">
            <text:p>99.94</text:p>
          </table:table-cell>
          <table:table-cell office:value-type="float" office:value="252.147876003602" calcext:value-type="float">
            <text:p>252.147876003602</text:p>
          </table:table-cell>
          <table:table-cell office:value-type="float" office:value="62.2220573341863" calcext:value-type="float">
            <text:p>62.2220573341863</text:p>
          </table:table-cell>
          <table:table-cell office:value-type="float" office:value="24.68" calcext:value-type="float">
            <text:p>24.68</text:p>
          </table:table-cell>
          <table:table-cell office:value-type="float" office:value="1969519.31342553" calcext:value-type="float">
            <text:p>1969519.31342553</text:p>
          </table:table-cell>
          <table:table-cell office:value-type="float" office:value="1968615.44487654" calcext:value-type="float">
            <text:p>1968615.44487654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ULL</text:p>
          </table:table-cell>
          <table:table-cell office:value-type="float" office:value="1848826.56067532" calcext:value-type="float">
            <text:p>1848826.56067532</text:p>
          </table:table-cell>
          <table:table-cell office:value-type="float" office:value="1848552.89858956" calcext:value-type="float">
            <text:p>1848552.89858956</text:p>
          </table:table-cell>
          <table:table-cell office:value-type="float" office:value="263820.712043519" calcext:value-type="float">
            <text:p>263820.712043519</text:p>
          </table:table-cell>
          <table:table-cell office:value-type="float" office:value="14.27" calcext:value-type="float">
            <text:p>14.27</text:p>
          </table:table-cell>
          <table:table-cell office:value-type="float" office:value="1137346.53134795" calcext:value-type="float">
            <text:p>1137346.53134795</text:p>
          </table:table-cell>
          <table:table-cell office:value-type="float" office:value="169416.182229724" calcext:value-type="float">
            <text:p>169416.182229724</text:p>
          </table:table-cell>
          <table:table-cell office:value-type="float" office:value="14.9" calcext:value-type="float">
            <text:p>14.9</text:p>
          </table:table-cell>
          <table:table-cell office:value-type="float" office:value="711206.367241614" calcext:value-type="float">
            <text:p>711206.367241614</text:p>
          </table:table-cell>
          <table:table-cell office:value-type="float" office:value="94404.5298137956" calcext:value-type="float">
            <text:p>94404.5298137956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lombia|Dominican Republic</text:p>
          </table:table-cell>
          <table:table-cell office:value-type="string" calcext:value-type="string">
            <text:p>COL|DOM</text:p>
          </table:table-cell>
          <table:table-cell office:value-type="string" calcext:value-type="string">
            <text:p>CO|DO</text:p>
          </table:table-cell>
          <table:table-cell office:value-type="string" calcext:value-type="string">
            <text:p>170|214</text:p>
          </table:table-cell>
          <table:table-cell office:value-type="string" calcext:value-type="string">
            <text:p>Joint regime</text:p>
          </table:table-cell>
          <table:table-cell office:value-type="float" office:value="13110.6705777357" calcext:value-type="float">
            <text:p>13110.6705777357</text:p>
          </table:table-cell>
          <table:table-cell office:value-type="float" office:value="13110.2056186287" calcext:value-type="float">
            <text:p>13110.205618628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3110.2056186287" calcext:value-type="float">
            <text:p>13110.205618628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lombia|Jamaica</text:p>
          </table:table-cell>
          <table:table-cell office:value-type="string" calcext:value-type="string">
            <text:p>COL|JAM</text:p>
          </table:table-cell>
          <table:table-cell office:value-type="string" calcext:value-type="string">
            <text:p>CO|JM</text:p>
          </table:table-cell>
          <table:table-cell office:value-type="string" calcext:value-type="string">
            <text:p>170|388</text:p>
          </table:table-cell>
          <table:table-cell office:value-type="string" calcext:value-type="string">
            <text:p>Joint regime</text:p>
          </table:table-cell>
          <table:table-cell office:value-type="float" office:value="15247.4337702279" calcext:value-type="float">
            <text:p>15247.4337702279</text:p>
          </table:table-cell>
          <table:table-cell office:value-type="float" office:value="15250.9172904766" calcext:value-type="float">
            <text:p>15250.917290476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5250.9172904766" calcext:value-type="float">
            <text:p>15250.91729047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ULL</text:p>
          </table:table-cell>
          <table:table-cell office:value-type="float" office:value="166455.316045201" calcext:value-type="float">
            <text:p>166455.316045201</text:p>
          </table:table-cell>
          <table:table-cell office:value-type="float" office:value="166449.801089137" calcext:value-type="float">
            <text:p>166449.801089137</text:p>
          </table:table-cell>
          <table:table-cell office:value-type="float" office:value="3971.99031865758" calcext:value-type="float">
            <text:p>3971.99031865758</text:p>
          </table:table-cell>
          <table:table-cell office:value-type="float" office:value="2.39" calcext:value-type="float">
            <text:p>2.39</text:p>
          </table:table-cell>
          <table:table-cell office:value-type="float" office:value="1690.63731107796" calcext:value-type="float">
            <text:p>1690.63731107796</text:p>
          </table:table-cell>
          <table:table-cell office:value-type="float" office:value="570.454013112909" calcext:value-type="float">
            <text:p>570.454013112909</text:p>
          </table:table-cell>
          <table:table-cell office:value-type="float" office:value="33.74" calcext:value-type="float">
            <text:p>33.74</text:p>
          </table:table-cell>
          <table:table-cell office:value-type="float" office:value="164759.163778059" calcext:value-type="float">
            <text:p>164759.163778059</text:p>
          </table:table-cell>
          <table:table-cell office:value-type="float" office:value="3401.53630554467" calcext:value-type="float">
            <text:p>3401.5363055446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LL</text:p>
          </table:table-cell>
          <table:table-cell office:value-type="float" office:value="806017.451194102" calcext:value-type="float">
            <text:p>806017.451194102</text:p>
          </table:table-cell>
          <table:table-cell office:value-type="float" office:value="806019.103978178" calcext:value-type="float">
            <text:p>806019.103978178</text:p>
          </table:table-cell>
          <table:table-cell office:value-type="float" office:value="124.823453851272" calcext:value-type="float">
            <text:p>124.823453851272</text:p>
          </table:table-cell>
          <table:table-cell office:value-type="float" office:value="0.02" calcext:value-type="float">
            <text:p>0.02</text:p>
          </table:table-cell>
          <table:table-cell office:value-type="float" office:value="4125.33839720212" calcext:value-type="float">
            <text:p>4125.33839720212</text:p>
          </table:table-cell>
          <table:table-cell office:value-type="float" office:value="119.423857944265" calcext:value-type="float">
            <text:p>119.423857944265</text:p>
          </table:table-cell>
          <table:table-cell office:value-type="float" office:value="2.89" calcext:value-type="float">
            <text:p>2.89</text:p>
          </table:table-cell>
          <table:table-cell office:value-type="float" office:value="801893.765580976" calcext:value-type="float">
            <text:p>801893.765580976</text:p>
          </table:table-cell>
          <table:table-cell office:value-type="float" office:value="5.39959590700699" calcext:value-type="float">
            <text:p>5.3995959070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ULL</text:p>
          </table:table-cell>
          <table:table-cell office:value-type="float" office:value="609764.661564477" calcext:value-type="float">
            <text:p>609764.661564477</text:p>
          </table:table-cell>
          <table:table-cell office:value-type="float" office:value="609837.55748515" calcext:value-type="float">
            <text:p>609837.55748515</text:p>
          </table:table-cell>
          <table:table-cell office:value-type="float" office:value="29493.3695641862" calcext:value-type="float">
            <text:p>29493.3695641862</text:p>
          </table:table-cell>
          <table:table-cell office:value-type="float" office:value="4.84" calcext:value-type="float">
            <text:p>4.84</text:p>
          </table:table-cell>
          <table:table-cell office:value-type="float" office:value="51308.9631140062" calcext:value-type="float">
            <text:p>51308.9631140062</text:p>
          </table:table-cell>
          <table:table-cell office:value-type="float" office:value="14422.3659046097" calcext:value-type="float">
            <text:p>14422.3659046097</text:p>
          </table:table-cell>
          <table:table-cell office:value-type="float" office:value="28.11" calcext:value-type="float">
            <text:p>28.11</text:p>
          </table:table-cell>
          <table:table-cell office:value-type="float" office:value="558528.594371144" calcext:value-type="float">
            <text:p>558528.594371144</text:p>
          </table:table-cell>
          <table:table-cell office:value-type="float" office:value="15071.0036595765" calcext:value-type="float">
            <text:p>15071.003659576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sta Rica|Ecuador</text:p>
          </table:table-cell>
          <table:table-cell office:value-type="string" calcext:value-type="string">
            <text:p>CRI|ECU</text:p>
          </table:table-cell>
          <table:table-cell office:value-type="string" calcext:value-type="string">
            <text:p>CR|EC</text:p>
          </table:table-cell>
          <table:table-cell office:value-type="string" calcext:value-type="string">
            <text:p>188|218</text:p>
          </table:table-cell>
          <table:table-cell office:value-type="string" calcext:value-type="string">
            <text:p>Joint regime</text:p>
          </table:table-cell>
          <table:table-cell office:value-type="float" office:value="17336.9257301807" calcext:value-type="float">
            <text:p>17336.9257301807</text:p>
          </table:table-cell>
          <table:table-cell office:value-type="float" office:value="17336.6293248365" calcext:value-type="float">
            <text:p>17336.629324836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7336.6293248365" calcext:value-type="float">
            <text:p>17336.629324836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ULL</text:p>
          </table:table-cell>
          <table:table-cell office:value-type="float" office:value="462967.460165762" calcext:value-type="float">
            <text:p>462967.460165762</text:p>
          </table:table-cell>
          <table:table-cell office:value-type="float" office:value="462962.971001041" calcext:value-type="float">
            <text:p>462962.971001041</text:p>
          </table:table-cell>
          <table:table-cell office:value-type="float" office:value="32049.7616439063" calcext:value-type="float">
            <text:p>32049.7616439063</text:p>
          </table:table-cell>
          <table:table-cell office:value-type="float" office:value="6.92" calcext:value-type="float">
            <text:p>6.92</text:p>
          </table:table-cell>
          <table:table-cell office:value-type="float" office:value="111184.345948966" calcext:value-type="float">
            <text:p>111184.345948966</text:p>
          </table:table-cell>
          <table:table-cell office:value-type="float" office:value="18029.4621728695" calcext:value-type="float">
            <text:p>18029.4621728695</text:p>
          </table:table-cell>
          <table:table-cell office:value-type="float" office:value="16.22" calcext:value-type="float">
            <text:p>16.22</text:p>
          </table:table-cell>
          <table:table-cell office:value-type="float" office:value="351778.625052075" calcext:value-type="float">
            <text:p>351778.625052075</text:p>
          </table:table-cell>
          <table:table-cell office:value-type="float" office:value="14020.2994710367" calcext:value-type="float">
            <text:p>14020.2994710367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W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ULL</text:p>
          </table:table-cell>
          <table:table-cell office:value-type="float" office:value="25839.7258246319" calcext:value-type="float">
            <text:p>25839.7258246319</text:p>
          </table:table-cell>
          <table:table-cell office:value-type="float" office:value="25836.0572903168" calcext:value-type="float">
            <text:p>25836.0572903168</text:p>
          </table:table-cell>
          <table:table-cell office:value-type="float" office:value="82.1869440477245" calcext:value-type="float">
            <text:p>82.1869440477245</text:p>
          </table:table-cell>
          <table:table-cell office:value-type="float" office:value="0.32" calcext:value-type="float">
            <text:p>0.32</text:p>
          </table:table-cell>
          <table:table-cell office:value-type="float" office:value="448.240003620869" calcext:value-type="float">
            <text:p>448.240003620869</text:p>
          </table:table-cell>
          <table:table-cell office:value-type="float" office:value="70.5701558194853" calcext:value-type="float">
            <text:p>70.5701558194853</text:p>
          </table:table-cell>
          <table:table-cell office:value-type="float" office:value="15.74" calcext:value-type="float">
            <text:p>15.74</text:p>
          </table:table-cell>
          <table:table-cell office:value-type="float" office:value="25387.8172866959" calcext:value-type="float">
            <text:p>25387.8172866959</text:p>
          </table:table-cell>
          <table:table-cell office:value-type="float" office:value="11.6167882282392" calcext:value-type="float">
            <text:p>11.616788228239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CX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ULL</text:p>
          </table:table-cell>
          <table:table-cell office:value-type="float" office:value="328126.38471275" calcext:value-type="float">
            <text:p>328126.38471275</text:p>
          </table:table-cell>
          <table:table-cell office:value-type="float" office:value="328129.895643141" calcext:value-type="float">
            <text:p>328129.895643141</text:p>
          </table:table-cell>
          <table:table-cell office:value-type="float" office:value="87.8490944791752" calcext:value-type="float">
            <text:p>87.8490944791752</text:p>
          </table:table-cell>
          <table:table-cell office:value-type="float" office:value="0.03" calcext:value-type="float">
            <text:p>0.03</text:p>
          </table:table-cell>
          <table:table-cell office:value-type="float" office:value="141.560979303463" calcext:value-type="float">
            <text:p>141.560979303463</text:p>
          </table:table-cell>
          <table:table-cell office:value-type="float" office:value="87.0810994572174" calcext:value-type="float">
            <text:p>87.0810994572174</text:p>
          </table:table-cell>
          <table:table-cell office:value-type="float" office:value="61.51" calcext:value-type="float">
            <text:p>61.51</text:p>
          </table:table-cell>
          <table:table-cell office:value-type="float" office:value="327988.334663837" calcext:value-type="float">
            <text:p>327988.334663837</text:p>
          </table:table-cell>
          <table:table-cell office:value-type="float" office:value="0.767995021957833" calcext:value-type="float">
            <text:p>0.767995021957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KY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118566.860512511" calcext:value-type="float">
            <text:p>118566.860512511</text:p>
          </table:table-cell>
          <table:table-cell office:value-type="float" office:value="118643.702978146" calcext:value-type="float">
            <text:p>118643.702978146</text:p>
          </table:table-cell>
          <table:table-cell office:value-type="float" office:value="123.382494233866" calcext:value-type="float">
            <text:p>123.382494233866</text:p>
          </table:table-cell>
          <table:table-cell office:value-type="float" office:value="0.1" calcext:value-type="float">
            <text:p>0.1</text:p>
          </table:table-cell>
          <table:table-cell office:value-type="float" office:value="287.80106445221" calcext:value-type="float">
            <text:p>287.80106445221</text:p>
          </table:table-cell>
          <table:table-cell office:value-type="float" office:value="31.016882518586" calcext:value-type="float">
            <text:p>31.016882518586</text:p>
          </table:table-cell>
          <table:table-cell office:value-type="float" office:value="10.78" calcext:value-type="float">
            <text:p>10.78</text:p>
          </table:table-cell>
          <table:table-cell office:value-type="float" office:value="118355.901913694" calcext:value-type="float">
            <text:p>118355.901913694</text:p>
          </table:table-cell>
          <table:table-cell office:value-type="float" office:value="92.3656117152799" calcext:value-type="float">
            <text:p>92.365611715279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ULL</text:p>
          </table:table-cell>
          <table:table-cell office:value-type="float" office:value="107717.540539384" calcext:value-type="float">
            <text:p>107717.540539384</text:p>
          </table:table-cell>
          <table:table-cell office:value-type="float" office:value="107720.279605951" calcext:value-type="float">
            <text:p>107720.279605951</text:p>
          </table:table-cell>
          <table:table-cell office:value-type="float" office:value="3605.12102168108" calcext:value-type="float">
            <text:p>3605.12102168108</text:p>
          </table:table-cell>
          <table:table-cell office:value-type="float" office:value="3.35" calcext:value-type="float">
            <text:p>3.35</text:p>
          </table:table-cell>
          <table:table-cell office:value-type="float" office:value="9318.36041395432" calcext:value-type="float">
            <text:p>9318.36041395432</text:p>
          </table:table-cell>
          <table:table-cell office:value-type="float" office:value="3484.58098488973" calcext:value-type="float">
            <text:p>3484.58098488973</text:p>
          </table:table-cell>
          <table:table-cell office:value-type="float" office:value="37.39" calcext:value-type="float">
            <text:p>37.39</text:p>
          </table:table-cell>
          <table:table-cell office:value-type="float" office:value="98401.919191997" calcext:value-type="float">
            <text:p>98401.919191997</text:p>
          </table:table-cell>
          <table:table-cell office:value-type="float" office:value="120.540036791346" calcext:value-type="float">
            <text:p>120.54003679134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ULL</text:p>
          </table:table-cell>
          <table:table-cell office:value-type="float" office:value="78845.1266387981" calcext:value-type="float">
            <text:p>78845.1266387981</text:p>
          </table:table-cell>
          <table:table-cell office:value-type="float" office:value="78845.1254321" calcext:value-type="float">
            <text:p>78845.1254321</text:p>
          </table:table-cell>
          <table:table-cell office:value-type="float" office:value="17268.6301419215" calcext:value-type="float">
            <text:p>17268.6301419215</text:p>
          </table:table-cell>
          <table:table-cell office:value-type="float" office:value="21.9" calcext:value-type="float">
            <text:p>21.9</text:p>
          </table:table-cell>
          <table:table-cell office:value-type="float" office:value="78845.1254321001" calcext:value-type="float">
            <text:p>78845.1254321001</text:p>
          </table:table-cell>
          <table:table-cell office:value-type="float" office:value="17268.6301419215" calcext:value-type="float">
            <text:p>17268.6301419215</text:p>
          </table:table-cell>
          <table:table-cell office:value-type="float" office:value="21.9" calcext:value-type="float">
            <text:p>21.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ULL</text:p>
          </table:table-cell>
          <table:table-cell office:value-type="float" office:value="413793.556415757" calcext:value-type="float">
            <text:p>413793.556415757</text:p>
          </table:table-cell>
          <table:table-cell office:value-type="float" office:value="413771.242998887" calcext:value-type="float">
            <text:p>413771.242998887</text:p>
          </table:table-cell>
          <table:table-cell office:value-type="float" office:value="158924.960422775" calcext:value-type="float">
            <text:p>158924.960422775</text:p>
          </table:table-cell>
          <table:table-cell office:value-type="float" office:value="38.41" calcext:value-type="float">
            <text:p>38.41</text:p>
          </table:table-cell>
          <table:table-cell office:value-type="float" office:value="357483.286022978" calcext:value-type="float">
            <text:p>357483.286022978</text:p>
          </table:table-cell>
          <table:table-cell office:value-type="float" office:value="133484.48725803" calcext:value-type="float">
            <text:p>133484.48725803</text:p>
          </table:table-cell>
          <table:table-cell office:value-type="float" office:value="37.34" calcext:value-type="float">
            <text:p>37.34</text:p>
          </table:table-cell>
          <table:table-cell office:value-type="float" office:value="56287.9569759071" calcext:value-type="float">
            <text:p>56287.9569759071</text:p>
          </table:table-cell>
          <table:table-cell office:value-type="float" office:value="25440.4731647444" calcext:value-type="float">
            <text:p>25440.4731647444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ULL</text:p>
          </table:table-cell>
          <table:table-cell office:value-type="float" office:value="28892.840052017" calcext:value-type="float">
            <text:p>28892.840052017</text:p>
          </table:table-cell>
          <table:table-cell office:value-type="float" office:value="28893.3675447195" calcext:value-type="float">
            <text:p>28893.3675447195</text:p>
          </table:table-cell>
          <table:table-cell office:value-type="float" office:value="301.656515250019" calcext:value-type="float">
            <text:p>301.656515250019</text:p>
          </table:table-cell>
          <table:table-cell office:value-type="float" office:value="1.04" calcext:value-type="float">
            <text:p>1.04</text:p>
          </table:table-cell>
          <table:table-cell office:value-type="float" office:value="21711.5578945909" calcext:value-type="float">
            <text:p>21711.5578945909</text:p>
          </table:table-cell>
          <table:table-cell office:value-type="float" office:value="290.038867042101" calcext:value-type="float">
            <text:p>290.038867042101</text:p>
          </table:table-cell>
          <table:table-cell office:value-type="float" office:value="1.34" calcext:value-type="float">
            <text:p>1.34</text:p>
          </table:table-cell>
          <table:table-cell office:value-type="float" office:value="7181.80965012861" calcext:value-type="float">
            <text:p>7181.80965012861</text:p>
          </table:table-cell>
          <table:table-cell office:value-type="float" office:value="11.6176482079177" calcext:value-type="float">
            <text:p>11.617648207917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jibouti|Eritrea</text:p>
          </table:table-cell>
          <table:table-cell office:value-type="string" calcext:value-type="string">
            <text:p>DJI|ERI</text:p>
          </table:table-cell>
          <table:table-cell office:value-type="string" calcext:value-type="string">
            <text:p>DJ|ER</text:p>
          </table:table-cell>
          <table:table-cell office:value-type="string" calcext:value-type="string">
            <text:p>262|232</text:p>
          </table:table-cell>
          <table:table-cell office:value-type="string" calcext:value-type="string">
            <text:p>Disputed</text:p>
          </table:table-cell>
          <table:table-cell office:value-type="float" office:value="245.02455694773" calcext:value-type="float">
            <text:p>245.02455694773</text:p>
          </table:table-cell>
          <table:table-cell office:value-type="float" office:value="245.032299998873" calcext:value-type="float">
            <text:p>245.0322999988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615581544810244" calcext:value-type="float">
            <text:p>0.6155815448102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4.416718454063" calcext:value-type="float">
            <text:p>244.41671845406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ULL</text:p>
          </table:table-cell>
          <table:table-cell office:value-type="float" office:value="29307.4496577273" calcext:value-type="float">
            <text:p>29307.4496577273</text:p>
          </table:table-cell>
          <table:table-cell office:value-type="float" office:value="29337.9022114799" calcext:value-type="float">
            <text:p>29337.9022114799</text:p>
          </table:table-cell>
          <table:table-cell office:value-type="float" office:value="196.508521466198" calcext:value-type="float">
            <text:p>196.508521466198</text:p>
          </table:table-cell>
          <table:table-cell office:value-type="float" office:value="0.67" calcext:value-type="float">
            <text:p>0.67</text:p>
          </table:table-cell>
          <table:table-cell office:value-type="float" office:value="761.777481573058" calcext:value-type="float">
            <text:p>761.777481573058</text:p>
          </table:table-cell>
          <table:table-cell office:value-type="float" office:value="167.310352409993" calcext:value-type="float">
            <text:p>167.310352409993</text:p>
          </table:table-cell>
          <table:table-cell office:value-type="float" office:value="21.96" calcext:value-type="float">
            <text:p>21.96</text:p>
          </table:table-cell>
          <table:table-cell office:value-type="float" office:value="28576.1247299068" calcext:value-type="float">
            <text:p>28576.1247299068</text:p>
          </table:table-cell>
          <table:table-cell office:value-type="float" office:value="29.1981690562047" calcext:value-type="float">
            <text:p>29.198169056204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ULL</text:p>
          </table:table-cell>
          <table:table-cell office:value-type="float" office:value="148538.854248126" calcext:value-type="float">
            <text:p>148538.854248126</text:p>
          </table:table-cell>
          <table:table-cell office:value-type="float" office:value="148422.249480697" calcext:value-type="float">
            <text:p>148422.249480697</text:p>
          </table:table-cell>
          <table:table-cell office:value-type="float" office:value="25929.0750870365" calcext:value-type="float">
            <text:p>25929.0750870365</text:p>
          </table:table-cell>
          <table:table-cell office:value-type="float" office:value="17.47" calcext:value-type="float">
            <text:p>17.47</text:p>
          </table:table-cell>
          <table:table-cell office:value-type="float" office:value="45071.9095083029" calcext:value-type="float">
            <text:p>45071.9095083029</text:p>
          </table:table-cell>
          <table:table-cell office:value-type="float" office:value="7824.0390416048" calcext:value-type="float">
            <text:p>7824.0390416048</text:p>
          </table:table-cell>
          <table:table-cell office:value-type="float" office:value="17.36" calcext:value-type="float">
            <text:p>17.36</text:p>
          </table:table-cell>
          <table:table-cell office:value-type="float" office:value="103350.339972394" calcext:value-type="float">
            <text:p>103350.339972394</text:p>
          </table:table-cell>
          <table:table-cell office:value-type="float" office:value="18105.0360454316" calcext:value-type="float">
            <text:p>18105.0360454316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ULL</text:p>
          </table:table-cell>
          <table:table-cell office:value-type="float" office:value="392296.644091729" calcext:value-type="float">
            <text:p>392296.644091729</text:p>
          </table:table-cell>
          <table:table-cell office:value-type="float" office:value="392320.141154027" calcext:value-type="float">
            <text:p>392320.141154027</text:p>
          </table:table-cell>
          <table:table-cell office:value-type="float" office:value="61045.6222053065" calcext:value-type="float">
            <text:p>61045.6222053065</text:p>
          </table:table-cell>
          <table:table-cell office:value-type="float" office:value="15.56" calcext:value-type="float">
            <text:p>15.56</text:p>
          </table:table-cell>
          <table:table-cell office:value-type="float" office:value="48275.0118198934" calcext:value-type="float">
            <text:p>48275.0118198934</text:p>
          </table:table-cell>
          <table:table-cell office:value-type="float" office:value="12645.6544367618" calcext:value-type="float">
            <text:p>12645.6544367618</text:p>
          </table:table-cell>
          <table:table-cell office:value-type="float" office:value="26.2" calcext:value-type="float">
            <text:p>26.2</text:p>
          </table:table-cell>
          <table:table-cell office:value-type="float" office:value="344045.129334134" calcext:value-type="float">
            <text:p>344045.129334134</text:p>
          </table:table-cell>
          <table:table-cell office:value-type="float" office:value="48399.9677685447" calcext:value-type="float">
            <text:p>48399.9677685447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minican Republic|Puerto Rico</text:p>
          </table:table-cell>
          <table:table-cell office:value-type="string" calcext:value-type="string">
            <text:p>DOM|PRI</text:p>
          </table:table-cell>
          <table:table-cell office:value-type="string" calcext:value-type="string">
            <text:p>DO|PR</text:p>
          </table:table-cell>
          <table:table-cell office:value-type="string" calcext:value-type="string">
            <text:p>214|630</text:p>
          </table:table-cell>
          <table:table-cell office:value-type="string" calcext:value-type="string">
            <text:p>Disputed</text:p>
          </table:table-cell>
          <table:table-cell office:value-type="float" office:value="18293.5379875276" calcext:value-type="float">
            <text:p>18293.5379875276</text:p>
          </table:table-cell>
          <table:table-cell office:value-type="float" office:value="18297.0134462385" calcext:value-type="float">
            <text:p>18297.013446238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8297.0134462385" calcext:value-type="float">
            <text:p>18297.013446238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2439860.12942015" calcext:value-type="float">
            <text:p>2439860.12942015</text:p>
          </table:table-cell>
          <table:table-cell office:value-type="float" office:value="2439954.15125482" calcext:value-type="float">
            <text:p>2439954.15125482</text:p>
          </table:table-cell>
          <table:table-cell office:value-type="float" office:value="174506.868513401" calcext:value-type="float">
            <text:p>174506.868513401</text:p>
          </table:table-cell>
          <table:table-cell office:value-type="float" office:value="7.15" calcext:value-type="float">
            <text:p>7.15</text:p>
          </table:table-cell>
          <table:table-cell office:value-type="float" office:value="2308858.43075822" calcext:value-type="float">
            <text:p>2308858.43075822</text:p>
          </table:table-cell>
          <table:table-cell office:value-type="float" office:value="174397.421576682" calcext:value-type="float">
            <text:p>174397.421576682</text:p>
          </table:table-cell>
          <table:table-cell office:value-type="float" office:value="7.55" calcext:value-type="float">
            <text:p>7.55</text:p>
          </table:table-cell>
          <table:table-cell office:value-type="float" office:value="131095.7204966" calcext:value-type="float">
            <text:p>131095.7204966</text:p>
          </table:table-cell>
          <table:table-cell office:value-type="float" office:value="109.446936718565" calcext:value-type="float">
            <text:p>109.44693671856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ULL</text:p>
          </table:table-cell>
          <table:table-cell office:value-type="float" office:value="1307882.16203498" calcext:value-type="float">
            <text:p>1307882.16203498</text:p>
          </table:table-cell>
          <table:table-cell office:value-type="float" office:value="1307821.96752611" calcext:value-type="float">
            <text:p>1307821.96752611</text:p>
          </table:table-cell>
          <table:table-cell office:value-type="float" office:value="198961.862133725" calcext:value-type="float">
            <text:p>198961.862133725</text:p>
          </table:table-cell>
          <table:table-cell office:value-type="float" office:value="15.21" calcext:value-type="float">
            <text:p>15.21</text:p>
          </table:table-cell>
          <table:table-cell office:value-type="float" office:value="256240.966131159" calcext:value-type="float">
            <text:p>256240.966131159</text:p>
          </table:table-cell>
          <table:table-cell office:value-type="float" office:value="55735.0611392749" calcext:value-type="float">
            <text:p>55735.0611392749</text:p>
          </table:table-cell>
          <table:table-cell office:value-type="float" office:value="21.75" calcext:value-type="float">
            <text:p>21.75</text:p>
          </table:table-cell>
          <table:table-cell office:value-type="float" office:value="1051581.00139495" calcext:value-type="float">
            <text:p>1051581.00139495</text:p>
          </table:table-cell>
          <table:table-cell office:value-type="float" office:value="143226.80099445" calcext:value-type="float">
            <text:p>143226.80099445</text:p>
          </table:table-cell>
          <table:table-cell office:value-type="float" office:value="13.62" calcext:value-type="float">
            <text:p>13.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cuador|Colombia</text:p>
          </table:table-cell>
          <table:table-cell office:value-type="string" calcext:value-type="string">
            <text:p>ECU|COL</text:p>
          </table:table-cell>
          <table:table-cell office:value-type="string" calcext:value-type="string">
            <text:p>EC|CO</text:p>
          </table:table-cell>
          <table:table-cell office:value-type="string" calcext:value-type="string">
            <text:p>218|170</text:p>
          </table:table-cell>
          <table:table-cell office:value-type="string" calcext:value-type="string">
            <text:p>Joint regime</text:p>
          </table:table-cell>
          <table:table-cell office:value-type="float" office:value="18662.9761991321" calcext:value-type="float">
            <text:p>18662.9761991321</text:p>
          </table:table-cell>
          <table:table-cell office:value-type="float" office:value="18640.0653008423" calcext:value-type="float">
            <text:p>18640.0653008423</text:p>
          </table:table-cell>
          <table:table-cell office:value-type="float" office:value="352.942498810391" calcext:value-type="float">
            <text:p>352.942498810391</text:p>
          </table:table-cell>
          <table:table-cell office:value-type="float" office:value="1.89" calcext:value-type="float">
            <text:p>1.8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640.0653008423" calcext:value-type="float">
            <text:p>18640.0653008423</text:p>
          </table:table-cell>
          <table:table-cell office:value-type="float" office:value="352.942498810391" calcext:value-type="float">
            <text:p>352.94249881039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NULL</text:p>
          </table:table-cell>
          <table:table-cell office:value-type="float" office:value="1223792.9045519" calcext:value-type="float">
            <text:p>1223792.9045519</text:p>
          </table:table-cell>
          <table:table-cell office:value-type="float" office:value="1225228.77546866" calcext:value-type="float">
            <text:p>1225228.77546866</text:p>
          </table:table-cell>
          <table:table-cell office:value-type="float" office:value="118169.015271156" calcext:value-type="float">
            <text:p>118169.015271156</text:p>
          </table:table-cell>
          <table:table-cell office:value-type="float" office:value="9.64" calcext:value-type="float">
            <text:p>9.64</text:p>
          </table:table-cell>
          <table:table-cell office:value-type="float" office:value="980926.568636727" calcext:value-type="float">
            <text:p>980926.568636727</text:p>
          </table:table-cell>
          <table:table-cell office:value-type="float" office:value="110192.826373444" calcext:value-type="float">
            <text:p>110192.826373444</text:p>
          </table:table-cell>
          <table:table-cell office:value-type="float" office:value="11.23" calcext:value-type="float">
            <text:p>11.23</text:p>
          </table:table-cell>
          <table:table-cell office:value-type="float" office:value="244302.206831935" calcext:value-type="float">
            <text:p>244302.206831935</text:p>
          </table:table-cell>
          <table:table-cell office:value-type="float" office:value="7976.1888977119" calcext:value-type="float">
            <text:p>7976.1888977119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gypt|Sudan</text:p>
          </table:table-cell>
          <table:table-cell office:value-type="string" calcext:value-type="string">
            <text:p>EGY|SDN</text:p>
          </table:table-cell>
          <table:table-cell office:value-type="string" calcext:value-type="string">
            <text:p>EG|SD</text:p>
          </table:table-cell>
          <table:table-cell office:value-type="string" calcext:value-type="string">
            <text:p>818|729</text:p>
          </table:table-cell>
          <table:table-cell office:value-type="string" calcext:value-type="string">
            <text:p>Disputed</text:p>
          </table:table-cell>
          <table:table-cell office:value-type="float" office:value="19678.046481577" calcext:value-type="float">
            <text:p>19678.046481577</text:p>
          </table:table-cell>
          <table:table-cell office:value-type="float" office:value="19798.0138752206" calcext:value-type="float">
            <text:p>19798.0138752206</text:p>
          </table:table-cell>
          <table:table-cell office:value-type="float" office:value="17699.272452326" calcext:value-type="float">
            <text:p>17699.272452326</text:p>
          </table:table-cell>
          <table:table-cell office:value-type="float" office:value="89.4" calcext:value-type="float">
            <text:p>89.4</text:p>
          </table:table-cell>
          <table:table-cell office:value-type="float" office:value="19785.7582960175" calcext:value-type="float">
            <text:p>19785.7582960175</text:p>
          </table:table-cell>
          <table:table-cell office:value-type="float" office:value="17687.0177505551" calcext:value-type="float">
            <text:p>17687.0177505551</text:p>
          </table:table-cell>
          <table:table-cell office:value-type="float" office:value="89.39" calcext:value-type="float">
            <text:p>89.39</text:p>
          </table:table-cell>
          <table:table-cell office:value-type="float" office:value="12.2555792031109" calcext:value-type="float">
            <text:p>12.2555792031109</text:p>
          </table:table-cell>
          <table:table-cell office:value-type="float" office:value="12.2547017709337" calcext:value-type="float">
            <text:p>12.254701770933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ULL</text:p>
          </table:table-cell>
          <table:table-cell office:value-type="float" office:value="199103.551411325" calcext:value-type="float">
            <text:p>199103.551411325</text:p>
          </table:table-cell>
          <table:table-cell office:value-type="float" office:value="199104.551110259" calcext:value-type="float">
            <text:p>199104.551110259</text:p>
          </table:table-cell>
          <table:table-cell office:value-type="float" office:value="5924.97805352092" calcext:value-type="float">
            <text:p>5924.97805352092</text:p>
          </table:table-cell>
          <table:table-cell office:value-type="float" office:value="2.98" calcext:value-type="float">
            <text:p>2.98</text:p>
          </table:table-cell>
          <table:table-cell office:value-type="float" office:value="121029.252101681" calcext:value-type="float">
            <text:p>121029.252101681</text:p>
          </table:table-cell>
          <table:table-cell office:value-type="float" office:value="5924.97805352092" calcext:value-type="float">
            <text:p>5924.97805352092</text:p>
          </table:table-cell>
          <table:table-cell office:value-type="float" office:value="4.9" calcext:value-type="float">
            <text:p>4.9</text:p>
          </table:table-cell>
          <table:table-cell office:value-type="float" office:value="78075.2990085777" calcext:value-type="float">
            <text:p>78075.299008577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EH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NULL</text:p>
          </table:table-cell>
          <table:table-cell office:value-type="float" office:value="268616.24245581" calcext:value-type="float">
            <text:p>268616.24245581</text:p>
          </table:table-cell>
          <table:table-cell office:value-type="float" office:value="268606.246975697" calcext:value-type="float">
            <text:p>268606.246975697</text:p>
          </table:table-cell>
          <table:table-cell office:value-type="float" office:value="15072.838068873" calcext:value-type="float">
            <text:p>15072.838068873</text:p>
          </table:table-cell>
          <table:table-cell office:value-type="float" office:value="5.61" calcext:value-type="float">
            <text:p>5.61</text:p>
          </table:table-cell>
          <table:table-cell office:value-type="float" office:value="268535.152926873" calcext:value-type="float">
            <text:p>268535.152926873</text:p>
          </table:table-cell>
          <table:table-cell office:value-type="float" office:value="15064.3017408937" calcext:value-type="float">
            <text:p>15064.3017408937</text:p>
          </table:table-cell>
          <table:table-cell office:value-type="float" office:value="5.61" calcext:value-type="float">
            <text:p>5.61</text:p>
          </table:table-cell>
          <table:table-cell office:value-type="float" office:value="71.0940488243248" calcext:value-type="float">
            <text:p>71.0940488243248</text:p>
          </table:table-cell>
          <table:table-cell office:value-type="float" office:value="8.53632797928033" calcext:value-type="float">
            <text:p>8.53632797928033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estern Sahara|Morocco</text:p>
          </table:table-cell>
          <table:table-cell office:value-type="string" calcext:value-type="string">
            <text:p>ESH|MAR</text:p>
          </table:table-cell>
          <table:table-cell office:value-type="string" calcext:value-type="string">
            <text:p>EH|MA</text:p>
          </table:table-cell>
          <table:table-cell office:value-type="string" calcext:value-type="string">
            <text:p>732|504</text:p>
          </table:table-cell>
          <table:table-cell office:value-type="string" calcext:value-type="string">
            <text:p>Disputed</text:p>
          </table:table-cell>
          <table:table-cell office:value-type="float" office:value="284083.884588548" calcext:value-type="float">
            <text:p>284083.884588548</text:p>
          </table:table-cell>
          <table:table-cell office:value-type="float" office:value="284094.147836447" calcext:value-type="float">
            <text:p>284094.147836447</text:p>
          </table:table-cell>
          <table:table-cell office:value-type="float" office:value="3805.30831830041" calcext:value-type="float">
            <text:p>3805.30831830041</text:p>
          </table:table-cell>
          <table:table-cell office:value-type="float" office:value="1.34" calcext:value-type="float">
            <text:p>1.34</text:p>
          </table:table-cell>
          <table:table-cell office:value-type="float" office:value="678.197111010226" calcext:value-type="float">
            <text:p>678.197111010226</text:p>
          </table:table-cell>
          <table:table-cell office:value-type="float" office:value="122.330347593086" calcext:value-type="float">
            <text:p>122.330347593086</text:p>
          </table:table-cell>
          <table:table-cell office:value-type="float" office:value="18.04" calcext:value-type="float">
            <text:p>18.04</text:p>
          </table:table-cell>
          <table:table-cell office:value-type="float" office:value="283415.950725436" calcext:value-type="float">
            <text:p>283415.950725436</text:p>
          </table:table-cell>
          <table:table-cell office:value-type="float" office:value="3682.97797070732" calcext:value-type="float">
            <text:p>3682.9779707073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NULL</text:p>
          </table:table-cell>
          <table:table-cell office:value-type="float" office:value="1512324.0817734" calcext:value-type="float">
            <text:p>1512324.0817734</text:p>
          </table:table-cell>
          <table:table-cell office:value-type="float" office:value="1512265.99770594" calcext:value-type="float">
            <text:p>1512265.99770594</text:p>
          </table:table-cell>
          <table:table-cell office:value-type="float" office:value="270276.976477569" calcext:value-type="float">
            <text:p>270276.976477569</text:p>
          </table:table-cell>
          <table:table-cell office:value-type="float" office:value="17.87" calcext:value-type="float">
            <text:p>17.87</text:p>
          </table:table-cell>
          <table:table-cell office:value-type="float" office:value="506292.166592828" calcext:value-type="float">
            <text:p>506292.166592828</text:p>
          </table:table-cell>
          <table:table-cell office:value-type="float" office:value="142383.621153373" calcext:value-type="float">
            <text:p>142383.621153373</text:p>
          </table:table-cell>
          <table:table-cell office:value-type="float" office:value="28.12" calcext:value-type="float">
            <text:p>28.12</text:p>
          </table:table-cell>
          <table:table-cell office:value-type="float" office:value="1005973.83111312" calcext:value-type="float">
            <text:p>1005973.83111312</text:p>
          </table:table-cell>
          <table:table-cell office:value-type="float" office:value="127893.355324196" calcext:value-type="float">
            <text:p>127893.355324196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pain|France</text:p>
          </table:table-cell>
          <table:table-cell office:value-type="string" calcext:value-type="string">
            <text:p>ESP|FRA</text:p>
          </table:table-cell>
          <table:table-cell office:value-type="string" calcext:value-type="string">
            <text:p>ES|FR</text:p>
          </table:table-cell>
          <table:table-cell office:value-type="string" calcext:value-type="string">
            <text:p>724|250</text:p>
          </table:table-cell>
          <table:table-cell office:value-type="string" calcext:value-type="string">
            <text:p>Joint regime</text:p>
          </table:table-cell>
          <table:table-cell office:value-type="float" office:value="2859.4922037641" calcext:value-type="float">
            <text:p>2859.4922037641</text:p>
          </table:table-cell>
          <table:table-cell office:value-type="float" office:value="2859.48985280273" calcext:value-type="float">
            <text:p>2859.4898528027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859.48985280273" calcext:value-type="float">
            <text:p>2859.4898528027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ain|Morocco</text:p>
          </table:table-cell>
          <table:table-cell office:value-type="string" calcext:value-type="string">
            <text:p>ESP|MAR</text:p>
          </table:table-cell>
          <table:table-cell office:value-type="string" calcext:value-type="string">
            <text:p>ES|MA</text:p>
          </table:table-cell>
          <table:table-cell office:value-type="string" calcext:value-type="string">
            <text:p>724|504</text:p>
          </table:table-cell>
          <table:table-cell office:value-type="string" calcext:value-type="string">
            <text:p>Disputed</text:p>
          </table:table-cell>
          <table:table-cell office:value-type="float" office:value="102.200655566175" calcext:value-type="float">
            <text:p>102.200655566175</text:p>
          </table:table-cell>
          <table:table-cell office:value-type="float" office:value="102.226675188681" calcext:value-type="float">
            <text:p>102.226675188681</text:p>
          </table:table-cell>
          <table:table-cell office:value-type="float" office:value="10.5479441427564" calcext:value-type="float">
            <text:p>10.5479441427564</text:p>
          </table:table-cell>
          <table:table-cell office:value-type="float" office:value="10.32" calcext:value-type="float">
            <text:p>10.32</text:p>
          </table:table-cell>
          <table:table-cell office:value-type="float" office:value="4.40580157280362" calcext:value-type="float">
            <text:p>4.40580157280362</text:p>
          </table:table-cell>
          <table:table-cell office:value-type="float" office:value="1.08271935150924" calcext:value-type="float">
            <text:p>1.08271935150924</text:p>
          </table:table-cell>
          <table:table-cell office:value-type="float" office:value="24.57" calcext:value-type="float">
            <text:p>24.57</text:p>
          </table:table-cell>
          <table:table-cell office:value-type="float" office:value="97.8208736158772" calcext:value-type="float">
            <text:p>97.8208736158772</text:p>
          </table:table-cell>
          <table:table-cell office:value-type="float" office:value="9.46522479124719" calcext:value-type="float">
            <text:p>9.46522479124719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ULL</text:p>
          </table:table-cell>
          <table:table-cell office:value-type="float" office:value="81910.0322637463" calcext:value-type="float">
            <text:p>81910.0322637463</text:p>
          </table:table-cell>
          <table:table-cell office:value-type="float" office:value="81917.1181991299" calcext:value-type="float">
            <text:p>81917.1181991299</text:p>
          </table:table-cell>
          <table:table-cell office:value-type="float" office:value="15729.5451493928" calcext:value-type="float">
            <text:p>15729.5451493928</text:p>
          </table:table-cell>
          <table:table-cell office:value-type="float" office:value="19.2" calcext:value-type="float">
            <text:p>19.2</text:p>
          </table:table-cell>
          <table:table-cell office:value-type="float" office:value="45532.7469452691" calcext:value-type="float">
            <text:p>45532.7469452691</text:p>
          </table:table-cell>
          <table:table-cell office:value-type="float" office:value="8936.30257241169" calcext:value-type="float">
            <text:p>8936.30257241169</text:p>
          </table:table-cell>
          <table:table-cell office:value-type="float" office:value="19.63" calcext:value-type="float">
            <text:p>19.63</text:p>
          </table:table-cell>
          <table:table-cell office:value-type="float" office:value="36384.3712538607" calcext:value-type="float">
            <text:p>36384.3712538607</text:p>
          </table:table-cell>
          <table:table-cell office:value-type="float" office:value="6793.24257698113" calcext:value-type="float">
            <text:p>6793.24257698113</text:p>
          </table:table-cell>
          <table:table-cell office:value-type="float" office:value="18.67" calcext:value-type="float">
            <text:p>18.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ULL</text:p>
          </table:table-cell>
          <table:table-cell office:value-type="float" office:value="1129147.18862599" calcext:value-type="float">
            <text:p>1129147.18862599</text:p>
          </table:table-cell>
          <table:table-cell office:value-type="float" office:value="1129309.80459455" calcext:value-type="float">
            <text:p>1129309.80459455</text:p>
          </table:table-cell>
          <table:table-cell office:value-type="float" office:value="198532.706789074" calcext:value-type="float">
            <text:p>198532.706789074</text:p>
          </table:table-cell>
          <table:table-cell office:value-type="float" office:value="17.58" calcext:value-type="float">
            <text:p>17.58</text:p>
          </table:table-cell>
          <table:table-cell office:value-type="float" office:value="1129309.80459454" calcext:value-type="float">
            <text:p>1129309.80459454</text:p>
          </table:table-cell>
          <table:table-cell office:value-type="float" office:value="198532.706789074" calcext:value-type="float">
            <text:p>198532.706789074</text:p>
          </table:table-cell>
          <table:table-cell office:value-type="float" office:value="17.58" calcext:value-type="float">
            <text:p>17.5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ULL</text:p>
          </table:table-cell>
          <table:table-cell office:value-type="float" office:value="420188.750466752" calcext:value-type="float">
            <text:p>420188.750466752</text:p>
          </table:table-cell>
          <table:table-cell office:value-type="float" office:value="419800.856086692" calcext:value-type="float">
            <text:p>419800.856086692</text:p>
          </table:table-cell>
          <table:table-cell office:value-type="float" office:value="54722.2910233313" calcext:value-type="float">
            <text:p>54722.2910233313</text:p>
          </table:table-cell>
          <table:table-cell office:value-type="float" office:value="13.04" calcext:value-type="float">
            <text:p>13.04</text:p>
          </table:table-cell>
          <table:table-cell office:value-type="float" office:value="339158.570249109" calcext:value-type="float">
            <text:p>339158.570249109</text:p>
          </table:table-cell>
          <table:table-cell office:value-type="float" office:value="44954.9547733294" calcext:value-type="float">
            <text:p>44954.9547733294</text:p>
          </table:table-cell>
          <table:table-cell office:value-type="float" office:value="13.25" calcext:value-type="float">
            <text:p>13.25</text:p>
          </table:table-cell>
          <table:table-cell office:value-type="float" office:value="80642.285837581" calcext:value-type="float">
            <text:p>80642.285837581</text:p>
          </table:table-cell>
          <table:table-cell office:value-type="float" office:value="9767.33625000211" calcext:value-type="float">
            <text:p>9767.33625000211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ULL</text:p>
          </table:table-cell>
          <table:table-cell office:value-type="float" office:value="1303006.56803429" calcext:value-type="float">
            <text:p>1303006.56803429</text:p>
          </table:table-cell>
          <table:table-cell office:value-type="float" office:value="1302459.39538794" calcext:value-type="float">
            <text:p>1302459.39538794</text:p>
          </table:table-cell>
          <table:table-cell office:value-type="float" office:value="12987.0874396755" calcext:value-type="float">
            <text:p>12987.0874396755</text:p>
          </table:table-cell>
          <table:table-cell office:value-type="float" office:value="1" calcext:value-type="float">
            <text:p>1</text:p>
          </table:table-cell>
          <table:table-cell office:value-type="float" office:value="19049.7144733166" calcext:value-type="float">
            <text:p>19049.7144733166</text:p>
          </table:table-cell>
          <table:table-cell office:value-type="float" office:value="1030.45738852758" calcext:value-type="float">
            <text:p>1030.45738852758</text:p>
          </table:table-cell>
          <table:table-cell office:value-type="float" office:value="5.41" calcext:value-type="float">
            <text:p>5.41</text:p>
          </table:table-cell>
          <table:table-cell office:value-type="float" office:value="1283409.68091462" calcext:value-type="float">
            <text:p>1283409.68091462</text:p>
          </table:table-cell>
          <table:table-cell office:value-type="float" office:value="11956.630051148" calcext:value-type="float">
            <text:p>11956.63005114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lkland Islands (Malvinas)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ULL</text:p>
          </table:table-cell>
          <table:table-cell office:value-type="float" office:value="12084.0536853456" calcext:value-type="float">
            <text:p>12084.0536853456</text:p>
          </table:table-cell>
          <table:table-cell office:value-type="float" office:value="12083.9212520458" calcext:value-type="float">
            <text:p>12083.9212520458</text:p>
          </table:table-cell>
          <table:table-cell office:value-type="float" office:value="61.2047889893295" calcext:value-type="float">
            <text:p>61.2047889893295</text:p>
          </table:table-cell>
          <table:table-cell office:value-type="float" office:value="0.51" calcext:value-type="float">
            <text:p>0.51</text:p>
          </table:table-cell>
          <table:table-cell office:value-type="float" office:value="11852.6062431949" calcext:value-type="float">
            <text:p>11852.6062431949</text:p>
          </table:table-cell>
          <table:table-cell office:value-type="float" office:value="54.4361870446453" calcext:value-type="float">
            <text:p>54.4361870446453</text:p>
          </table:table-cell>
          <table:table-cell office:value-type="float" office:value="0.46" calcext:value-type="float">
            <text:p>0.46</text:p>
          </table:table-cell>
          <table:table-cell office:value-type="float" office:value="231.315008850872" calcext:value-type="float">
            <text:p>231.315008850872</text:p>
          </table:table-cell>
          <table:table-cell office:value-type="float" office:value="6.76860194468422" calcext:value-type="float">
            <text:p>6.7686019446842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1328110.31128761" calcext:value-type="float">
            <text:p>1328110.31128761</text:p>
          </table:table-cell>
          <table:table-cell office:value-type="float" office:value="1327701.49403988" calcext:value-type="float">
            <text:p>1327701.49403988</text:p>
          </table:table-cell>
          <table:table-cell office:value-type="float" office:value="311323.68458625" calcext:value-type="float">
            <text:p>311323.68458625</text:p>
          </table:table-cell>
          <table:table-cell office:value-type="float" office:value="23.45" calcext:value-type="float">
            <text:p>23.45</text:p>
          </table:table-cell>
          <table:table-cell office:value-type="float" office:value="548909.049034878" calcext:value-type="float">
            <text:p>548909.049034878</text:p>
          </table:table-cell>
          <table:table-cell office:value-type="float" office:value="144427.849806113" calcext:value-type="float">
            <text:p>144427.849806113</text:p>
          </table:table-cell>
          <table:table-cell office:value-type="float" office:value="26.31" calcext:value-type="float">
            <text:p>26.31</text:p>
          </table:table-cell>
          <table:table-cell office:value-type="float" office:value="778792.445005001" calcext:value-type="float">
            <text:p>778792.445005001</text:p>
          </table:table-cell>
          <table:table-cell office:value-type="float" office:value="166895.834780135" calcext:value-type="float">
            <text:p>166895.834780135</text:p>
          </table:table-cell>
          <table:table-cell office:value-type="float" office:value="21.43" calcext:value-type="float">
            <text:p>21.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rance|Madagascar</text:p>
          </table:table-cell>
          <table:table-cell office:value-type="string" calcext:value-type="string">
            <text:p>FRA|MDG</text:p>
          </table:table-cell>
          <table:table-cell office:value-type="string" calcext:value-type="string">
            <text:p>FR|MG</text:p>
          </table:table-cell>
          <table:table-cell office:value-type="string" calcext:value-type="string">
            <text:p>250|450</text:p>
          </table:table-cell>
          <table:table-cell office:value-type="string" calcext:value-type="string">
            <text:p>Disputed</text:p>
          </table:table-cell>
          <table:table-cell office:value-type="float" office:value="43565.1165534877" calcext:value-type="float">
            <text:p>43565.1165534877</text:p>
          </table:table-cell>
          <table:table-cell office:value-type="float" office:value="43585.0282666833" calcext:value-type="float">
            <text:p>43585.0282666833</text:p>
          </table:table-cell>
          <table:table-cell office:value-type="float" office:value="43438.7408358637" calcext:value-type="float">
            <text:p>43438.7408358637</text:p>
          </table:table-cell>
          <table:table-cell office:value-type="float" office:value="99.66" calcext:value-type="float">
            <text:p>99.66</text:p>
          </table:table-cell>
          <table:table-cell table:number-columns-repeated="2" office:value-type="float" office:value="3.95212564829562" calcext:value-type="float">
            <text:p>3.95212564829562</text:p>
          </table:table-cell>
          <table:table-cell office:value-type="float" office:value="100" calcext:value-type="float">
            <text:p>100</text:p>
          </table:table-cell>
          <table:table-cell office:value-type="float" office:value="43581.076141035" calcext:value-type="float">
            <text:p>43581.076141035</text:p>
          </table:table-cell>
          <table:table-cell office:value-type="float" office:value="43434.7887102154" calcext:value-type="float">
            <text:p>43434.7887102154</text:p>
          </table:table-cell>
          <table:table-cell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ULL</text:p>
          </table:table-cell>
          <table:table-cell office:value-type="float" office:value="264867.585984931" calcext:value-type="float">
            <text:p>264867.585984931</text:p>
          </table:table-cell>
          <table:table-cell office:value-type="float" office:value="265148.668648856" calcext:value-type="float">
            <text:p>265148.668648856</text:p>
          </table:table-cell>
          <table:table-cell office:value-type="float" office:value="68.7276776708171" calcext:value-type="float">
            <text:p>68.7276776708171</text:p>
          </table:table-cell>
          <table:table-cell office:value-type="float" office:value="0.03" calcext:value-type="float">
            <text:p>0.03</text:p>
          </table:table-cell>
          <table:table-cell office:value-type="float" office:value="1456.07198194318" calcext:value-type="float">
            <text:p>1456.07198194318</text:p>
          </table:table-cell>
          <table:table-cell office:value-type="float" office:value="33.9384501477548" calcext:value-type="float">
            <text:p>33.9384501477548</text:p>
          </table:table-cell>
          <table:table-cell office:value-type="float" office:value="2.33" calcext:value-type="float">
            <text:p>2.33</text:p>
          </table:table-cell>
          <table:table-cell office:value-type="float" office:value="263692.596666913" calcext:value-type="float">
            <text:p>263692.596666913</text:p>
          </table:table-cell>
          <table:table-cell office:value-type="float" office:value="34.7892275230623" calcext:value-type="float">
            <text:p>34.78922752306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roe Islands|United Kingdom of Great Britain and Northern Ireland</text:p>
          </table:table-cell>
          <table:table-cell office:value-type="string" calcext:value-type="string">
            <text:p>FRO|GBR</text:p>
          </table:table-cell>
          <table:table-cell office:value-type="string" calcext:value-type="string">
            <text:p>FO|GB</text:p>
          </table:table-cell>
          <table:table-cell office:value-type="string" calcext:value-type="string">
            <text:p>234|826</text:p>
          </table:table-cell>
          <table:table-cell office:value-type="string" calcext:value-type="string">
            <text:p>Joint regime</text:p>
          </table:table-cell>
          <table:table-cell office:value-type="float" office:value="8013.46315778821" calcext:value-type="float">
            <text:p>8013.46315778821</text:p>
          </table:table-cell>
          <table:table-cell office:value-type="float" office:value="7937.25548473322" calcext:value-type="float">
            <text:p>7937.25548473322</text:p>
          </table:table-cell>
          <table:table-cell office:value-type="float" office:value="1227.92200474124" calcext:value-type="float">
            <text:p>1227.92200474124</text:p>
          </table:table-cell>
          <table:table-cell office:value-type="float" office:value="15.47" calcext:value-type="float">
            <text:p>15.4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7937.25548473322" calcext:value-type="float">
            <text:p>7937.25548473322</text:p>
          </table:table-cell>
          <table:table-cell office:value-type="float" office:value="1227.92200474124" calcext:value-type="float">
            <text:p>1227.92200474124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aroe Islands|Iceland</text:p>
          </table:table-cell>
          <table:table-cell office:value-type="string" calcext:value-type="string">
            <text:p>FRO|ISL</text:p>
          </table:table-cell>
          <table:table-cell office:value-type="string" calcext:value-type="string">
            <text:p>FO|IS</text:p>
          </table:table-cell>
          <table:table-cell office:value-type="string" calcext:value-type="string">
            <text:p>234|352</text:p>
          </table:table-cell>
          <table:table-cell office:value-type="string" calcext:value-type="string">
            <text:p>Joint regime</text:p>
          </table:table-cell>
          <table:table-cell office:value-type="float" office:value="616.849958293457" calcext:value-type="float">
            <text:p>616.849958293457</text:p>
          </table:table-cell>
          <table:table-cell office:value-type="float" office:value="587.153298765154" calcext:value-type="float">
            <text:p>587.15329876515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7.153298765154" calcext:value-type="float">
            <text:p>587.15329876515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ULL</text:p>
          </table:table-cell>
          <table:table-cell office:value-type="float" office:value="3013625.50976208" calcext:value-type="float">
            <text:p>3013625.50976208</text:p>
          </table:table-cell>
          <table:table-cell office:value-type="float" office:value="3013605.86586549" calcext:value-type="float">
            <text:p>3013605.86586549</text:p>
          </table:table-cell>
          <table:table-cell office:value-type="float" office:value="1613.72012659372" calcext:value-type="float">
            <text:p>1613.72012659372</text:p>
          </table:table-cell>
          <table:table-cell office:value-type="float" office:value="0.05" calcext:value-type="float">
            <text:p>0.05</text:p>
          </table:table-cell>
          <table:table-cell office:value-type="float" office:value="812.161535565633" calcext:value-type="float">
            <text:p>812.161535565633</text:p>
          </table:table-cell>
          <table:table-cell office:value-type="float" office:value="0.404205866724346" calcext:value-type="float">
            <text:p>0.404205866724346</text:p>
          </table:table-cell>
          <table:table-cell office:value-type="float" office:value="0.05" calcext:value-type="float">
            <text:p>0.05</text:p>
          </table:table-cell>
          <table:table-cell office:value-type="float" office:value="3012793.70432992" calcext:value-type="float">
            <text:p>3012793.70432992</text:p>
          </table:table-cell>
          <table:table-cell office:value-type="float" office:value="1613.315920727" calcext:value-type="float">
            <text:p>1613.31592072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ULL</text:p>
          </table:table-cell>
          <table:table-cell office:value-type="float" office:value="464906.712840789" calcext:value-type="float">
            <text:p>464906.712840789</text:p>
          </table:table-cell>
          <table:table-cell office:value-type="float" office:value="464876.900952522" calcext:value-type="float">
            <text:p>464876.900952522</text:p>
          </table:table-cell>
          <table:table-cell office:value-type="float" office:value="113721.975115728" calcext:value-type="float">
            <text:p>113721.975115728</text:p>
          </table:table-cell>
          <table:table-cell office:value-type="float" office:value="24.46" calcext:value-type="float">
            <text:p>24.46</text:p>
          </table:table-cell>
          <table:table-cell office:value-type="float" office:value="264543.826130285" calcext:value-type="float">
            <text:p>264543.826130285</text:p>
          </table:table-cell>
          <table:table-cell office:value-type="float" office:value="61299.1433504477" calcext:value-type="float">
            <text:p>61299.1433504477</text:p>
          </table:table-cell>
          <table:table-cell office:value-type="float" office:value="23.17" calcext:value-type="float">
            <text:p>23.17</text:p>
          </table:table-cell>
          <table:table-cell office:value-type="float" office:value="200333.074822237" calcext:value-type="float">
            <text:p>200333.074822237</text:p>
          </table:table-cell>
          <table:table-cell office:value-type="float" office:value="52422.8317652801" calcext:value-type="float">
            <text:p>52422.8317652801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NULL</text:p>
          </table:table-cell>
          <table:table-cell office:value-type="float" office:value="970110.690760748" calcext:value-type="float">
            <text:p>970110.690760748</text:p>
          </table:table-cell>
          <table:table-cell office:value-type="float" office:value="970262.526071448" calcext:value-type="float">
            <text:p>970262.526071448</text:p>
          </table:table-cell>
          <table:table-cell office:value-type="float" office:value="264375.829616525" calcext:value-type="float">
            <text:p>264375.829616525</text:p>
          </table:table-cell>
          <table:table-cell office:value-type="float" office:value="27.25" calcext:value-type="float">
            <text:p>27.25</text:p>
          </table:table-cell>
          <table:table-cell office:value-type="float" office:value="245825.768234622" calcext:value-type="float">
            <text:p>245825.768234622</text:p>
          </table:table-cell>
          <table:table-cell office:value-type="float" office:value="70530.1307240598" calcext:value-type="float">
            <text:p>70530.1307240598</text:p>
          </table:table-cell>
          <table:table-cell office:value-type="float" office:value="28.69" calcext:value-type="float">
            <text:p>28.69</text:p>
          </table:table-cell>
          <table:table-cell office:value-type="float" office:value="724436.757836827" calcext:value-type="float">
            <text:p>724436.757836827</text:p>
          </table:table-cell>
          <table:table-cell office:value-type="float" office:value="193845.698892466" calcext:value-type="float">
            <text:p>193845.698892466</text:p>
          </table:table-cell>
          <table:table-cell office:value-type="float" office:value="26.76" calcext:value-type="float">
            <text:p>26.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ULL</text:p>
          </table:table-cell>
          <table:table-cell office:value-type="float" office:value="92642.0255916108" calcext:value-type="float">
            <text:p>92642.0255916108</text:p>
          </table:table-cell>
          <table:table-cell office:value-type="float" office:value="92645.0414818556" calcext:value-type="float">
            <text:p>92645.0414818556</text:p>
          </table:table-cell>
          <table:table-cell office:value-type="float" office:value="6646.96725671291" calcext:value-type="float">
            <text:p>6646.96725671291</text:p>
          </table:table-cell>
          <table:table-cell office:value-type="float" office:value="7.17" calcext:value-type="float">
            <text:p>7.17</text:p>
          </table:table-cell>
          <table:table-cell office:value-type="float" office:value="69777.2658216071" calcext:value-type="float">
            <text:p>69777.2658216071</text:p>
          </table:table-cell>
          <table:table-cell office:value-type="float" office:value="6494.09779123779" calcext:value-type="float">
            <text:p>6494.09779123779</text:p>
          </table:table-cell>
          <table:table-cell office:value-type="float" office:value="9.31" calcext:value-type="float">
            <text:p>9.31</text:p>
          </table:table-cell>
          <table:table-cell office:value-type="float" office:value="22867.7756602486" calcext:value-type="float">
            <text:p>22867.7756602486</text:p>
          </table:table-cell>
          <table:table-cell office:value-type="float" office:value="152.869465475116" calcext:value-type="float">
            <text:p>152.86946547511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G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NULL</text:p>
          </table:table-cell>
          <table:table-cell office:value-type="float" office:value="6618.66610841859" calcext:value-type="float">
            <text:p>6618.66610841859</text:p>
          </table:table-cell>
          <table:table-cell office:value-type="float" office:value="6614.87338544609" calcext:value-type="float">
            <text:p>6614.87338544609</text:p>
          </table:table-cell>
          <table:table-cell office:value-type="float" office:value="1211.74150540731" calcext:value-type="float">
            <text:p>1211.74150540731</text:p>
          </table:table-cell>
          <table:table-cell office:value-type="float" office:value="18.32" calcext:value-type="float">
            <text:p>18.32</text:p>
          </table:table-cell>
          <table:table-cell office:value-type="float" office:value="85.5620034746125" calcext:value-type="float">
            <text:p>85.5620034746125</text:p>
          </table:table-cell>
          <table:table-cell office:value-type="float" office:value="9.06342500151666" calcext:value-type="float">
            <text:p>9.06342500151666</text:p>
          </table:table-cell>
          <table:table-cell office:value-type="float" office:value="10.59" calcext:value-type="float">
            <text:p>10.59</text:p>
          </table:table-cell>
          <table:table-cell office:value-type="float" office:value="6529.31138197148" calcext:value-type="float">
            <text:p>6529.31138197148</text:p>
          </table:table-cell>
          <table:table-cell office:value-type="float" office:value="1202.67808040579" calcext:value-type="float">
            <text:p>1202.67808040579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ULL</text:p>
          </table:table-cell>
          <table:table-cell office:value-type="float" office:value="465737.179232326" calcext:value-type="float">
            <text:p>465737.179232326</text:p>
          </table:table-cell>
          <table:table-cell office:value-type="float" office:value="465694.600686969" calcext:value-type="float">
            <text:p>465694.600686969</text:p>
          </table:table-cell>
          <table:table-cell office:value-type="float" office:value="36094.1890054932" calcext:value-type="float">
            <text:p>36094.1890054932</text:p>
          </table:table-cell>
          <table:table-cell office:value-type="float" office:value="7.75" calcext:value-type="float">
            <text:p>7.75</text:p>
          </table:table-cell>
          <table:table-cell office:value-type="float" office:value="238976.726685249" calcext:value-type="float">
            <text:p>238976.726685249</text:p>
          </table:table-cell>
          <table:table-cell office:value-type="float" office:value="35876.3280620867" calcext:value-type="float">
            <text:p>35876.3280620867</text:p>
          </table:table-cell>
          <table:table-cell office:value-type="float" office:value="15.01" calcext:value-type="float">
            <text:p>15.01</text:p>
          </table:table-cell>
          <table:table-cell office:value-type="float" office:value="226717.87400172" calcext:value-type="float">
            <text:p>226717.87400172</text:p>
          </table:table-cell>
          <table:table-cell office:value-type="float" office:value="217.860943406422" calcext:value-type="float">
            <text:p>217.86094340642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ULL</text:p>
          </table:table-cell>
          <table:table-cell office:value-type="float" office:value="5.71243926627445" calcext:value-type="float">
            <text:p>5.71243926627445</text:p>
          </table:table-cell>
          <table:table-cell office:value-type="float" office:value="5.70870658381158" calcext:value-type="float">
            <text:p>5.70870658381158</text:p>
          </table:table-cell>
          <table:table-cell office:value-type="float" office:value="2.26808930135398" calcext:value-type="float">
            <text:p>2.26808930135398</text:p>
          </table:table-cell>
          <table:table-cell office:value-type="float" office:value="39.73" calcext:value-type="float">
            <text:p>39.73</text:p>
          </table:table-cell>
          <table:table-cell office:value-type="float" office:value="5.32414552645104" calcext:value-type="float">
            <text:p>5.32414552645104</text:p>
          </table:table-cell>
          <table:table-cell office:value-type="float" office:value="2.05612859382951" calcext:value-type="float">
            <text:p>2.05612859382951</text:p>
          </table:table-cell>
          <table:table-cell office:value-type="float" office:value="38.62" calcext:value-type="float">
            <text:p>38.62</text:p>
          </table:table-cell>
          <table:table-cell office:value-type="float" office:value="0.384561057360542" calcext:value-type="float">
            <text:p>0.384561057360542</text:p>
          </table:table-cell>
          <table:table-cell office:value-type="float" office:value="0.211960707524473" calcext:value-type="float">
            <text:p>0.211960707524473</text:p>
          </table:table-cell>
          <table:table-cell office:value-type="float" office:value="55.12" calcext:value-type="float">
            <text:p>55.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ibraltar|Spain</text:p>
          </table:table-cell>
          <table:table-cell office:value-type="string" calcext:value-type="string">
            <text:p>GIB|ESP</text:p>
          </table:table-cell>
          <table:table-cell office:value-type="string" calcext:value-type="string">
            <text:p>GI|ES</text:p>
          </table:table-cell>
          <table:table-cell office:value-type="string" calcext:value-type="string">
            <text:p>292|724</text:p>
          </table:table-cell>
          <table:table-cell office:value-type="string" calcext:value-type="string">
            <text:p>Disputed</text:p>
          </table:table-cell>
          <table:table-cell office:value-type="float" office:value="390.070815004911" calcext:value-type="float">
            <text:p>390.070815004911</text:p>
          </table:table-cell>
          <table:table-cell office:value-type="float" office:value="390.093271400115" calcext:value-type="float">
            <text:p>390.093271400115</text:p>
          </table:table-cell>
          <table:table-cell office:value-type="float" office:value="171.334014407544" calcext:value-type="float">
            <text:p>171.334014407544</text:p>
          </table:table-cell>
          <table:table-cell office:value-type="float" office:value="43.92" calcext:value-type="float">
            <text:p>43.92</text:p>
          </table:table-cell>
          <table:table-cell office:value-type="float" office:value="1.61927156397613" calcext:value-type="float">
            <text:p>1.61927156397613</text:p>
          </table:table-cell>
          <table:table-cell office:value-type="float" office:value="0.385396336915281" calcext:value-type="float">
            <text:p>0.385396336915281</text:p>
          </table:table-cell>
          <table:table-cell office:value-type="float" office:value="23.8" calcext:value-type="float">
            <text:p>23.8</text:p>
          </table:table-cell>
          <table:table-cell office:value-type="float" office:value="388.473999836139" calcext:value-type="float">
            <text:p>388.473999836139</text:p>
          </table:table-cell>
          <table:table-cell office:value-type="float" office:value="170.948618070629" calcext:value-type="float">
            <text:p>170.948618070629</text:p>
          </table:table-cell>
          <table:table-cell office:value-type="float" office:value="44.01" calcext:value-type="float">
            <text:p>44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ULL</text:p>
          </table:table-cell>
          <table:table-cell office:value-type="float" office:value="346600.230217307" calcext:value-type="float">
            <text:p>346600.230217307</text:p>
          </table:table-cell>
          <table:table-cell office:value-type="float" office:value="346527.596321615" calcext:value-type="float">
            <text:p>346527.596321615</text:p>
          </table:table-cell>
          <table:table-cell office:value-type="float" office:value="85723.2881440534" calcext:value-type="float">
            <text:p>85723.2881440534</text:p>
          </table:table-cell>
          <table:table-cell office:value-type="float" office:value="24.74" calcext:value-type="float">
            <text:p>24.74</text:p>
          </table:table-cell>
          <table:table-cell office:value-type="float" office:value="244554.004453674" calcext:value-type="float">
            <text:p>244554.004453674</text:p>
          </table:table-cell>
          <table:table-cell office:value-type="float" office:value="85153.6833993621" calcext:value-type="float">
            <text:p>85153.6833993621</text:p>
          </table:table-cell>
          <table:table-cell office:value-type="float" office:value="34.82" calcext:value-type="float">
            <text:p>34.82</text:p>
          </table:table-cell>
          <table:table-cell office:value-type="float" office:value="101973.591867941" calcext:value-type="float">
            <text:p>101973.591867941</text:p>
          </table:table-cell>
          <table:table-cell office:value-type="float" office:value="569.604744691346" calcext:value-type="float">
            <text:p>569.60474469134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G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ULL</text:p>
          </table:table-cell>
          <table:table-cell office:value-type="float" office:value="92356.1863842278" calcext:value-type="float">
            <text:p>92356.1863842278</text:p>
          </table:table-cell>
          <table:table-cell office:value-type="float" office:value="92497.4030361123" calcext:value-type="float">
            <text:p>92497.4030361123</text:p>
          </table:table-cell>
          <table:table-cell office:value-type="float" office:value="91584.6433516633" calcext:value-type="float">
            <text:p>91584.6433516633</text:p>
          </table:table-cell>
          <table:table-cell office:value-type="float" office:value="99.01" calcext:value-type="float">
            <text:p>99.01</text:p>
          </table:table-cell>
          <table:table-cell office:value-type="float" office:value="1669.03712724588" calcext:value-type="float">
            <text:p>1669.03712724588</text:p>
          </table:table-cell>
          <table:table-cell office:value-type="float" office:value="1220.23919204304" calcext:value-type="float">
            <text:p>1220.23919204304</text:p>
          </table:table-cell>
          <table:table-cell office:value-type="float" office:value="73.11" calcext:value-type="float">
            <text:p>73.11</text:p>
          </table:table-cell>
          <table:table-cell office:value-type="float" office:value="90828.3659088665" calcext:value-type="float">
            <text:p>90828.3659088665</text:p>
          </table:table-cell>
          <table:table-cell office:value-type="float" office:value="90364.4041596203" calcext:value-type="float">
            <text:p>90364.4041596203</text:p>
          </table:table-cell>
          <table:table-cell office:value-type="float" office:value="99.49" calcext:value-type="float">
            <text:p>99.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ULL</text:p>
          </table:table-cell>
          <table:table-cell office:value-type="float" office:value="33495.4572298019" calcext:value-type="float">
            <text:p>33495.4572298019</text:p>
          </table:table-cell>
          <table:table-cell office:value-type="float" office:value="33475.6417862083" calcext:value-type="float">
            <text:p>33475.6417862083</text:p>
          </table:table-cell>
          <table:table-cell office:value-type="float" office:value="485.207979027326" calcext:value-type="float">
            <text:p>485.207979027326</text:p>
          </table:table-cell>
          <table:table-cell office:value-type="float" office:value="1.45" calcext:value-type="float">
            <text:p>1.45</text:p>
          </table:table-cell>
          <table:table-cell office:value-type="float" office:value="10612.95250576" calcext:value-type="float">
            <text:p>10612.95250576</text:p>
          </table:table-cell>
          <table:table-cell office:value-type="float" office:value="458.037102001497" calcext:value-type="float">
            <text:p>458.037102001497</text:p>
          </table:table-cell>
          <table:table-cell office:value-type="float" office:value="4.32" calcext:value-type="float">
            <text:p>4.32</text:p>
          </table:table-cell>
          <table:table-cell office:value-type="float" office:value="22862.6892804483" calcext:value-type="float">
            <text:p>22862.6892804483</text:p>
          </table:table-cell>
          <table:table-cell office:value-type="float" office:value="27.1708770258294" calcext:value-type="float">
            <text:p>27.170877025829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NULL</text:p>
          </table:table-cell>
          <table:table-cell office:value-type="float" office:value="111093.668815867" calcext:value-type="float">
            <text:p>111093.668815867</text:p>
          </table:table-cell>
          <table:table-cell office:value-type="float" office:value="111129.392457048" calcext:value-type="float">
            <text:p>111129.392457048</text:p>
          </table:table-cell>
          <table:table-cell office:value-type="float" office:value="16235.4292061808" calcext:value-type="float">
            <text:p>16235.4292061808</text:p>
          </table:table-cell>
          <table:table-cell office:value-type="float" office:value="14.61" calcext:value-type="float">
            <text:p>14.61</text:p>
          </table:table-cell>
          <table:table-cell office:value-type="float" office:value="33934.4166841202" calcext:value-type="float">
            <text:p>33934.4166841202</text:p>
          </table:table-cell>
          <table:table-cell office:value-type="float" office:value="5670.06087960269" calcext:value-type="float">
            <text:p>5670.06087960269</text:p>
          </table:table-cell>
          <table:table-cell office:value-type="float" office:value="16.71" calcext:value-type="float">
            <text:p>16.71</text:p>
          </table:table-cell>
          <table:table-cell office:value-type="float" office:value="77194.9757729278" calcext:value-type="float">
            <text:p>77194.9757729278</text:p>
          </table:table-cell>
          <table:table-cell office:value-type="float" office:value="10565.3683265781" calcext:value-type="float">
            <text:p>10565.3683265781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float" office:value="331036.110871126" calcext:value-type="float">
            <text:p>331036.110871126</text:p>
          </table:table-cell>
          <table:table-cell office:value-type="float" office:value="331034.586012592" calcext:value-type="float">
            <text:p>331034.586012592</text:p>
          </table:table-cell>
          <table:table-cell office:value-type="float" office:value="5965.09465460162" calcext:value-type="float">
            <text:p>5965.09465460162</text:p>
          </table:table-cell>
          <table:table-cell office:value-type="float" office:value="1.8" calcext:value-type="float">
            <text:p>1.8</text:p>
          </table:table-cell>
          <table:table-cell office:value-type="float" office:value="27004.324265707" calcext:value-type="float">
            <text:p>27004.324265707</text:p>
          </table:table-cell>
          <table:table-cell office:value-type="float" office:value="5197.22522169137" calcext:value-type="float">
            <text:p>5197.22522169137</text:p>
          </table:table-cell>
          <table:table-cell office:value-type="float" office:value="19.25" calcext:value-type="float">
            <text:p>19.25</text:p>
          </table:table-cell>
          <table:table-cell office:value-type="float" office:value="304030.261746885" calcext:value-type="float">
            <text:p>304030.261746885</text:p>
          </table:table-cell>
          <table:table-cell office:value-type="float" office:value="767.869432910248" calcext:value-type="float">
            <text:p>767.86943291024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float" office:value="615546.064786583" calcext:value-type="float">
            <text:p>615546.064786583</text:p>
          </table:table-cell>
          <table:table-cell office:value-type="float" office:value="615524.575538671" calcext:value-type="float">
            <text:p>615524.575538671</text:p>
          </table:table-cell>
          <table:table-cell office:value-type="float" office:value="69233.1870459333" calcext:value-type="float">
            <text:p>69233.1870459333</text:p>
          </table:table-cell>
          <table:table-cell office:value-type="float" office:value="11.25" calcext:value-type="float">
            <text:p>11.25</text:p>
          </table:table-cell>
          <table:table-cell office:value-type="float" office:value="133173.973428581" calcext:value-type="float">
            <text:p>133173.973428581</text:p>
          </table:table-cell>
          <table:table-cell office:value-type="float" office:value="46931.0465324779" calcext:value-type="float">
            <text:p>46931.0465324779</text:p>
          </table:table-cell>
          <table:table-cell office:value-type="float" office:value="35.24" calcext:value-type="float">
            <text:p>35.24</text:p>
          </table:table-cell>
          <table:table-cell office:value-type="float" office:value="482350.602110091" calcext:value-type="float">
            <text:p>482350.602110091</text:p>
          </table:table-cell>
          <table:table-cell office:value-type="float" office:value="22302.1405134553" calcext:value-type="float">
            <text:p>22302.1405134553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float" office:value="25893.5255856599" calcext:value-type="float">
            <text:p>25893.5255856599</text:p>
          </table:table-cell>
          <table:table-cell office:value-type="float" office:value="25898.1750781334" calcext:value-type="float">
            <text:p>25898.1750781334</text:p>
          </table:table-cell>
          <table:table-cell office:value-type="float" office:value="57.6442291553716" calcext:value-type="float">
            <text:p>57.6442291553716</text:p>
          </table:table-cell>
          <table:table-cell office:value-type="float" office:value="0.22" calcext:value-type="float">
            <text:p>0.22</text:p>
          </table:table-cell>
          <table:table-cell office:value-type="float" office:value="341.088137691585" calcext:value-type="float">
            <text:p>341.088137691585</text:p>
          </table:table-cell>
          <table:table-cell office:value-type="float" office:value="35.4701616917146" calcext:value-type="float">
            <text:p>35.4701616917146</text:p>
          </table:table-cell>
          <table:table-cell office:value-type="float" office:value="10.4" calcext:value-type="float">
            <text:p>10.4</text:p>
          </table:table-cell>
          <table:table-cell office:value-type="float" office:value="25557.0869404418" calcext:value-type="float">
            <text:p>25557.0869404418</text:p>
          </table:table-cell>
          <table:table-cell office:value-type="float" office:value="22.174067463657" calcext:value-type="float">
            <text:p>22.17406746365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ULL</text:p>
          </table:table-cell>
          <table:table-cell office:value-type="float" office:value="4437502.2103528" calcext:value-type="float">
            <text:p>4437502.2103528</text:p>
          </table:table-cell>
          <table:table-cell office:value-type="float" office:value="4438984.20780131" calcext:value-type="float">
            <text:p>4438984.20780131</text:p>
          </table:table-cell>
          <table:table-cell office:value-type="float" office:value="1004017.59189639" calcext:value-type="float">
            <text:p>1004017.59189639</text:p>
          </table:table-cell>
          <table:table-cell office:value-type="float" office:value="22.62" calcext:value-type="float">
            <text:p>22.62</text:p>
          </table:table-cell>
          <table:table-cell office:value-type="float" office:value="2165769.37896701" calcext:value-type="float">
            <text:p>2165769.37896701</text:p>
          </table:table-cell>
          <table:table-cell office:value-type="float" office:value="901159.373484971" calcext:value-type="float">
            <text:p>901159.373484971</text:p>
          </table:table-cell>
          <table:table-cell office:value-type="float" office:value="41.61" calcext:value-type="float">
            <text:p>41.61</text:p>
          </table:table-cell>
          <table:table-cell office:value-type="float" office:value="2273214.8288343" calcext:value-type="float">
            <text:p>2273214.8288343</text:p>
          </table:table-cell>
          <table:table-cell office:value-type="float" office:value="102858.218411419" calcext:value-type="float">
            <text:p>102858.218411419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ULL</text:p>
          </table:table-cell>
          <table:table-cell office:value-type="float" office:value="218996.405158761" calcext:value-type="float">
            <text:p>218996.405158761</text:p>
          </table:table-cell>
          <table:table-cell office:value-type="float" office:value="218954.614974104" calcext:value-type="float">
            <text:p>218954.614974104</text:p>
          </table:table-cell>
          <table:table-cell office:value-type="float" office:value="22852.4559442152" calcext:value-type="float">
            <text:p>22852.4559442152</text:p>
          </table:table-cell>
          <table:table-cell office:value-type="float" office:value="10.44" calcext:value-type="float">
            <text:p>10.44</text:p>
          </table:table-cell>
          <table:table-cell office:value-type="float" office:value="109083.563508074" calcext:value-type="float">
            <text:p>109083.563508074</text:p>
          </table:table-cell>
          <table:table-cell office:value-type="float" office:value="21841.7643484287" calcext:value-type="float">
            <text:p>21841.7643484287</text:p>
          </table:table-cell>
          <table:table-cell office:value-type="float" office:value="20.02" calcext:value-type="float">
            <text:p>20.02</text:p>
          </table:table-cell>
          <table:table-cell office:value-type="float" office:value="109871.05146603" calcext:value-type="float">
            <text:p>109871.05146603</text:p>
          </table:table-cell>
          <table:table-cell office:value-type="float" office:value="1010.69159578649" calcext:value-type="float">
            <text:p>1010.6915957864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GF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ULL</text:p>
          </table:table-cell>
          <table:table-cell office:value-type="float" office:value="214609.932411099" calcext:value-type="float">
            <text:p>214609.932411099</text:p>
          </table:table-cell>
          <table:table-cell office:value-type="float" office:value="214668.991550573" calcext:value-type="float">
            <text:p>214668.991550573</text:p>
          </table:table-cell>
          <table:table-cell office:value-type="float" office:value="44338.1024016346" calcext:value-type="float">
            <text:p>44338.1024016346</text:p>
          </table:table-cell>
          <table:table-cell office:value-type="float" office:value="20.65" calcext:value-type="float">
            <text:p>20.65</text:p>
          </table:table-cell>
          <table:table-cell office:value-type="float" office:value="82526.7451066399" calcext:value-type="float">
            <text:p>82526.7451066399</text:p>
          </table:table-cell>
          <table:table-cell office:value-type="float" office:value="42987.150861675" calcext:value-type="float">
            <text:p>42987.150861675</text:p>
          </table:table-cell>
          <table:table-cell office:value-type="float" office:value="52.09" calcext:value-type="float">
            <text:p>52.09</text:p>
          </table:table-cell>
          <table:table-cell office:value-type="float" office:value="132142.246443933" calcext:value-type="float">
            <text:p>132142.246443933</text:p>
          </table:table-cell>
          <table:table-cell office:value-type="float" office:value="1350.95153995962" calcext:value-type="float">
            <text:p>1350.9515399596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ULL</text:p>
          </table:table-cell>
          <table:table-cell office:value-type="float" office:value="208785.83718354" calcext:value-type="float">
            <text:p>208785.83718354</text:p>
          </table:table-cell>
          <table:table-cell office:value-type="float" office:value="208764.569148285" calcext:value-type="float">
            <text:p>208764.569148285</text:p>
          </table:table-cell>
          <table:table-cell office:value-type="float" office:value="49620.0541519641" calcext:value-type="float">
            <text:p>49620.0541519641</text:p>
          </table:table-cell>
          <table:table-cell office:value-type="float" office:value="23.77" calcext:value-type="float">
            <text:p>23.77</text:p>
          </table:table-cell>
          <table:table-cell office:value-type="float" office:value="557.81000097836" calcext:value-type="float">
            <text:p>557.81000097836</text:p>
          </table:table-cell>
          <table:table-cell office:value-type="float" office:value="125.32527285467" calcext:value-type="float">
            <text:p>125.32527285467</text:p>
          </table:table-cell>
          <table:table-cell office:value-type="float" office:value="22.47" calcext:value-type="float">
            <text:p>22.47</text:p>
          </table:table-cell>
          <table:table-cell office:value-type="float" office:value="208206.759147307" calcext:value-type="float">
            <text:p>208206.759147307</text:p>
          </table:table-cell>
          <table:table-cell office:value-type="float" office:value="49494.7288791094" calcext:value-type="float">
            <text:p>49494.7288791094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ULL</text:p>
          </table:table-cell>
          <table:table-cell office:value-type="float" office:value="346139.564626652" calcext:value-type="float">
            <text:p>346139.564626652</text:p>
          </table:table-cell>
          <table:table-cell office:value-type="float" office:value="346134.838678542" calcext:value-type="float">
            <text:p>346134.838678542</text:p>
          </table:table-cell>
          <table:table-cell office:value-type="float" office:value="18100.4785563584" calcext:value-type="float">
            <text:p>18100.4785563584</text:p>
          </table:table-cell>
          <table:table-cell office:value-type="float" office:value="5.23" calcext:value-type="float">
            <text:p>5.23</text:p>
          </table:table-cell>
          <table:table-cell office:value-type="float" office:value="211346.242309221" calcext:value-type="float">
            <text:p>211346.242309221</text:p>
          </table:table-cell>
          <table:table-cell office:value-type="float" office:value="18074.9213140816" calcext:value-type="float">
            <text:p>18074.9213140816</text:p>
          </table:table-cell>
          <table:table-cell office:value-type="float" office:value="8.55" calcext:value-type="float">
            <text:p>8.55</text:p>
          </table:table-cell>
          <table:table-cell office:value-type="float" office:value="134788.59636932" calcext:value-type="float">
            <text:p>134788.59636932</text:p>
          </table:table-cell>
          <table:table-cell office:value-type="float" office:value="25.5572422768126" calcext:value-type="float">
            <text:p>25.55724227681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uyana|Barbados</text:p>
          </table:table-cell>
          <table:table-cell office:value-type="string" calcext:value-type="string">
            <text:p>GUY|BRB</text:p>
          </table:table-cell>
          <table:table-cell office:value-type="string" calcext:value-type="string">
            <text:p>GY|BB</text:p>
          </table:table-cell>
          <table:table-cell office:value-type="string" calcext:value-type="string">
            <text:p>328|52</text:p>
          </table:table-cell>
          <table:table-cell office:value-type="string" calcext:value-type="string">
            <text:p>Joint regime</text:p>
          </table:table-cell>
          <table:table-cell office:value-type="float" office:value="67.1567419311886" calcext:value-type="float">
            <text:p>67.1567419311886</text:p>
          </table:table-cell>
          <table:table-cell office:value-type="float" office:value="67.1654639014453" calcext:value-type="float">
            <text:p>67.165463901445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7.1654639014453" calcext:value-type="float">
            <text:p>67.165463901445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ULL</text:p>
          </table:table-cell>
          <table:table-cell office:value-type="float" office:value="1080.58335814069" calcext:value-type="float">
            <text:p>1080.58335814069</text:p>
          </table:table-cell>
          <table:table-cell office:value-type="float" office:value="1080.59589010772" calcext:value-type="float">
            <text:p>1080.59589010772</text:p>
          </table:table-cell>
          <table:table-cell office:value-type="float" office:value="435.704812629099" calcext:value-type="float">
            <text:p>435.704812629099</text:p>
          </table:table-cell>
          <table:table-cell office:value-type="float" office:value="40.32" calcext:value-type="float">
            <text:p>40.32</text:p>
          </table:table-cell>
          <table:table-cell office:value-type="float" office:value="950.110966912799" calcext:value-type="float">
            <text:p>950.110966912799</text:p>
          </table:table-cell>
          <table:table-cell office:value-type="float" office:value="417.864897009383" calcext:value-type="float">
            <text:p>417.864897009383</text:p>
          </table:table-cell>
          <table:table-cell office:value-type="float" office:value="43.98" calcext:value-type="float">
            <text:p>43.98</text:p>
          </table:table-cell>
          <table:table-cell office:value-type="float" office:value="130.484923194919" calcext:value-type="float">
            <text:p>130.484923194919</text:p>
          </table:table-cell>
          <table:table-cell office:value-type="float" office:value="17.8399156197161" calcext:value-type="float">
            <text:p>17.839915619716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M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ULL</text:p>
          </table:table-cell>
          <table:table-cell office:value-type="float" office:value="417389.304127632" calcext:value-type="float">
            <text:p>417389.304127632</text:p>
          </table:table-cell>
          <table:table-cell office:value-type="float" office:value="417707.230114892" calcext:value-type="float">
            <text:p>417707.230114892</text:p>
          </table:table-cell>
          <table:table-cell office:value-type="float" office:value="71174.2927144241" calcext:value-type="float">
            <text:p>71174.2927144241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391.900225473791" calcext:value-type="float">
            <text:p>391.900225473791</text:p>
          </table:table-cell>
          <table:table-cell office:value-type="float" office:value="100" calcext:value-type="float">
            <text:p>100</text:p>
          </table:table-cell>
          <table:table-cell office:value-type="float" office:value="417315.329889418" calcext:value-type="float">
            <text:p>417315.329889418</text:p>
          </table:table-cell>
          <table:table-cell office:value-type="float" office:value="70782.3924889503" calcext:value-type="float">
            <text:p>70782.3924889503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ULL</text:p>
          </table:table-cell>
          <table:table-cell office:value-type="float" office:value="320519.112079908" calcext:value-type="float">
            <text:p>320519.112079908</text:p>
          </table:table-cell>
          <table:table-cell office:value-type="float" office:value="320496.73770812" calcext:value-type="float">
            <text:p>320496.73770812</text:p>
          </table:table-cell>
          <table:table-cell office:value-type="float" office:value="36496.0332043921" calcext:value-type="float">
            <text:p>36496.0332043921</text:p>
          </table:table-cell>
          <table:table-cell office:value-type="float" office:value="11.39" calcext:value-type="float">
            <text:p>11.39</text:p>
          </table:table-cell>
          <table:table-cell office:value-type="float" office:value="112349.845716396" calcext:value-type="float">
            <text:p>112349.845716396</text:p>
          </table:table-cell>
          <table:table-cell office:value-type="float" office:value="26478.6834075227" calcext:value-type="float">
            <text:p>26478.6834075227</text:p>
          </table:table-cell>
          <table:table-cell office:value-type="float" office:value="23.57" calcext:value-type="float">
            <text:p>23.57</text:p>
          </table:table-cell>
          <table:table-cell office:value-type="float" office:value="208146.891991724" calcext:value-type="float">
            <text:p>208146.891991724</text:p>
          </table:table-cell>
          <table:table-cell office:value-type="float" office:value="10017.3497968694" calcext:value-type="float">
            <text:p>10017.3497968694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onduras|Cayman Islands</text:p>
          </table:table-cell>
          <table:table-cell office:value-type="string" calcext:value-type="string">
            <text:p>HND|CYM</text:p>
          </table:table-cell>
          <table:table-cell office:value-type="string" calcext:value-type="string">
            <text:p>HN|KY</text:p>
          </table:table-cell>
          <table:table-cell office:value-type="string" calcext:value-type="string">
            <text:p>340|136</text:p>
          </table:table-cell>
          <table:table-cell office:value-type="string" calcext:value-type="string">
            <text:p>Joint regime</text:p>
          </table:table-cell>
          <table:table-cell office:value-type="float" office:value="2075.28102383463" calcext:value-type="float">
            <text:p>2075.28102383463</text:p>
          </table:table-cell>
          <table:table-cell office:value-type="float" office:value="2075.64425441057" calcext:value-type="float">
            <text:p>2075.6442544105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075.64425441058" calcext:value-type="float">
            <text:p>2075.6442544105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ULL</text:p>
          </table:table-cell>
          <table:table-cell office:value-type="float" office:value="112163.817287169" calcext:value-type="float">
            <text:p>112163.817287169</text:p>
          </table:table-cell>
          <table:table-cell office:value-type="float" office:value="112168.594620082" calcext:value-type="float">
            <text:p>112168.594620082</text:p>
          </table:table-cell>
          <table:table-cell office:value-type="float" office:value="26381.5456323397" calcext:value-type="float">
            <text:p>26381.5456323397</text:p>
          </table:table-cell>
          <table:table-cell office:value-type="float" office:value="23.52" calcext:value-type="float">
            <text:p>23.52</text:p>
          </table:table-cell>
          <table:table-cell office:value-type="float" office:value="56926.3889131581" calcext:value-type="float">
            <text:p>56926.3889131581</text:p>
          </table:table-cell>
          <table:table-cell office:value-type="float" office:value="21606.6955253523" calcext:value-type="float">
            <text:p>21606.6955253523</text:p>
          </table:table-cell>
          <table:table-cell office:value-type="float" office:value="37.96" calcext:value-type="float">
            <text:p>37.96</text:p>
          </table:table-cell>
          <table:table-cell office:value-type="float" office:value="55242.2057069241" calcext:value-type="float">
            <text:p>55242.2057069241</text:p>
          </table:table-cell>
          <table:table-cell office:value-type="float" office:value="4774.85010698744" calcext:value-type="float">
            <text:p>4774.8501069874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ULL</text:p>
          </table:table-cell>
          <table:table-cell office:value-type="float" office:value="130548.843618823" calcext:value-type="float">
            <text:p>130548.843618823</text:p>
          </table:table-cell>
          <table:table-cell office:value-type="float" office:value="130557.492653943" calcext:value-type="float">
            <text:p>130557.492653943</text:p>
          </table:table-cell>
          <table:table-cell office:value-type="float" office:value="3719.78504919839" calcext:value-type="float">
            <text:p>3719.78504919839</text:p>
          </table:table-cell>
          <table:table-cell office:value-type="float" office:value="2.85" calcext:value-type="float">
            <text:p>2.85</text:p>
          </table:table-cell>
          <table:table-cell office:value-type="float" office:value="27223.3802762381" calcext:value-type="float">
            <text:p>27223.3802762381</text:p>
          </table:table-cell>
          <table:table-cell office:value-type="float" office:value="1956.63972337501" calcext:value-type="float">
            <text:p>1956.63972337501</text:p>
          </table:table-cell>
          <table:table-cell office:value-type="float" office:value="7.19" calcext:value-type="float">
            <text:p>7.19</text:p>
          </table:table-cell>
          <table:table-cell office:value-type="float" office:value="103334.112377705" calcext:value-type="float">
            <text:p>103334.112377705</text:p>
          </table:table-cell>
          <table:table-cell office:value-type="float" office:value="1763.14532582338" calcext:value-type="float">
            <text:p>1763.14532582338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ULL</text:p>
          </table:table-cell>
          <table:table-cell office:value-type="float" office:value="93118.6563799759" calcext:value-type="float">
            <text:p>93118.6563799759</text:p>
          </table:table-cell>
          <table:table-cell office:value-type="float" office:value="93118.2405146858" calcext:value-type="float">
            <text:p>93118.2405146858</text:p>
          </table:table-cell>
          <table:table-cell office:value-type="float" office:value="21050.4261640356" calcext:value-type="float">
            <text:p>21050.4261640356</text:p>
          </table:table-cell>
          <table:table-cell office:value-type="float" office:value="22.61" calcext:value-type="float">
            <text:p>22.61</text:p>
          </table:table-cell>
          <table:table-cell office:value-type="float" office:value="93118.2405146858" calcext:value-type="float">
            <text:p>93118.2405146858</text:p>
          </table:table-cell>
          <table:table-cell office:value-type="float" office:value="21050.4261640355" calcext:value-type="float">
            <text:p>21050.4261640355</text:p>
          </table:table-cell>
          <table:table-cell office:value-type="float" office:value="22.61" calcext:value-type="float">
            <text:p>22.6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ULL</text:p>
          </table:table-cell>
          <table:table-cell office:value-type="float" office:value="7913476.62043537" calcext:value-type="float">
            <text:p>7913476.62043537</text:p>
          </table:table-cell>
          <table:table-cell office:value-type="float" office:value="7913202.54773964" calcext:value-type="float">
            <text:p>7913202.54773964</text:p>
          </table:table-cell>
          <table:table-cell office:value-type="float" office:value="411743.741394064" calcext:value-type="float">
            <text:p>411743.741394064</text:p>
          </table:table-cell>
          <table:table-cell office:value-type="float" office:value="5.2" calcext:value-type="float">
            <text:p>5.2</text:p>
          </table:table-cell>
          <table:table-cell office:value-type="float" office:value="1894373.58908042" calcext:value-type="float">
            <text:p>1894373.58908042</text:p>
          </table:table-cell>
          <table:table-cell office:value-type="float" office:value="230689.326551522" calcext:value-type="float">
            <text:p>230689.326551522</text:p>
          </table:table-cell>
          <table:table-cell office:value-type="float" office:value="12.18" calcext:value-type="float">
            <text:p>12.18</text:p>
          </table:table-cell>
          <table:table-cell office:value-type="float" office:value="6018828.95865923" calcext:value-type="float">
            <text:p>6018828.95865923</text:p>
          </table:table-cell>
          <table:table-cell office:value-type="float" office:value="181054.414842543" calcext:value-type="float">
            <text:p>181054.414842543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M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ULL</text:p>
          </table:table-cell>
          <table:table-cell office:value-type="float" office:value="572.738661147369" calcext:value-type="float">
            <text:p>572.738661147369</text:p>
          </table:table-cell>
          <table:table-cell office:value-type="float" office:value="572.756993679378" calcext:value-type="float">
            <text:p>572.756993679378</text:p>
          </table:table-cell>
          <table:table-cell office:value-type="float" office:value="22.2318934196978" calcext:value-type="float">
            <text:p>22.2318934196978</text:p>
          </table:table-cell>
          <table:table-cell office:value-type="float" office:value="3.88" calcext:value-type="float">
            <text:p>3.88</text:p>
          </table:table-cell>
          <table:table-cell office:value-type="float" office:value="567.682858507569" calcext:value-type="float">
            <text:p>567.682858507569</text:p>
          </table:table-cell>
          <table:table-cell office:value-type="float" office:value="20.5119302790587" calcext:value-type="float">
            <text:p>20.5119302790587</text:p>
          </table:table-cell>
          <table:table-cell office:value-type="float" office:value="3.61" calcext:value-type="float">
            <text:p>3.61</text:p>
          </table:table-cell>
          <table:table-cell office:value-type="float" office:value="5.07413517180977" calcext:value-type="float">
            <text:p>5.07413517180977</text:p>
          </table:table-cell>
          <table:table-cell office:value-type="float" office:value="1.71996314063907" calcext:value-type="float">
            <text:p>1.71996314063907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ULL</text:p>
          </table:table-cell>
          <table:table-cell office:value-type="float" office:value="5299365.95042198" calcext:value-type="float">
            <text:p>5299365.95042198</text:p>
          </table:table-cell>
          <table:table-cell office:value-type="float" office:value="5299259.5591084" calcext:value-type="float">
            <text:p>5299259.5591084</text:p>
          </table:table-cell>
          <table:table-cell office:value-type="float" office:value="163552.274936196" calcext:value-type="float">
            <text:p>163552.274936196</text:p>
          </table:table-cell>
          <table:table-cell office:value-type="float" office:value="3.09" calcext:value-type="float">
            <text:p>3.09</text:p>
          </table:table-cell>
          <table:table-cell office:value-type="float" office:value="2978647.39010379" calcext:value-type="float">
            <text:p>2978647.39010379</text:p>
          </table:table-cell>
          <table:table-cell office:value-type="float" office:value="159679.527300408" calcext:value-type="float">
            <text:p>159679.527300408</text:p>
          </table:table-cell>
          <table:table-cell office:value-type="float" office:value="5.36" calcext:value-type="float">
            <text:p>5.36</text:p>
          </table:table-cell>
          <table:table-cell office:value-type="float" office:value="2320612.16900463" calcext:value-type="float">
            <text:p>2320612.16900463</text:p>
          </table:table-cell>
          <table:table-cell office:value-type="float" office:value="3872.74763578806" calcext:value-type="float">
            <text:p>3872.7476357880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dia|Pakistan</text:p>
          </table:table-cell>
          <table:table-cell office:value-type="string" calcext:value-type="string">
            <text:p>IND|PAK</text:p>
          </table:table-cell>
          <table:table-cell office:value-type="string" calcext:value-type="string">
            <text:p>IN|PK</text:p>
          </table:table-cell>
          <table:table-cell office:value-type="string" calcext:value-type="string">
            <text:p>356|586</text:p>
          </table:table-cell>
          <table:table-cell office:value-type="string" calcext:value-type="string">
            <text:p>Disputed</text:p>
          </table:table-cell>
          <table:table-cell office:value-type="float" office:value="186035.17227203" calcext:value-type="float">
            <text:p>186035.17227203</text:p>
          </table:table-cell>
          <table:table-cell office:value-type="float" office:value="186035.187446628" calcext:value-type="float">
            <text:p>186035.187446628</text:p>
          </table:table-cell>
          <table:table-cell office:value-type="float" office:value="29283.944288177" calcext:value-type="float">
            <text:p>29283.944288177</text:p>
          </table:table-cell>
          <table:table-cell office:value-type="float" office:value="15.74" calcext:value-type="float">
            <text:p>15.74</text:p>
          </table:table-cell>
          <table:table-cell office:value-type="float" office:value="186035.187446628" calcext:value-type="float">
            <text:p>186035.187446628</text:p>
          </table:table-cell>
          <table:table-cell office:value-type="float" office:value="29283.944288177" calcext:value-type="float">
            <text:p>29283.944288177</text:p>
          </table:table-cell>
          <table:table-cell office:value-type="float" office:value="15.74" calcext:value-type="float">
            <text:p>15.7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float" office:value="49.4789254852591" calcext:value-type="float">
            <text:p>49.4789254852591</text:p>
          </table:table-cell>
          <table:table-cell table:number-columns-repeated="2" office:value-type="float" office:value="49.4678531572816" calcext:value-type="float">
            <text:p>49.46785315728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6.4628260114871" calcext:value-type="float">
            <text:p>26.46282601148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.0050271457945" calcext:value-type="float">
            <text:p>23.0050271457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ritish Indian Ocean Territory|Mauritius</text:p>
          </table:table-cell>
          <table:table-cell office:value-type="string" calcext:value-type="string">
            <text:p>IOT|MUS</text:p>
          </table:table-cell>
          <table:table-cell office:value-type="string" calcext:value-type="string">
            <text:p>IO|MU</text:p>
          </table:table-cell>
          <table:table-cell office:value-type="string" calcext:value-type="string">
            <text:p>86|480</text:p>
          </table:table-cell>
          <table:table-cell office:value-type="string" calcext:value-type="string">
            <text:p>Disputed</text:p>
          </table:table-cell>
          <table:table-cell office:value-type="float" office:value="638107.108219442" calcext:value-type="float">
            <text:p>638107.108219442</text:p>
          </table:table-cell>
          <table:table-cell office:value-type="float" office:value="638113.143151632" calcext:value-type="float">
            <text:p>638113.143151632</text:p>
          </table:table-cell>
          <table:table-cell office:value-type="float" office:value="638109.534944857" calcext:value-type="float">
            <text:p>638109.5349448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1.9719949361148" calcext:value-type="float">
            <text:p>41.9719949361148</text:p>
          </table:table-cell>
          <table:table-cell office:value-type="float" office:value="100" calcext:value-type="float">
            <text:p>100</text:p>
          </table:table-cell>
          <table:table-cell office:value-type="float" office:value="638071.171156696" calcext:value-type="float">
            <text:p>638071.171156696</text:p>
          </table:table-cell>
          <table:table-cell office:value-type="float" office:value="638067.562949921" calcext:value-type="float">
            <text:p>638067.5629499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ULL</text:p>
          </table:table-cell>
          <table:table-cell office:value-type="float" office:value="497246.369140497" calcext:value-type="float">
            <text:p>497246.369140497</text:p>
          </table:table-cell>
          <table:table-cell office:value-type="float" office:value="497199.651267189" calcext:value-type="float">
            <text:p>497199.651267189</text:p>
          </table:table-cell>
          <table:table-cell office:value-type="float" office:value="20063.1185841448" calcext:value-type="float">
            <text:p>20063.1185841448</text:p>
          </table:table-cell>
          <table:table-cell office:value-type="float" office:value="4.04" calcext:value-type="float">
            <text:p>4.04</text:p>
          </table:table-cell>
          <table:table-cell office:value-type="float" office:value="70200.5583747373" calcext:value-type="float">
            <text:p>70200.5583747373</text:p>
          </table:table-cell>
          <table:table-cell office:value-type="float" office:value="10116.1942979707" calcext:value-type="float">
            <text:p>10116.1942979707</text:p>
          </table:table-cell>
          <table:table-cell office:value-type="float" office:value="14.41" calcext:value-type="float">
            <text:p>14.41</text:p>
          </table:table-cell>
          <table:table-cell office:value-type="float" office:value="426999.092892451" calcext:value-type="float">
            <text:p>426999.092892451</text:p>
          </table:table-cell>
          <table:table-cell office:value-type="float" office:value="9946.92428617413" calcext:value-type="float">
            <text:p>9946.9242861741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ULL</text:p>
          </table:table-cell>
          <table:table-cell office:value-type="float" office:value="1835395.29104534" calcext:value-type="float">
            <text:p>1835395.29104534</text:p>
          </table:table-cell>
          <table:table-cell office:value-type="float" office:value="1835387.21117843" calcext:value-type="float">
            <text:p>1835387.21117843</text:p>
          </table:table-cell>
          <table:table-cell office:value-type="float" office:value="140878.132917439" calcext:value-type="float">
            <text:p>140878.132917439</text:p>
          </table:table-cell>
          <table:table-cell office:value-type="float" office:value="7.68" calcext:value-type="float">
            <text:p>7.68</text:p>
          </table:table-cell>
          <table:table-cell office:value-type="float" office:value="1677709.95049901" calcext:value-type="float">
            <text:p>1677709.95049901</text:p>
          </table:table-cell>
          <table:table-cell office:value-type="float" office:value="139434.621828438" calcext:value-type="float">
            <text:p>139434.621828438</text:p>
          </table:table-cell>
          <table:table-cell office:value-type="float" office:value="8.31" calcext:value-type="float">
            <text:p>8.31</text:p>
          </table:table-cell>
          <table:table-cell office:value-type="float" office:value="157677.260679424" calcext:value-type="float">
            <text:p>157677.260679424</text:p>
          </table:table-cell>
          <table:table-cell office:value-type="float" office:value="1443.5110890007" calcext:value-type="float">
            <text:p>1443.511089000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ran (Islamic Republic of)|United Arab Emirates</text:p>
          </table:table-cell>
          <table:table-cell office:value-type="string" calcext:value-type="string">
            <text:p>IRN|ARE</text:p>
          </table:table-cell>
          <table:table-cell office:value-type="string" calcext:value-type="string">
            <text:p>IR|AE</text:p>
          </table:table-cell>
          <table:table-cell office:value-type="string" calcext:value-type="string">
            <text:p>364|784</text:p>
          </table:table-cell>
          <table:table-cell office:value-type="string" calcext:value-type="string">
            <text:p>Disputed</text:p>
          </table:table-cell>
          <table:table-cell office:value-type="float" office:value="6174.17520053648" calcext:value-type="float">
            <text:p>6174.17520053648</text:p>
          </table:table-cell>
          <table:table-cell office:value-type="float" office:value="6174.34290691838" calcext:value-type="float">
            <text:p>6174.342906918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.62955040006313" calcext:value-type="float">
            <text:p>7.629550400063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66.71335651832" calcext:value-type="float">
            <text:p>6166.7133565183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NULL</text:p>
          </table:table-cell>
          <table:table-cell office:value-type="float" office:value="437132.341259" calcext:value-type="float">
            <text:p>437132.341259</text:p>
          </table:table-cell>
          <table:table-cell office:value-type="float" office:value="437049.110057457" calcext:value-type="float">
            <text:p>437049.110057457</text:p>
          </table:table-cell>
          <table:table-cell office:value-type="float" office:value="6695.19250388582" calcext:value-type="float">
            <text:p>6695.19250388582</text:p>
          </table:table-cell>
          <table:table-cell office:value-type="float" office:value="1.53" calcext:value-type="float">
            <text:p>1.53</text:p>
          </table:table-cell>
          <table:table-cell office:value-type="float" office:value="435873.097106058" calcext:value-type="float">
            <text:p>435873.097106058</text:p>
          </table:table-cell>
          <table:table-cell office:value-type="float" office:value="6695.19085344905" calcext:value-type="float">
            <text:p>6695.19085344905</text:p>
          </table:table-cell>
          <table:table-cell office:value-type="float" office:value="1.54" calcext:value-type="float">
            <text:p>1.54</text:p>
          </table:table-cell>
          <table:table-cell office:value-type="float" office:value="1176.01295139952" calcext:value-type="float">
            <text:p>1176.01295139952</text:p>
          </table:table-cell>
          <table:table-cell office:value-type="float" office:value="0.00165043677455187" calcext:value-type="float">
            <text:p>0.001650436774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ULL</text:p>
          </table:table-cell>
          <table:table-cell office:value-type="float" office:value="852882.127577037" calcext:value-type="float">
            <text:p>852882.127577037</text:p>
          </table:table-cell>
          <table:table-cell office:value-type="float" office:value="852742.058820139" calcext:value-type="float">
            <text:p>852742.058820139</text:p>
          </table:table-cell>
          <table:table-cell office:value-type="float" office:value="22912.3640826372" calcext:value-type="float">
            <text:p>22912.3640826372</text:p>
          </table:table-cell>
          <table:table-cell office:value-type="float" office:value="2.69" calcext:value-type="float">
            <text:p>2.69</text:p>
          </table:table-cell>
          <table:table-cell office:value-type="float" office:value="102741.69895992" calcext:value-type="float">
            <text:p>102741.69895992</text:p>
          </table:table-cell>
          <table:table-cell office:value-type="float" office:value="20035.6368933505" calcext:value-type="float">
            <text:p>20035.6368933505</text:p>
          </table:table-cell>
          <table:table-cell office:value-type="float" office:value="19.5" calcext:value-type="float">
            <text:p>19.5</text:p>
          </table:table-cell>
          <table:table-cell office:value-type="float" office:value="750000.35986022" calcext:value-type="float">
            <text:p>750000.35986022</text:p>
          </table:table-cell>
          <table:table-cell office:value-type="float" office:value="2876.72718928665" calcext:value-type="float">
            <text:p>2876.7271892866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celand|Svalbard and Jan Mayen</text:p>
          </table:table-cell>
          <table:table-cell office:value-type="string" calcext:value-type="string">
            <text:p>ISL|SJM</text:p>
          </table:table-cell>
          <table:table-cell office:value-type="string" calcext:value-type="string">
            <text:p>IS|SJ</text:p>
          </table:table-cell>
          <table:table-cell office:value-type="string" calcext:value-type="string">
            <text:p>352|744</text:p>
          </table:table-cell>
          <table:table-cell office:value-type="string" calcext:value-type="string">
            <text:p>Joint regime</text:p>
          </table:table-cell>
          <table:table-cell office:value-type="float" office:value="45527.7746769384" calcext:value-type="float">
            <text:p>45527.7746769384</text:p>
          </table:table-cell>
          <table:table-cell office:value-type="float" office:value="45500.9463868101" calcext:value-type="float">
            <text:p>45500.94638681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5500.9463868101" calcext:value-type="float">
            <text:p>45500.946386810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ULL</text:p>
          </table:table-cell>
          <table:table-cell office:value-type="float" office:value="44302.2332417618" calcext:value-type="float">
            <text:p>44302.2332417618</text:p>
          </table:table-cell>
          <table:table-cell office:value-type="float" office:value="44299.751066284" calcext:value-type="float">
            <text:p>44299.751066284</text:p>
          </table:table-cell>
          <table:table-cell office:value-type="float" office:value="4979.18563537939" calcext:value-type="float">
            <text:p>4979.18563537939</text:p>
          </table:table-cell>
          <table:table-cell office:value-type="float" office:value="11.24" calcext:value-type="float">
            <text:p>11.24</text:p>
          </table:table-cell>
          <table:table-cell office:value-type="float" office:value="20778.8696370896" calcext:value-type="float">
            <text:p>20778.8696370896</text:p>
          </table:table-cell>
          <table:table-cell office:value-type="float" office:value="4963.21464602777" calcext:value-type="float">
            <text:p>4963.21464602777</text:p>
          </table:table-cell>
          <table:table-cell office:value-type="float" office:value="23.89" calcext:value-type="float">
            <text:p>23.89</text:p>
          </table:table-cell>
          <table:table-cell office:value-type="float" office:value="23520.8814291944" calcext:value-type="float">
            <text:p>23520.8814291944</text:p>
          </table:table-cell>
          <table:table-cell office:value-type="float" office:value="15.9709893516201" calcext:value-type="float">
            <text:p>15.97098935162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ULL</text:p>
          </table:table-cell>
          <table:table-cell office:value-type="float" office:value="837816.955730183" calcext:value-type="float">
            <text:p>837816.955730183</text:p>
          </table:table-cell>
          <table:table-cell office:value-type="float" office:value="837841.023242569" calcext:value-type="float">
            <text:p>837841.023242569</text:p>
          </table:table-cell>
          <table:table-cell office:value-type="float" office:value="112475.212067363" calcext:value-type="float">
            <text:p>112475.212067363</text:p>
          </table:table-cell>
          <table:table-cell office:value-type="float" office:value="13.42" calcext:value-type="float">
            <text:p>13.42</text:p>
          </table:table-cell>
          <table:table-cell office:value-type="float" office:value="301556.311613989" calcext:value-type="float">
            <text:p>301556.311613989</text:p>
          </table:table-cell>
          <table:table-cell office:value-type="float" office:value="64781.4900153427" calcext:value-type="float">
            <text:p>64781.4900153427</text:p>
          </table:table-cell>
          <table:table-cell office:value-type="float" office:value="21.48" calcext:value-type="float">
            <text:p>21.48</text:p>
          </table:table-cell>
          <table:table-cell office:value-type="float" office:value="536284.711628581" calcext:value-type="float">
            <text:p>536284.711628581</text:p>
          </table:table-cell>
          <table:table-cell office:value-type="float" office:value="47693.7220520201" calcext:value-type="float">
            <text:p>47693.7220520201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taly|France</text:p>
          </table:table-cell>
          <table:table-cell office:value-type="string" calcext:value-type="string">
            <text:p>ITA|FRA</text:p>
          </table:table-cell>
          <table:table-cell office:value-type="string" calcext:value-type="string">
            <text:p>IT|FR</text:p>
          </table:table-cell>
          <table:table-cell office:value-type="string" calcext:value-type="string">
            <text:p>380|250</text:p>
          </table:table-cell>
          <table:table-cell office:value-type="string" calcext:value-type="string">
            <text:p>Joint regime</text:p>
          </table:table-cell>
          <table:table-cell office:value-type="float" office:value="67.0413014911118" calcext:value-type="float">
            <text:p>67.0413014911118</text:p>
          </table:table-cell>
          <table:table-cell table:number-columns-repeated="2" office:value-type="float" office:value="67.0359451135802" calcext:value-type="float">
            <text:p>67.03594511358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67.0359451135802" calcext:value-type="float">
            <text:p>67.03594511358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ULL</text:p>
          </table:table-cell>
          <table:table-cell office:value-type="float" office:value="267913.241089636" calcext:value-type="float">
            <text:p>267913.241089636</text:p>
          </table:table-cell>
          <table:table-cell office:value-type="float" office:value="268049.880300743" calcext:value-type="float">
            <text:p>268049.880300743</text:p>
          </table:table-cell>
          <table:table-cell office:value-type="float" office:value="3600.78693021391" calcext:value-type="float">
            <text:p>3600.78693021391</text:p>
          </table:table-cell>
          <table:table-cell office:value-type="float" office:value="1.34" calcext:value-type="float">
            <text:p>1.34</text:p>
          </table:table-cell>
          <table:table-cell office:value-type="float" office:value="10999.2262273525" calcext:value-type="float">
            <text:p>10999.2262273525</text:p>
          </table:table-cell>
          <table:table-cell office:value-type="float" office:value="1751.09060493527" calcext:value-type="float">
            <text:p>1751.09060493527</text:p>
          </table:table-cell>
          <table:table-cell office:value-type="float" office:value="15.92" calcext:value-type="float">
            <text:p>15.92</text:p>
          </table:table-cell>
          <table:table-cell office:value-type="float" office:value="257050.654073391" calcext:value-type="float">
            <text:p>257050.654073391</text:p>
          </table:table-cell>
          <table:table-cell office:value-type="float" office:value="1849.69632527865" calcext:value-type="float">
            <text:p>1849.6963252786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NULL</text:p>
          </table:table-cell>
          <table:table-cell office:value-type="float" office:value="2401.71690465395" calcext:value-type="float">
            <text:p>2401.71690465395</text:p>
          </table:table-cell>
          <table:table-cell office:value-type="float" office:value="2401.7595696437" calcext:value-type="float">
            <text:p>2401.7595696437</text:p>
          </table:table-cell>
          <table:table-cell office:value-type="float" office:value="208.392597811158" calcext:value-type="float">
            <text:p>208.392597811158</text:p>
          </table:table-cell>
          <table:table-cell office:value-type="float" office:value="8.68" calcext:value-type="float">
            <text:p>8.68</text:p>
          </table:table-cell>
          <table:table-cell office:value-type="float" office:value="125.320123555511" calcext:value-type="float">
            <text:p>125.320123555511</text:p>
          </table:table-cell>
          <table:table-cell office:value-type="float" office:value="22.1832045767882" calcext:value-type="float">
            <text:p>22.1832045767882</text:p>
          </table:table-cell>
          <table:table-cell office:value-type="float" office:value="17.7" calcext:value-type="float">
            <text:p>17.7</text:p>
          </table:table-cell>
          <table:table-cell office:value-type="float" office:value="2276.43944608819" calcext:value-type="float">
            <text:p>2276.43944608819</text:p>
          </table:table-cell>
          <table:table-cell office:value-type="float" office:value="186.20939323437" calcext:value-type="float">
            <text:p>186.20939323437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89247.7436242484" calcext:value-type="float">
            <text:p>89247.7436242484</text:p>
          </table:table-cell>
          <table:table-cell office:value-type="float" office:value="89159.9958280269" calcext:value-type="float">
            <text:p>89159.9958280269</text:p>
          </table:table-cell>
          <table:table-cell office:value-type="float" office:value="2796.54177236364" calcext:value-type="float">
            <text:p>2796.54177236364</text:p>
          </table:table-cell>
          <table:table-cell office:value-type="float" office:value="3.14" calcext:value-type="float">
            <text:p>3.14</text:p>
          </table:table-cell>
          <table:table-cell office:value-type="float" office:value="89066.4534029231" calcext:value-type="float">
            <text:p>89066.4534029231</text:p>
          </table:table-cell>
          <table:table-cell office:value-type="float" office:value="2767.26844578268" calcext:value-type="float">
            <text:p>2767.26844578268</text:p>
          </table:table-cell>
          <table:table-cell office:value-type="float" office:value="3.11" calcext:value-type="float">
            <text:p>3.11</text:p>
          </table:table-cell>
          <table:table-cell office:value-type="float" office:value="93.5424251037169" calcext:value-type="float">
            <text:p>93.5424251037169</text:p>
          </table:table-cell>
          <table:table-cell office:value-type="float" office:value="29.273326580963" calcext:value-type="float">
            <text:p>29.273326580963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ULL</text:p>
          </table:table-cell>
          <table:table-cell office:value-type="float" office:value="4415318.41614752" calcext:value-type="float">
            <text:p>4415318.41614752</text:p>
          </table:table-cell>
          <table:table-cell office:value-type="float" office:value="4415243.17593915" calcext:value-type="float">
            <text:p>4415243.17593915</text:p>
          </table:table-cell>
          <table:table-cell office:value-type="float" office:value="416248.821383825" calcext:value-type="float">
            <text:p>416248.821383825</text:p>
          </table:table-cell>
          <table:table-cell office:value-type="float" office:value="9.43" calcext:value-type="float">
            <text:p>9.43</text:p>
          </table:table-cell>
          <table:table-cell office:value-type="float" office:value="373422.258208789" calcext:value-type="float">
            <text:p>373422.258208789</text:p>
          </table:table-cell>
          <table:table-cell office:value-type="float" office:value="108591.194530287" calcext:value-type="float">
            <text:p>108591.194530287</text:p>
          </table:table-cell>
          <table:table-cell office:value-type="float" office:value="29.08" calcext:value-type="float">
            <text:p>29.08</text:p>
          </table:table-cell>
          <table:table-cell office:value-type="float" office:value="4041820.91773037" calcext:value-type="float">
            <text:p>4041820.91773037</text:p>
          </table:table-cell>
          <table:table-cell office:value-type="float" office:value="307657.626853537" calcext:value-type="float">
            <text:p>307657.626853537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apan|Korea (Republic of)</text:p>
          </table:table-cell>
          <table:table-cell office:value-type="string" calcext:value-type="string">
            <text:p>JPN|KOR</text:p>
          </table:table-cell>
          <table:table-cell office:value-type="string" calcext:value-type="string">
            <text:p>JP|KR</text:p>
          </table:table-cell>
          <table:table-cell office:value-type="string" calcext:value-type="string">
            <text:p>392|410</text:p>
          </table:table-cell>
          <table:table-cell office:value-type="string" calcext:value-type="string">
            <text:p>NULL</text:p>
          </table:table-cell>
          <table:table-cell office:value-type="float" office:value="143232.140334175" calcext:value-type="float">
            <text:p>143232.140334175</text:p>
          </table:table-cell>
          <table:table-cell office:value-type="float" office:value="143268.200230701" calcext:value-type="float">
            <text:p>143268.200230701</text:p>
          </table:table-cell>
          <table:table-cell office:value-type="float" office:value="9667.83982742608" calcext:value-type="float">
            <text:p>9667.83982742608</text:p>
          </table:table-cell>
          <table:table-cell office:value-type="float" office:value="6.75" calcext:value-type="float">
            <text:p>6.75</text:p>
          </table:table-cell>
          <table:table-cell office:value-type="float" office:value="0.156508423871844" calcext:value-type="float">
            <text:p>0.1565084238718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3268.043722277" calcext:value-type="float">
            <text:p>143268.043722277</text:p>
          </table:table-cell>
          <table:table-cell office:value-type="float" office:value="9667.83982742608" calcext:value-type="float">
            <text:p>9667.8398274260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apan|Russian Federation</text:p>
          </table:table-cell>
          <table:table-cell office:value-type="string" calcext:value-type="string">
            <text:p>JPN|RUS</text:p>
          </table:table-cell>
          <table:table-cell office:value-type="string" calcext:value-type="string">
            <text:p>JP|RU</text:p>
          </table:table-cell>
          <table:table-cell office:value-type="string" calcext:value-type="string">
            <text:p>392|643</text:p>
          </table:table-cell>
          <table:table-cell office:value-type="string" calcext:value-type="string">
            <text:p>Disputed</text:p>
          </table:table-cell>
          <table:table-cell office:value-type="float" office:value="218753.143660266" calcext:value-type="float">
            <text:p>218753.143660266</text:p>
          </table:table-cell>
          <table:table-cell office:value-type="float" office:value="218500.694995197" calcext:value-type="float">
            <text:p>218500.694995197</text:p>
          </table:table-cell>
          <table:table-cell office:value-type="float" office:value="3045.47262075401" calcext:value-type="float">
            <text:p>3045.47262075401</text:p>
          </table:table-cell>
          <table:table-cell office:value-type="float" office:value="1.39" calcext:value-type="float">
            <text:p>1.39</text:p>
          </table:table-cell>
          <table:table-cell office:value-type="float" office:value="5112.33168430722" calcext:value-type="float">
            <text:p>5112.33168430722</text:p>
          </table:table-cell>
          <table:table-cell office:value-type="float" office:value="1998.9422263815" calcext:value-type="float">
            <text:p>1998.9422263815</text:p>
          </table:table-cell>
          <table:table-cell office:value-type="float" office:value="39.1" calcext:value-type="float">
            <text:p>39.1</text:p>
          </table:table-cell>
          <table:table-cell office:value-type="float" office:value="213388.36331089" calcext:value-type="float">
            <text:p>213388.36331089</text:p>
          </table:table-cell>
          <table:table-cell office:value-type="float" office:value="1046.5303943725" calcext:value-type="float">
            <text:p>1046.530394372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Japan|Taiwan, Province of China</text:p>
          </table:table-cell>
          <table:table-cell office:value-type="string" calcext:value-type="string">
            <text:p>JPN|TWN</text:p>
          </table:table-cell>
          <table:table-cell office:value-type="string" calcext:value-type="string">
            <text:p>JP|TW</text:p>
          </table:table-cell>
          <table:table-cell office:value-type="string" calcext:value-type="string">
            <text:p>392|158</text:p>
          </table:table-cell>
          <table:table-cell office:value-type="string" calcext:value-type="string">
            <text:p>Disputed</text:p>
          </table:table-cell>
          <table:table-cell office:value-type="float" office:value="73794.016305467" calcext:value-type="float">
            <text:p>73794.016305467</text:p>
          </table:table-cell>
          <table:table-cell office:value-type="float" office:value="73782.5748963084" calcext:value-type="float">
            <text:p>73782.57489630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.26392308950089" calcext:value-type="float">
            <text:p>7.263923089500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3775.3109732189" calcext:value-type="float">
            <text:p>73775.310973218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ULL</text:p>
          </table:table-cell>
          <table:table-cell office:value-type="float" office:value="2840827.46240736" calcext:value-type="float">
            <text:p>2840827.46240736</text:p>
          </table:table-cell>
          <table:table-cell office:value-type="float" office:value="2841183.88402637" calcext:value-type="float">
            <text:p>2841183.88402637</text:p>
          </table:table-cell>
          <table:table-cell office:value-type="float" office:value="92020.0447663771" calcext:value-type="float">
            <text:p>92020.0447663771</text:p>
          </table:table-cell>
          <table:table-cell office:value-type="float" office:value="3.24" calcext:value-type="float">
            <text:p>3.24</text:p>
          </table:table-cell>
          <table:table-cell office:value-type="float" office:value="2841183.88402637" calcext:value-type="float">
            <text:p>2841183.88402637</text:p>
          </table:table-cell>
          <table:table-cell office:value-type="float" office:value="92020.0447663772" calcext:value-type="float">
            <text:p>92020.0447663772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ULL</text:p>
          </table:table-cell>
          <table:table-cell office:value-type="float" office:value="696763.900957859" calcext:value-type="float">
            <text:p>696763.900957859</text:p>
          </table:table-cell>
          <table:table-cell office:value-type="float" office:value="696692.112004407" calcext:value-type="float">
            <text:p>696692.112004407</text:p>
          </table:table-cell>
          <table:table-cell office:value-type="float" office:value="73786.0313968062" calcext:value-type="float">
            <text:p>73786.0313968062</text:p>
          </table:table-cell>
          <table:table-cell office:value-type="float" office:value="10.59" calcext:value-type="float">
            <text:p>10.59</text:p>
          </table:table-cell>
          <table:table-cell office:value-type="float" office:value="582677.18501712" calcext:value-type="float">
            <text:p>582677.18501712</text:p>
          </table:table-cell>
          <table:table-cell office:value-type="float" office:value="72289.2397203891" calcext:value-type="float">
            <text:p>72289.2397203891</text:p>
          </table:table-cell>
          <table:table-cell office:value-type="float" office:value="12.41" calcext:value-type="float">
            <text:p>12.41</text:p>
          </table:table-cell>
          <table:table-cell office:value-type="float" office:value="114014.926987286" calcext:value-type="float">
            <text:p>114014.926987286</text:p>
          </table:table-cell>
          <table:table-cell office:value-type="float" office:value="1496.79167641711" calcext:value-type="float">
            <text:p>1496.79167641711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enya|Sudan</text:p>
          </table:table-cell>
          <table:table-cell office:value-type="string" calcext:value-type="string">
            <text:p>KEN|SDN</text:p>
          </table:table-cell>
          <table:table-cell office:value-type="string" calcext:value-type="string">
            <text:p>KE|SD</text:p>
          </table:table-cell>
          <table:table-cell office:value-type="string" calcext:value-type="string">
            <text:p>404|729</text:p>
          </table:table-cell>
          <table:table-cell office:value-type="string" calcext:value-type="string">
            <text:p>Disputed</text:p>
          </table:table-cell>
          <table:table-cell office:value-type="float" office:value="3176.53416534755" calcext:value-type="float">
            <text:p>3176.53416534755</text:p>
          </table:table-cell>
          <table:table-cell office:value-type="float" office:value="3178.00608084892" calcext:value-type="float">
            <text:p>3178.006080848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78.00608084892" calcext:value-type="float">
            <text:p>3178.00608084892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enya|Somalia</text:p>
          </table:table-cell>
          <table:table-cell office:value-type="string" calcext:value-type="string">
            <text:p>KEN|SOM</text:p>
          </table:table-cell>
          <table:table-cell office:value-type="string" calcext:value-type="string">
            <text:p>KE|SO</text:p>
          </table:table-cell>
          <table:table-cell office:value-type="string" calcext:value-type="string">
            <text:p>404|706</text:p>
          </table:table-cell>
          <table:table-cell office:value-type="string" calcext:value-type="string">
            <text:p>Disputed</text:p>
          </table:table-cell>
          <table:table-cell office:value-type="float" office:value="50185.073436655" calcext:value-type="float">
            <text:p>50185.073436655</text:p>
          </table:table-cell>
          <table:table-cell office:value-type="float" office:value="50223.6978778117" calcext:value-type="float">
            <text:p>50223.69787781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168041670622922" calcext:value-type="float">
            <text:p>0.1680416706229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223.5298361411" calcext:value-type="float">
            <text:p>50223.529836141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ULL</text:p>
          </table:table-cell>
          <table:table-cell office:value-type="float" office:value="199188.246858505" calcext:value-type="float">
            <text:p>199188.246858505</text:p>
          </table:table-cell>
          <table:table-cell office:value-type="float" office:value="199188.217890408" calcext:value-type="float">
            <text:p>199188.217890408</text:p>
          </table:table-cell>
          <table:table-cell office:value-type="float" office:value="13980.7160763639" calcext:value-type="float">
            <text:p>13980.7160763639</text:p>
          </table:table-cell>
          <table:table-cell office:value-type="float" office:value="7.02" calcext:value-type="float">
            <text:p>7.02</text:p>
          </table:table-cell>
          <table:table-cell office:value-type="float" office:value="199188.217890408" calcext:value-type="float">
            <text:p>199188.217890408</text:p>
          </table:table-cell>
          <table:table-cell office:value-type="float" office:value="13980.7160763639" calcext:value-type="float">
            <text:p>13980.7160763639</text:p>
          </table:table-cell>
          <table:table-cell office:value-type="float" office:value="7.02" calcext:value-type="float">
            <text:p>7.0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ULL</text:p>
          </table:table-cell>
          <table:table-cell office:value-type="float" office:value="230013.111472874" calcext:value-type="float">
            <text:p>230013.111472874</text:p>
          </table:table-cell>
          <table:table-cell office:value-type="float" office:value="230011.826493565" calcext:value-type="float">
            <text:p>230011.826493565</text:p>
          </table:table-cell>
          <table:table-cell office:value-type="float" office:value="47139.5474777234" calcext:value-type="float">
            <text:p>47139.5474777234</text:p>
          </table:table-cell>
          <table:table-cell office:value-type="float" office:value="20.49" calcext:value-type="float">
            <text:p>20.49</text:p>
          </table:table-cell>
          <table:table-cell office:value-type="float" office:value="181357.697256193" calcext:value-type="float">
            <text:p>181357.697256193</text:p>
          </table:table-cell>
          <table:table-cell office:value-type="float" office:value="47051.1778014807" calcext:value-type="float">
            <text:p>47051.1778014807</text:p>
          </table:table-cell>
          <table:table-cell office:value-type="float" office:value="25.94" calcext:value-type="float">
            <text:p>25.94</text:p>
          </table:table-cell>
          <table:table-cell office:value-type="float" office:value="48654.1292373721" calcext:value-type="float">
            <text:p>48654.1292373721</text:p>
          </table:table-cell>
          <table:table-cell office:value-type="float" office:value="88.3696762426495" calcext:value-type="float">
            <text:p>88.369676242649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ULL</text:p>
          </table:table-cell>
          <table:table-cell office:value-type="float" office:value="3441208.21595847" calcext:value-type="float">
            <text:p>3441208.21595847</text:p>
          </table:table-cell>
          <table:table-cell office:value-type="float" office:value="3440923.2908079" calcext:value-type="float">
            <text:p>3440923.2908079</text:p>
          </table:table-cell>
          <table:table-cell office:value-type="float" office:value="409195.15739964" calcext:value-type="float">
            <text:p>409195.15739964</text:p>
          </table:table-cell>
          <table:table-cell office:value-type="float" office:value="11.89" calcext:value-type="float">
            <text:p>11.89</text:p>
          </table:table-cell>
          <table:table-cell office:value-type="float" office:value="1025.90275241803" calcext:value-type="float">
            <text:p>1025.90275241803</text:p>
          </table:table-cell>
          <table:table-cell office:value-type="float" office:value="228.631906579004" calcext:value-type="float">
            <text:p>228.631906579004</text:p>
          </table:table-cell>
          <table:table-cell office:value-type="float" office:value="22.29" calcext:value-type="float">
            <text:p>22.29</text:p>
          </table:table-cell>
          <table:table-cell office:value-type="float" office:value="3439897.38805548" calcext:value-type="float">
            <text:p>3439897.38805548</text:p>
          </table:table-cell>
          <table:table-cell office:value-type="float" office:value="408966.525493061" calcext:value-type="float">
            <text:p>408966.525493061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NULL</text:p>
          </table:table-cell>
          <table:table-cell office:value-type="float" office:value="9769.28350565693" calcext:value-type="float">
            <text:p>9769.28350565693</text:p>
          </table:table-cell>
          <table:table-cell office:value-type="float" office:value="9769.15934791167" calcext:value-type="float">
            <text:p>9769.15934791167</text:p>
          </table:table-cell>
          <table:table-cell office:value-type="float" office:value="473.42828015752" calcext:value-type="float">
            <text:p>473.42828015752</text:p>
          </table:table-cell>
          <table:table-cell office:value-type="float" office:value="4.85" calcext:value-type="float">
            <text:p>4.85</text:p>
          </table:table-cell>
          <table:table-cell office:value-type="float" office:value="269.317919653151" calcext:value-type="float">
            <text:p>269.317919653151</text:p>
          </table:table-cell>
          <table:table-cell office:value-type="float" office:value="61.6465209971499" calcext:value-type="float">
            <text:p>61.6465209971499</text:p>
          </table:table-cell>
          <table:table-cell office:value-type="float" office:value="22.89" calcext:value-type="float">
            <text:p>22.89</text:p>
          </table:table-cell>
          <table:table-cell office:value-type="float" office:value="9499.84142825852" calcext:value-type="float">
            <text:p>9499.84142825852</text:p>
          </table:table-cell>
          <table:table-cell office:value-type="float" office:value="411.78175916037" calcext:value-type="float">
            <text:p>411.78175916037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orea (Republic of)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ULL</text:p>
          </table:table-cell>
          <table:table-cell office:value-type="float" office:value="410458.81249279" calcext:value-type="float">
            <text:p>410458.81249279</text:p>
          </table:table-cell>
          <table:table-cell office:value-type="float" office:value="410544.389392239" calcext:value-type="float">
            <text:p>410544.389392239</text:p>
          </table:table-cell>
          <table:table-cell office:value-type="float" office:value="33921.1605910754" calcext:value-type="float">
            <text:p>33921.1605910754</text:p>
          </table:table-cell>
          <table:table-cell office:value-type="float" office:value="8.26" calcext:value-type="float">
            <text:p>8.26</text:p>
          </table:table-cell>
          <table:table-cell office:value-type="float" office:value="99481.8566557835" calcext:value-type="float">
            <text:p>99481.8566557835</text:p>
          </table:table-cell>
          <table:table-cell office:value-type="float" office:value="16245.7894805376" calcext:value-type="float">
            <text:p>16245.7894805376</text:p>
          </table:table-cell>
          <table:table-cell office:value-type="float" office:value="16.33" calcext:value-type="float">
            <text:p>16.33</text:p>
          </table:table-cell>
          <table:table-cell office:value-type="float" office:value="311062.532736455" calcext:value-type="float">
            <text:p>311062.532736455</text:p>
          </table:table-cell>
          <table:table-cell office:value-type="float" office:value="17675.371110538" calcext:value-type="float">
            <text:p>17675.37111053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ULL</text:p>
          </table:table-cell>
          <table:table-cell office:value-type="float" office:value="28657.499636065" calcext:value-type="float">
            <text:p>28657.499636065</text:p>
          </table:table-cell>
          <table:table-cell office:value-type="float" office:value="28668.041359388" calcext:value-type="float">
            <text:p>28668.041359388</text:p>
          </table:table-cell>
          <table:table-cell office:value-type="float" office:value="3130.58780065938" calcext:value-type="float">
            <text:p>3130.58780065938</text:p>
          </table:table-cell>
          <table:table-cell office:value-type="float" office:value="10.92" calcext:value-type="float">
            <text:p>10.92</text:p>
          </table:table-cell>
          <table:table-cell office:value-type="float" office:value="17410.5664602915" calcext:value-type="float">
            <text:p>17410.5664602915</text:p>
          </table:table-cell>
          <table:table-cell office:value-type="float" office:value="2969.02882790586" calcext:value-type="float">
            <text:p>2969.02882790586</text:p>
          </table:table-cell>
          <table:table-cell office:value-type="float" office:value="17.05" calcext:value-type="float">
            <text:p>17.05</text:p>
          </table:table-cell>
          <table:table-cell office:value-type="float" office:value="11257.4748990965" calcext:value-type="float">
            <text:p>11257.4748990965</text:p>
          </table:table-cell>
          <table:table-cell office:value-type="float" office:value="161.558972753513" calcext:value-type="float">
            <text:p>161.558972753513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ULL</text:p>
          </table:table-cell>
          <table:table-cell office:value-type="float" office:value="230380.383178493" calcext:value-type="float">
            <text:p>230380.383178493</text:p>
          </table:table-cell>
          <table:table-cell office:value-type="float" office:value="230379.724350542" calcext:value-type="float">
            <text:p>230379.724350542</text:p>
          </table:table-cell>
          <table:table-cell office:value-type="float" office:value="38210.7020786464" calcext:value-type="float">
            <text:p>38210.7020786464</text:p>
          </table:table-cell>
          <table:table-cell office:value-type="float" office:value="16.59" calcext:value-type="float">
            <text:p>16.59</text:p>
          </table:table-cell>
          <table:table-cell office:value-type="float" office:value="230379.724350542" calcext:value-type="float">
            <text:p>230379.724350542</text:p>
          </table:table-cell>
          <table:table-cell office:value-type="float" office:value="38210.7020786464" calcext:value-type="float">
            <text:p>38210.7020786464</text:p>
          </table:table-cell>
          <table:table-cell office:value-type="float" office:value="16.59" calcext:value-type="float">
            <text:p>16.5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ULL</text:p>
          </table:table-cell>
          <table:table-cell office:value-type="float" office:value="30412.0431021846" calcext:value-type="float">
            <text:p>30412.0431021846</text:p>
          </table:table-cell>
          <table:table-cell office:value-type="float" office:value="30413.6102528608" calcext:value-type="float">
            <text:p>30413.6102528608</text:p>
          </table:table-cell>
          <table:table-cell office:value-type="float" office:value="308.085576670901" calcext:value-type="float">
            <text:p>308.085576670901</text:p>
          </table:table-cell>
          <table:table-cell office:value-type="float" office:value="1.01" calcext:value-type="float">
            <text:p>1.01</text:p>
          </table:table-cell>
          <table:table-cell office:value-type="float" office:value="10227.7177855603" calcext:value-type="float">
            <text:p>10227.7177855603</text:p>
          </table:table-cell>
          <table:table-cell office:value-type="float" office:value="267.366618178276" calcext:value-type="float">
            <text:p>267.366618178276</text:p>
          </table:table-cell>
          <table:table-cell office:value-type="float" office:value="2.61" calcext:value-type="float">
            <text:p>2.61</text:p>
          </table:table-cell>
          <table:table-cell office:value-type="float" office:value="20185.8924673005" calcext:value-type="float">
            <text:p>20185.8924673005</text:p>
          </table:table-cell>
          <table:table-cell office:value-type="float" office:value="40.7189584926254" calcext:value-type="float">
            <text:p>40.718958492625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ULL</text:p>
          </table:table-cell>
          <table:table-cell office:value-type="float" office:value="347673.32016453" calcext:value-type="float">
            <text:p>347673.32016453</text:p>
          </table:table-cell>
          <table:table-cell office:value-type="float" office:value="347670.139279393" calcext:value-type="float">
            <text:p>347670.139279393</text:p>
          </table:table-cell>
          <table:table-cell office:value-type="float" office:value="4143.90744909006" calcext:value-type="float">
            <text:p>4143.90744909006</text:p>
          </table:table-cell>
          <table:table-cell office:value-type="float" office:value="1.19" calcext:value-type="float">
            <text:p>1.19</text:p>
          </table:table-cell>
          <table:table-cell office:value-type="float" office:value="96047.1608842396" calcext:value-type="float">
            <text:p>96047.1608842396</text:p>
          </table:table-cell>
          <table:table-cell office:value-type="float" office:value="3891.41353376411" calcext:value-type="float">
            <text:p>3891.41353376411</text:p>
          </table:table-cell>
          <table:table-cell office:value-type="float" office:value="4.05" calcext:value-type="float">
            <text:p>4.05</text:p>
          </table:table-cell>
          <table:table-cell office:value-type="float" office:value="251622.978395154" calcext:value-type="float">
            <text:p>251622.978395154</text:p>
          </table:table-cell>
          <table:table-cell office:value-type="float" office:value="252.493915325949" calcext:value-type="float">
            <text:p>252.49391532594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ULL</text:p>
          </table:table-cell>
          <table:table-cell office:value-type="float" office:value="1981113.96146252" calcext:value-type="float">
            <text:p>1981113.96146252</text:p>
          </table:table-cell>
          <table:table-cell office:value-type="float" office:value="1985641.45315118" calcext:value-type="float">
            <text:p>1985641.45315118</text:p>
          </table:table-cell>
          <table:table-cell office:value-type="float" office:value="6261.96197902274" calcext:value-type="float">
            <text:p>6261.96197902274</text:p>
          </table:table-cell>
          <table:table-cell office:value-type="float" office:value="0.32" calcext:value-type="float">
            <text:p>0.32</text:p>
          </table:table-cell>
          <table:table-cell office:value-type="float" office:value="1621262.997236" calcext:value-type="float">
            <text:p>1621262.997236</text:p>
          </table:table-cell>
          <table:table-cell office:value-type="float" office:value="4001.80035055759" calcext:value-type="float">
            <text:p>4001.80035055759</text:p>
          </table:table-cell>
          <table:table-cell office:value-type="float" office:value="0.25" calcext:value-type="float">
            <text:p>0.25</text:p>
          </table:table-cell>
          <table:table-cell office:value-type="float" office:value="364378.455915183" calcext:value-type="float">
            <text:p>364378.455915183</text:p>
          </table:table-cell>
          <table:table-cell office:value-type="float" office:value="2260.16162846515" calcext:value-type="float">
            <text:p>2260.1616284651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NULL</text:p>
          </table:table-cell>
          <table:table-cell office:value-type="float" office:value="16027.2746738338" calcext:value-type="float">
            <text:p>16027.2746738338</text:p>
          </table:table-cell>
          <table:table-cell office:value-type="float" office:value="16027.0519700954" calcext:value-type="float">
            <text:p>16027.0519700954</text:p>
          </table:table-cell>
          <table:table-cell office:value-type="float" office:value="149.740501490651" calcext:value-type="float">
            <text:p>149.740501490651</text:p>
          </table:table-cell>
          <table:table-cell office:value-type="float" office:value="0.93" calcext:value-type="float">
            <text:p>0.93</text:p>
          </table:table-cell>
          <table:table-cell office:value-type="float" office:value="618.654359452154" calcext:value-type="float">
            <text:p>618.654359452154</text:p>
          </table:table-cell>
          <table:table-cell office:value-type="float" office:value="115.941827569977" calcext:value-type="float">
            <text:p>115.941827569977</text:p>
          </table:table-cell>
          <table:table-cell office:value-type="float" office:value="18.74" calcext:value-type="float">
            <text:p>18.74</text:p>
          </table:table-cell>
          <table:table-cell office:value-type="float" office:value="15408.3976106432" calcext:value-type="float">
            <text:p>15408.3976106432</text:p>
          </table:table-cell>
          <table:table-cell office:value-type="float" office:value="33.7986739206735" calcext:value-type="float">
            <text:p>33.798673920673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ULL</text:p>
          </table:table-cell>
          <table:table-cell office:value-type="float" office:value="150.947599327927" calcext:value-type="float">
            <text:p>150.947599327927</text:p>
          </table:table-cell>
          <table:table-cell office:value-type="float" office:value="150.978145154013" calcext:value-type="float">
            <text:p>150.978145154013</text:p>
          </table:table-cell>
          <table:table-cell office:value-type="float" office:value="66.3815647100741" calcext:value-type="float">
            <text:p>66.3815647100741</text:p>
          </table:table-cell>
          <table:table-cell office:value-type="float" office:value="43.97" calcext:value-type="float">
            <text:p>43.97</text:p>
          </table:table-cell>
          <table:table-cell office:value-type="float" office:value="150.978145154013" calcext:value-type="float">
            <text:p>150.978145154013</text:p>
          </table:table-cell>
          <table:table-cell office:value-type="float" office:value="66.3815647100741" calcext:value-type="float">
            <text:p>66.3815647100741</text:p>
          </table:table-cell>
          <table:table-cell office:value-type="float" office:value="43.97" calcext:value-type="float">
            <text:p>43.9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ULL</text:p>
          </table:table-cell>
          <table:table-cell office:value-type="float" office:value="599360.11711015" calcext:value-type="float">
            <text:p>599360.11711015</text:p>
          </table:table-cell>
          <table:table-cell office:value-type="float" office:value="599345.416782942" calcext:value-type="float">
            <text:p>599345.416782942</text:p>
          </table:table-cell>
          <table:table-cell office:value-type="float" office:value="20159.2815700655" calcext:value-type="float">
            <text:p>20159.2815700655</text:p>
          </table:table-cell>
          <table:table-cell office:value-type="float" office:value="3.36" calcext:value-type="float">
            <text:p>3.36</text:p>
          </table:table-cell>
          <table:table-cell office:value-type="float" office:value="66200.2248819333" calcext:value-type="float">
            <text:p>66200.2248819333</text:p>
          </table:table-cell>
          <table:table-cell office:value-type="float" office:value="19763.8307920842" calcext:value-type="float">
            <text:p>19763.8307920842</text:p>
          </table:table-cell>
          <table:table-cell office:value-type="float" office:value="29.85" calcext:value-type="float">
            <text:p>29.85</text:p>
          </table:table-cell>
          <table:table-cell office:value-type="float" office:value="533145.191901009" calcext:value-type="float">
            <text:p>533145.191901009</text:p>
          </table:table-cell>
          <table:table-cell office:value-type="float" office:value="395.450777981308" calcext:value-type="float">
            <text:p>395.45077798130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ULL</text:p>
          </table:table-cell>
          <table:table-cell office:value-type="float" office:value="30453.4475323974" calcext:value-type="float">
            <text:p>30453.4475323974</text:p>
          </table:table-cell>
          <table:table-cell office:value-type="float" office:value="30453.4342276144" calcext:value-type="float">
            <text:p>30453.4342276144</text:p>
          </table:table-cell>
          <table:table-cell office:value-type="float" office:value="187.65643350165" calcext:value-type="float">
            <text:p>187.65643350165</text:p>
          </table:table-cell>
          <table:table-cell office:value-type="float" office:value="0.62" calcext:value-type="float">
            <text:p>0.62</text:p>
          </table:table-cell>
          <table:table-cell office:value-type="float" office:value="30453.4342276144" calcext:value-type="float">
            <text:p>30453.4342276144</text:p>
          </table:table-cell>
          <table:table-cell office:value-type="float" office:value="187.65643350165" calcext:value-type="float">
            <text:p>187.65643350165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ULL</text:p>
          </table:table-cell>
          <table:table-cell office:value-type="float" office:value="71767.5348123892" calcext:value-type="float">
            <text:p>71767.5348123892</text:p>
          </table:table-cell>
          <table:table-cell office:value-type="float" office:value="71764.9995512736" calcext:value-type="float">
            <text:p>71764.9995512736</text:p>
          </table:table-cell>
          <table:table-cell office:value-type="float" office:value="12590.6737331599" calcext:value-type="float">
            <text:p>12590.6737331599</text:p>
          </table:table-cell>
          <table:table-cell office:value-type="float" office:value="17.54" calcext:value-type="float">
            <text:p>17.54</text:p>
          </table:table-cell>
          <table:table-cell office:value-type="float" office:value="64953.9667504783" calcext:value-type="float">
            <text:p>64953.9667504783</text:p>
          </table:table-cell>
          <table:table-cell office:value-type="float" office:value="11031.227302103" calcext:value-type="float">
            <text:p>11031.227302103</text:p>
          </table:table-cell>
          <table:table-cell office:value-type="float" office:value="16.98" calcext:value-type="float">
            <text:p>16.98</text:p>
          </table:table-cell>
          <table:table-cell office:value-type="float" office:value="6811.03280079517" calcext:value-type="float">
            <text:p>6811.03280079517</text:p>
          </table:table-cell>
          <table:table-cell office:value-type="float" office:value="1559.44643105699" calcext:value-type="float">
            <text:p>1559.44643105699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ULL</text:p>
          </table:table-cell>
          <table:table-cell office:value-type="float" office:value="2620.69611456374" calcext:value-type="float">
            <text:p>2620.69611456374</text:p>
          </table:table-cell>
          <table:table-cell office:value-type="float" office:value="2620.67434487554" calcext:value-type="float">
            <text:p>2620.67434487554</text:p>
          </table:table-cell>
          <table:table-cell office:value-type="float" office:value="1348.4801709051" calcext:value-type="float">
            <text:p>1348.4801709051</text:p>
          </table:table-cell>
          <table:table-cell office:value-type="float" office:value="51.46" calcext:value-type="float">
            <text:p>51.46</text:p>
          </table:table-cell>
          <table:table-cell office:value-type="float" office:value="2620.67434487554" calcext:value-type="float">
            <text:p>2620.67434487554</text:p>
          </table:table-cell>
          <table:table-cell office:value-type="float" office:value="1348.4801709051" calcext:value-type="float">
            <text:p>1348.4801709051</text:p>
          </table:table-cell>
          <table:table-cell office:value-type="float" office:value="51.46" calcext:value-type="float">
            <text:p>51.4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ULL</text:p>
          </table:table-cell>
          <table:table-cell office:value-type="float" office:value="92929.9427355605" calcext:value-type="float">
            <text:p>92929.9427355605</text:p>
          </table:table-cell>
          <table:table-cell office:value-type="float" office:value="92919.906297396" calcext:value-type="float">
            <text:p>92919.906297396</text:p>
          </table:table-cell>
          <table:table-cell office:value-type="float" office:value="16402.4216354732" calcext:value-type="float">
            <text:p>16402.4216354732</text:p>
          </table:table-cell>
          <table:table-cell office:value-type="float" office:value="17.65" calcext:value-type="float">
            <text:p>17.65</text:p>
          </table:table-cell>
          <table:table-cell office:value-type="float" office:value="64632.2516423741" calcext:value-type="float">
            <text:p>64632.2516423741</text:p>
          </table:table-cell>
          <table:table-cell office:value-type="float" office:value="11770.3666406142" calcext:value-type="float">
            <text:p>11770.3666406142</text:p>
          </table:table-cell>
          <table:table-cell office:value-type="float" office:value="18.21" calcext:value-type="float">
            <text:p>18.21</text:p>
          </table:table-cell>
          <table:table-cell office:value-type="float" office:value="28287.654655022" calcext:value-type="float">
            <text:p>28287.654655022</text:p>
          </table:table-cell>
          <table:table-cell office:value-type="float" office:value="4632.05499485896" calcext:value-type="float">
            <text:p>4632.05499485896</text:p>
          </table:table-cell>
          <table:table-cell office:value-type="float" office:value="16.37" calcext:value-type="float">
            <text:p>16.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O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ULL</text:p>
          </table:table-cell>
          <table:table-cell office:value-type="float" office:value="16.8980202226603" calcext:value-type="float">
            <text:p>16.8980202226603</text:p>
          </table:table-cell>
          <table:table-cell office:value-type="float" office:value="16.8941312950799" calcext:value-type="float">
            <text:p>16.89413129507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.3213140464478" calcext:value-type="float">
            <text:p>12.32131404644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.57281724863209" calcext:value-type="float">
            <text:p>4.572817248632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F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NULL</text:p>
          </table:table-cell>
          <table:table-cell office:value-type="float" office:value="1151.79541789405" calcext:value-type="float">
            <text:p>1151.79541789405</text:p>
          </table:table-cell>
          <table:table-cell office:value-type="float" office:value="1151.64953671779" calcext:value-type="float">
            <text:p>1151.64953671779</text:p>
          </table:table-cell>
          <table:table-cell office:value-type="float" office:value="1077.08770422461" calcext:value-type="float">
            <text:p>1077.08770422461</text:p>
          </table:table-cell>
          <table:table-cell office:value-type="float" office:value="93.53" calcext:value-type="float">
            <text:p>93.53</text:p>
          </table:table-cell>
          <table:table-cell office:value-type="float" office:value="54.8662022439997" calcext:value-type="float">
            <text:p>54.8662022439997</text:p>
          </table:table-cell>
          <table:table-cell office:value-type="float" office:value="10.3969044219851" calcext:value-type="float">
            <text:p>10.3969044219851</text:p>
          </table:table-cell>
          <table:table-cell office:value-type="float" office:value="18.95" calcext:value-type="float">
            <text:p>18.95</text:p>
          </table:table-cell>
          <table:table-cell office:value-type="float" office:value="1096.78333447379" calcext:value-type="float">
            <text:p>1096.78333447379</text:p>
          </table:table-cell>
          <table:table-cell office:value-type="float" office:value="1066.69079980263" calcext:value-type="float">
            <text:p>1066.69079980263</text:p>
          </table:table-cell>
          <table:table-cell office:value-type="float" office:value="97.26" calcext:value-type="float">
            <text:p>97.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ULL</text:p>
          </table:table-cell>
          <table:table-cell office:value-type="float" office:value="694477.855855818" calcext:value-type="float">
            <text:p>694477.855855818</text:p>
          </table:table-cell>
          <table:table-cell office:value-type="float" office:value="694465.063763184" calcext:value-type="float">
            <text:p>694465.063763184</text:p>
          </table:table-cell>
          <table:table-cell office:value-type="float" office:value="123939.512521305" calcext:value-type="float">
            <text:p>123939.512521305</text:p>
          </table:table-cell>
          <table:table-cell office:value-type="float" office:value="17.85" calcext:value-type="float">
            <text:p>17.85</text:p>
          </table:table-cell>
          <table:table-cell office:value-type="float" office:value="414447.254749914" calcext:value-type="float">
            <text:p>414447.254749914</text:p>
          </table:table-cell>
          <table:table-cell office:value-type="float" office:value="123227.364056841" calcext:value-type="float">
            <text:p>123227.364056841</text:p>
          </table:table-cell>
          <table:table-cell office:value-type="float" office:value="29.73" calcext:value-type="float">
            <text:p>29.73</text:p>
          </table:table-cell>
          <table:table-cell office:value-type="float" office:value="280017.80901327" calcext:value-type="float">
            <text:p>280017.80901327</text:p>
          </table:table-cell>
          <table:table-cell office:value-type="float" office:value="712.148464464103" calcext:value-type="float">
            <text:p>712.14846446410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ULL</text:p>
          </table:table-cell>
          <table:table-cell office:value-type="float" office:value="299.516911029565" calcext:value-type="float">
            <text:p>299.516911029565</text:p>
          </table:table-cell>
          <table:table-cell office:value-type="float" office:value="299.486192555831" calcext:value-type="float">
            <text:p>299.486192555831</text:p>
          </table:table-cell>
          <table:table-cell office:value-type="float" office:value="291.201440670492" calcext:value-type="float">
            <text:p>291.201440670492</text:p>
          </table:table-cell>
          <table:table-cell office:value-type="float" office:value="97.23" calcext:value-type="float">
            <text:p>97.23</text:p>
          </table:table-cell>
          <table:table-cell office:value-type="float" office:value="10.5576030778446" calcext:value-type="float">
            <text:p>10.5576030778446</text:p>
          </table:table-cell>
          <table:table-cell office:value-type="float" office:value="3.01390028057819" calcext:value-type="float">
            <text:p>3.01390028057819</text:p>
          </table:table-cell>
          <table:table-cell office:value-type="float" office:value="28.55" calcext:value-type="float">
            <text:p>28.55</text:p>
          </table:table-cell>
          <table:table-cell office:value-type="float" office:value="288.928589477987" calcext:value-type="float">
            <text:p>288.928589477987</text:p>
          </table:table-cell>
          <table:table-cell office:value-type="float" office:value="288.187540389914" calcext:value-type="float">
            <text:p>288.187540389914</text:p>
          </table:table-cell>
          <table:table-cell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ldova (Republic of)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NULL</text:p>
          </table:table-cell>
          <table:table-cell office:value-type="float" office:value="33798.2936163191" calcext:value-type="float">
            <text:p>33798.2936163191</text:p>
          </table:table-cell>
          <table:table-cell office:value-type="float" office:value="33798.2845837075" calcext:value-type="float">
            <text:p>33798.2845837075</text:p>
          </table:table-cell>
          <table:table-cell office:value-type="float" office:value="1230.38492163799" calcext:value-type="float">
            <text:p>1230.38492163799</text:p>
          </table:table-cell>
          <table:table-cell office:value-type="float" office:value="3.64" calcext:value-type="float">
            <text:p>3.64</text:p>
          </table:table-cell>
          <table:table-cell office:value-type="float" office:value="33798.2845837075" calcext:value-type="float">
            <text:p>33798.2845837075</text:p>
          </table:table-cell>
          <table:table-cell office:value-type="float" office:value="1230.38492163799" calcext:value-type="float">
            <text:p>1230.38492163799</text:p>
          </table:table-cell>
          <table:table-cell office:value-type="float" office:value="3.64" calcext:value-type="float">
            <text:p>3.6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ULL</text:p>
          </table:table-cell>
          <table:table-cell office:value-type="float" office:value="1786698.54277078" calcext:value-type="float">
            <text:p>1786698.54277078</text:p>
          </table:table-cell>
          <table:table-cell office:value-type="float" office:value="1786686.43172223" calcext:value-type="float">
            <text:p>1786686.43172223</text:p>
          </table:table-cell>
          <table:table-cell office:value-type="float" office:value="42184.6804285617" calcext:value-type="float">
            <text:p>42184.6804285617</text:p>
          </table:table-cell>
          <table:table-cell office:value-type="float" office:value="2.36" calcext:value-type="float">
            <text:p>2.36</text:p>
          </table:table-cell>
          <table:table-cell office:value-type="float" office:value="591624.700550309" calcext:value-type="float">
            <text:p>591624.700550309</text:p>
          </table:table-cell>
          <table:table-cell office:value-type="float" office:value="33063.6957924545" calcext:value-type="float">
            <text:p>33063.6957924545</text:p>
          </table:table-cell>
          <table:table-cell office:value-type="float" office:value="5.59" calcext:value-type="float">
            <text:p>5.59</text:p>
          </table:table-cell>
          <table:table-cell office:value-type="float" office:value="1195061.73117192" calcext:value-type="float">
            <text:p>1195061.73117192</text:p>
          </table:table-cell>
          <table:table-cell office:value-type="float" office:value="9120.98463610716" calcext:value-type="float">
            <text:p>9120.9846361071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ULL</text:p>
          </table:table-cell>
          <table:table-cell office:value-type="float" office:value="925552.663529091" calcext:value-type="float">
            <text:p>925552.663529091</text:p>
          </table:table-cell>
          <table:table-cell office:value-type="float" office:value="925520.397948199" calcext:value-type="float">
            <text:p>925520.397948199</text:p>
          </table:table-cell>
          <table:table-cell office:value-type="float" office:value="582.990716196641" calcext:value-type="float">
            <text:p>582.990716196641</text:p>
          </table:table-cell>
          <table:table-cell office:value-type="float" office:value="0.06" calcext:value-type="float">
            <text:p>0.06</text:p>
          </table:table-cell>
          <table:table-cell office:value-type="float" office:value="302.414574006893" calcext:value-type="float">
            <text:p>302.414574006893</text:p>
          </table:table-cell>
          <table:table-cell office:value-type="float" office:value="6.04018457163352" calcext:value-type="float">
            <text:p>6.04018457163352</text:p>
          </table:table-cell>
          <table:table-cell office:value-type="float" office:value="2" calcext:value-type="float">
            <text:p>2</text:p>
          </table:table-cell>
          <table:table-cell office:value-type="float" office:value="925217.983374192" calcext:value-type="float">
            <text:p>925217.983374192</text:p>
          </table:table-cell>
          <table:table-cell office:value-type="float" office:value="576.950531625007" calcext:value-type="float">
            <text:p>576.95053162500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ULL</text:p>
          </table:table-cell>
          <table:table-cell office:value-type="float" office:value="5138690.54357046" calcext:value-type="float">
            <text:p>5138690.54357046</text:p>
          </table:table-cell>
          <table:table-cell office:value-type="float" office:value="5138291.78401238" calcext:value-type="float">
            <text:p>5138291.78401238</text:p>
          </table:table-cell>
          <table:table-cell office:value-type="float" office:value="985858.43984797" calcext:value-type="float">
            <text:p>985858.43984797</text:p>
          </table:table-cell>
          <table:table-cell office:value-type="float" office:value="19.19" calcext:value-type="float">
            <text:p>19.19</text:p>
          </table:table-cell>
          <table:table-cell office:value-type="float" office:value="1956862.44840813" calcext:value-type="float">
            <text:p>1956862.44840813</text:p>
          </table:table-cell>
          <table:table-cell office:value-type="float" office:value="283378.811957572" calcext:value-type="float">
            <text:p>283378.811957572</text:p>
          </table:table-cell>
          <table:table-cell office:value-type="float" office:value="14.48" calcext:value-type="float">
            <text:p>14.48</text:p>
          </table:table-cell>
          <table:table-cell office:value-type="float" office:value="3181429.33560424" calcext:value-type="float">
            <text:p>3181429.33560424</text:p>
          </table:table-cell>
          <table:table-cell office:value-type="float" office:value="702479.627890399" calcext:value-type="float">
            <text:p>702479.627890399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ULL</text:p>
          </table:table-cell>
          <table:table-cell office:value-type="float" office:value="2004278.78231111" calcext:value-type="float">
            <text:p>2004278.78231111</text:p>
          </table:table-cell>
          <table:table-cell office:value-type="float" office:value="2004129.21383155" calcext:value-type="float">
            <text:p>2004129.21383155</text:p>
          </table:table-cell>
          <table:table-cell office:value-type="float" office:value="6226.75176038187" calcext:value-type="float">
            <text:p>6226.75176038187</text:p>
          </table:table-cell>
          <table:table-cell office:value-type="float" office:value="0.31" calcext:value-type="float">
            <text:p>0.31</text:p>
          </table:table-cell>
          <table:table-cell office:value-type="float" office:value="278.675563041782" calcext:value-type="float">
            <text:p>278.675563041782</text:p>
          </table:table-cell>
          <table:table-cell office:value-type="float" office:value="33.2544965519455" calcext:value-type="float">
            <text:p>33.2544965519455</text:p>
          </table:table-cell>
          <table:table-cell office:value-type="float" office:value="11.93" calcext:value-type="float">
            <text:p>11.93</text:p>
          </table:table-cell>
          <table:table-cell office:value-type="float" office:value="2003850.53826851" calcext:value-type="float">
            <text:p>2003850.53826851</text:p>
          </table:table-cell>
          <table:table-cell office:value-type="float" office:value="6193.49726382992" calcext:value-type="float">
            <text:p>6193.4972638299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NULL</text:p>
          </table:table-cell>
          <table:table-cell office:value-type="float" office:value="25423.8799050414" calcext:value-type="float">
            <text:p>25423.8799050414</text:p>
          </table:table-cell>
          <table:table-cell office:value-type="float" office:value="25423.8642385177" calcext:value-type="float">
            <text:p>25423.8642385177</text:p>
          </table:table-cell>
          <table:table-cell office:value-type="float" office:value="2686.5619397237" calcext:value-type="float">
            <text:p>2686.5619397237</text:p>
          </table:table-cell>
          <table:table-cell office:value-type="float" office:value="10.57" calcext:value-type="float">
            <text:p>10.57</text:p>
          </table:table-cell>
          <table:table-cell office:value-type="float" office:value="25423.8642385177" calcext:value-type="float">
            <text:p>25423.8642385177</text:p>
          </table:table-cell>
          <table:table-cell office:value-type="float" office:value="2686.56193972371" calcext:value-type="float">
            <text:p>2686.56193972371</text:p>
          </table:table-cell>
          <table:table-cell office:value-type="float" office:value="10.57" calcext:value-type="float">
            <text:p>10.5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ULL</text:p>
          </table:table-cell>
          <table:table-cell office:value-type="float" office:value="1251469.799196" calcext:value-type="float">
            <text:p>1251469.799196</text:p>
          </table:table-cell>
          <table:table-cell office:value-type="float" office:value="1251409.27861233" calcext:value-type="float">
            <text:p>1251409.27861233</text:p>
          </table:table-cell>
          <table:table-cell office:value-type="float" office:value="103679.71796663" calcext:value-type="float">
            <text:p>103679.71796663</text:p>
          </table:table-cell>
          <table:table-cell office:value-type="float" office:value="8.29" calcext:value-type="float">
            <text:p>8.29</text:p>
          </table:table-cell>
          <table:table-cell office:value-type="float" office:value="1251409.27861233" calcext:value-type="float">
            <text:p>1251409.27861233</text:p>
          </table:table-cell>
          <table:table-cell office:value-type="float" office:value="103679.71796663" calcext:value-type="float">
            <text:p>103679.71796663</text:p>
          </table:table-cell>
          <table:table-cell office:value-type="float" office:value="8.29" calcext:value-type="float">
            <text:p>8.2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ULL</text:p>
          </table:table-cell>
          <table:table-cell office:value-type="float" office:value="53248.0488649763" calcext:value-type="float">
            <text:p>53248.0488649763</text:p>
          </table:table-cell>
          <table:table-cell office:value-type="float" office:value="53240.3359468843" calcext:value-type="float">
            <text:p>53240.3359468843</text:p>
          </table:table-cell>
          <table:table-cell office:value-type="float" office:value="4236.37144428388" calcext:value-type="float">
            <text:p>4236.37144428388</text:p>
          </table:table-cell>
          <table:table-cell office:value-type="float" office:value="7.96" calcext:value-type="float">
            <text:p>7.96</text:p>
          </table:table-cell>
          <table:table-cell office:value-type="float" office:value="324.314384942226" calcext:value-type="float">
            <text:p>324.314384942226</text:p>
          </table:table-cell>
          <table:table-cell office:value-type="float" office:value="97.9141904257519" calcext:value-type="float">
            <text:p>97.9141904257519</text:p>
          </table:table-cell>
          <table:table-cell office:value-type="float" office:value="30.19" calcext:value-type="float">
            <text:p>30.19</text:p>
          </table:table-cell>
          <table:table-cell office:value-type="float" office:value="52916.0215619421" calcext:value-type="float">
            <text:p>52916.0215619421</text:p>
          </table:table-cell>
          <table:table-cell office:value-type="float" office:value="4138.45725385813" calcext:value-type="float">
            <text:p>4138.45725385813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float" office:value="1165258.58600149" calcext:value-type="float">
            <text:p>1165258.58600149</text:p>
          </table:table-cell>
          <table:table-cell office:value-type="float" office:value="1165244.51029891" calcext:value-type="float">
            <text:p>1165244.51029891</text:p>
          </table:table-cell>
          <table:table-cell office:value-type="float" office:value="44942.8790503834" calcext:value-type="float">
            <text:p>44942.8790503834</text:p>
          </table:table-cell>
          <table:table-cell office:value-type="float" office:value="3.86" calcext:value-type="float">
            <text:p>3.86</text:p>
          </table:table-cell>
          <table:table-cell office:value-type="float" office:value="669178.707693773" calcext:value-type="float">
            <text:p>669178.707693773</text:p>
          </table:table-cell>
          <table:table-cell office:value-type="float" office:value="42497.4604150168" calcext:value-type="float">
            <text:p>42497.4604150168</text:p>
          </table:table-cell>
          <table:table-cell office:value-type="float" office:value="6.35" calcext:value-type="float">
            <text:p>6.35</text:p>
          </table:table-cell>
          <table:table-cell office:value-type="float" office:value="496065.80260514" calcext:value-type="float">
            <text:p>496065.80260514</text:p>
          </table:table-cell>
          <table:table-cell office:value-type="float" office:value="2445.41863536661" calcext:value-type="float">
            <text:p>2445.4186353666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ULL</text:p>
          </table:table-cell>
          <table:table-cell office:value-type="float" office:value="20175.9877514013" calcext:value-type="float">
            <text:p>20175.9877514013</text:p>
          </table:table-cell>
          <table:table-cell office:value-type="float" office:value="20175.4943689552" calcext:value-type="float">
            <text:p>20175.4943689552</text:p>
          </table:table-cell>
          <table:table-cell office:value-type="float" office:value="1280.47250617965" calcext:value-type="float">
            <text:p>1280.47250617965</text:p>
          </table:table-cell>
          <table:table-cell office:value-type="float" office:value="6.35" calcext:value-type="float">
            <text:p>6.35</text:p>
          </table:table-cell>
          <table:table-cell office:value-type="float" office:value="13799.4205758499" calcext:value-type="float">
            <text:p>13799.4205758499</text:p>
          </table:table-cell>
          <table:table-cell office:value-type="float" office:value="1276.94045450732" calcext:value-type="float">
            <text:p>1276.94045450732</text:p>
          </table:table-cell>
          <table:table-cell office:value-type="float" office:value="9.25" calcext:value-type="float">
            <text:p>9.25</text:p>
          </table:table-cell>
          <table:table-cell office:value-type="float" office:value="6376.07379310531" calcext:value-type="float">
            <text:p>6376.07379310531</text:p>
          </table:table-cell>
          <table:table-cell office:value-type="float" office:value="3.53205167232946" calcext:value-type="float">
            <text:p>3.5320516723294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ULL</text:p>
          </table:table-cell>
          <table:table-cell office:value-type="float" office:value="1564496.21746043" calcext:value-type="float">
            <text:p>1564496.21746043</text:p>
          </table:table-cell>
          <table:table-cell office:value-type="float" office:value="1564556.69578949" calcext:value-type="float">
            <text:p>1564556.69578949</text:p>
          </table:table-cell>
          <table:table-cell office:value-type="float" office:value="276358.461277301" calcext:value-type="float">
            <text:p>276358.461277301</text:p>
          </table:table-cell>
          <table:table-cell office:value-type="float" office:value="17.66" calcext:value-type="float">
            <text:p>17.66</text:p>
          </table:table-cell>
          <table:table-cell office:value-type="float" office:value="1564556.69578949" calcext:value-type="float">
            <text:p>1564556.69578949</text:p>
          </table:table-cell>
          <table:table-cell office:value-type="float" office:value="276358.461277301" calcext:value-type="float">
            <text:p>276358.461277301</text:p>
          </table:table-cell>
          <table:table-cell office:value-type="float" office:value="17.66" calcext:value-type="float">
            <text:p>17.6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M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NULL</text:p>
          </table:table-cell>
          <table:table-cell office:value-type="float" office:value="764112.822035441" calcext:value-type="float">
            <text:p>764112.822035441</text:p>
          </table:table-cell>
          <table:table-cell office:value-type="float" office:value="764057.67670619" calcext:value-type="float">
            <text:p>764057.67670619</text:p>
          </table:table-cell>
          <table:table-cell office:value-type="float" office:value="206355.716560281" calcext:value-type="float">
            <text:p>206355.716560281</text:p>
          </table:table-cell>
          <table:table-cell office:value-type="float" office:value="27.01" calcext:value-type="float">
            <text:p>27.01</text:p>
          </table:table-cell>
          <table:table-cell office:value-type="float" office:value="498.395622317175" calcext:value-type="float">
            <text:p>498.395622317175</text:p>
          </table:table-cell>
          <table:table-cell office:value-type="float" office:value="38.236426132708" calcext:value-type="float">
            <text:p>38.236426132708</text:p>
          </table:table-cell>
          <table:table-cell office:value-type="float" office:value="7.67" calcext:value-type="float">
            <text:p>7.67</text:p>
          </table:table-cell>
          <table:table-cell office:value-type="float" office:value="763559.281083872" calcext:value-type="float">
            <text:p>763559.281083872</text:p>
          </table:table-cell>
          <table:table-cell office:value-type="float" office:value="206317.480134148" calcext:value-type="float">
            <text:p>206317.480134148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ULL</text:p>
          </table:table-cell>
          <table:table-cell office:value-type="float" office:value="1352341.55576641" calcext:value-type="float">
            <text:p>1352341.55576641</text:p>
          </table:table-cell>
          <table:table-cell office:value-type="float" office:value="1352298.84849892" calcext:value-type="float">
            <text:p>1352298.84849892</text:p>
          </table:table-cell>
          <table:table-cell office:value-type="float" office:value="180845.963650168" calcext:value-type="float">
            <text:p>180845.963650168</text:p>
          </table:table-cell>
          <table:table-cell office:value-type="float" office:value="13.37" calcext:value-type="float">
            <text:p>13.37</text:p>
          </table:table-cell>
          <table:table-cell office:value-type="float" office:value="786697.122798228" calcext:value-type="float">
            <text:p>786697.122798228</text:p>
          </table:table-cell>
          <table:table-cell office:value-type="float" office:value="168073.671809743" calcext:value-type="float">
            <text:p>168073.671809743</text:p>
          </table:table-cell>
          <table:table-cell office:value-type="float" office:value="21.36" calcext:value-type="float">
            <text:p>21.36</text:p>
          </table:table-cell>
          <table:table-cell office:value-type="float" office:value="565601.725700696" calcext:value-type="float">
            <text:p>565601.725700696</text:p>
          </table:table-cell>
          <table:table-cell office:value-type="float" office:value="12772.2918404248" calcext:value-type="float">
            <text:p>12772.291840424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ULL</text:p>
          </table:table-cell>
          <table:table-cell office:value-type="float" office:value="1211979.51127201" calcext:value-type="float">
            <text:p>1211979.51127201</text:p>
          </table:table-cell>
          <table:table-cell office:value-type="float" office:value="1212053.50695886" calcext:value-type="float">
            <text:p>1212053.50695886</text:p>
          </table:table-cell>
          <table:table-cell office:value-type="float" office:value="12901.3834249472" calcext:value-type="float">
            <text:p>12901.3834249472</text:p>
          </table:table-cell>
          <table:table-cell office:value-type="float" office:value="1.06" calcext:value-type="float">
            <text:p>1.06</text:p>
          </table:table-cell>
          <table:table-cell office:value-type="float" office:value="1038910.08092937" calcext:value-type="float">
            <text:p>1038910.08092937</text:p>
          </table:table-cell>
          <table:table-cell office:value-type="float" office:value="6444.1447053483" calcext:value-type="float">
            <text:p>6444.1447053483</text:p>
          </table:table-cell>
          <table:table-cell office:value-type="float" office:value="0.62" calcext:value-type="float">
            <text:p>0.62</text:p>
          </table:table-cell>
          <table:table-cell office:value-type="float" office:value="173143.426029484" calcext:value-type="float">
            <text:p>173143.426029484</text:p>
          </table:table-cell>
          <table:table-cell office:value-type="float" office:value="6457.23871959887" calcext:value-type="float">
            <text:p>6457.23871959887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float" office:value="7288.84328631143" calcext:value-type="float">
            <text:p>7288.84328631143</text:p>
          </table:table-cell>
          <table:table-cell office:value-type="float" office:value="7290.14693673517" calcext:value-type="float">
            <text:p>7290.14693673517</text:p>
          </table:table-cell>
          <table:table-cell office:value-type="float" office:value="11.1248252676301" calcext:value-type="float">
            <text:p>11.1248252676301</text:p>
          </table:table-cell>
          <table:table-cell office:value-type="float" office:value="0.15" calcext:value-type="float">
            <text:p>0.15</text:p>
          </table:table-cell>
          <table:table-cell office:value-type="float" office:value="100.10902888613" calcext:value-type="float">
            <text:p>100.10902888613</text:p>
          </table:table-cell>
          <table:table-cell office:value-type="float" office:value="11.1220829358421" calcext:value-type="float">
            <text:p>11.1220829358421</text:p>
          </table:table-cell>
          <table:table-cell office:value-type="float" office:value="11.11" calcext:value-type="float">
            <text:p>11.11</text:p>
          </table:table-cell>
          <table:table-cell office:value-type="float" office:value="7190.03790784904" calcext:value-type="float">
            <text:p>7190.03790784904</text:p>
          </table:table-cell>
          <table:table-cell office:value-type="float" office:value="0.00274233178798936" calcext:value-type="float">
            <text:p>0.002742331787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Q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ULL</text:p>
          </table:table-cell>
          <table:table-cell office:value-type="float" office:value="48905.1614380091" calcext:value-type="float">
            <text:p>48905.1614380091</text:p>
          </table:table-cell>
          <table:table-cell office:value-type="float" office:value="48734.0669433949" calcext:value-type="float">
            <text:p>48734.0669433949</text:p>
          </table:table-cell>
          <table:table-cell office:value-type="float" office:value="48667.2562768414" calcext:value-type="float">
            <text:p>48667.2562768414</text:p>
          </table:table-cell>
          <table:table-cell office:value-type="float" office:value="99.86" calcext:value-type="float">
            <text:p>99.86</text:p>
          </table:table-cell>
          <table:table-cell office:value-type="float" office:value="1143.21666587474" calcext:value-type="float">
            <text:p>1143.21666587474</text:p>
          </table:table-cell>
          <table:table-cell office:value-type="float" office:value="1143.21666587474" calcext:value-type="float">
            <text:p>1143.21666587474</text:p>
          </table:table-cell>
          <table:table-cell office:value-type="float" office:value="100" calcext:value-type="float">
            <text:p>100</text:p>
          </table:table-cell>
          <table:table-cell office:value-type="float" office:value="47590.8502775202" calcext:value-type="float">
            <text:p>47590.8502775202</text:p>
          </table:table-cell>
          <table:table-cell office:value-type="float" office:value="47524.0396109667" calcext:value-type="float">
            <text:p>47524.0396109667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ULL</text:p>
          </table:table-cell>
          <table:table-cell office:value-type="float" office:value="1280970.81949787" calcext:value-type="float">
            <text:p>1280970.81949787</text:p>
          </table:table-cell>
          <table:table-cell office:value-type="float" office:value="1280916.9445388" calcext:value-type="float">
            <text:p>1280916.9445388</text:p>
          </table:table-cell>
          <table:table-cell office:value-type="float" office:value="146.249429902485" calcext:value-type="float">
            <text:p>146.249429902485</text:p>
          </table:table-cell>
          <table:table-cell office:value-type="float" office:value="0.01" calcext:value-type="float">
            <text:p>0.01</text:p>
          </table:table-cell>
          <table:table-cell office:value-type="float" office:value="2029.88162749756" calcext:value-type="float">
            <text:p>2029.88162749756</text:p>
          </table:table-cell>
          <table:table-cell office:value-type="float" office:value="96.9141805875693" calcext:value-type="float">
            <text:p>96.9141805875693</text:p>
          </table:table-cell>
          <table:table-cell office:value-type="float" office:value="4.77" calcext:value-type="float">
            <text:p>4.77</text:p>
          </table:table-cell>
          <table:table-cell office:value-type="float" office:value="1278887.06291131" calcext:value-type="float">
            <text:p>1278887.06291131</text:p>
          </table:table-cell>
          <table:table-cell office:value-type="float" office:value="49.3352493149154" calcext:value-type="float">
            <text:p>49.335249314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ULL</text:p>
          </table:table-cell>
          <table:table-cell office:value-type="float" office:value="118715.381135853" calcext:value-type="float">
            <text:p>118715.381135853</text:p>
          </table:table-cell>
          <table:table-cell office:value-type="float" office:value="118716.966502524" calcext:value-type="float">
            <text:p>118716.966502524</text:p>
          </table:table-cell>
          <table:table-cell office:value-type="float" office:value="26552.0146768138" calcext:value-type="float">
            <text:p>26552.0146768138</text:p>
          </table:table-cell>
          <table:table-cell office:value-type="float" office:value="22.37" calcext:value-type="float">
            <text:p>22.37</text:p>
          </table:table-cell>
          <table:table-cell office:value-type="float" office:value="118716.966502524" calcext:value-type="float">
            <text:p>118716.966502524</text:p>
          </table:table-cell>
          <table:table-cell office:value-type="float" office:value="26552.0146768138" calcext:value-type="float">
            <text:p>26552.0146768138</text:p>
          </table:table-cell>
          <table:table-cell office:value-type="float" office:value="22.37" calcext:value-type="float">
            <text:p>22.3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ULL</text:p>
          </table:table-cell>
          <table:table-cell office:value-type="float" office:value="839427.875463954" calcext:value-type="float">
            <text:p>839427.875463954</text:p>
          </table:table-cell>
          <table:table-cell office:value-type="float" office:value="839428.564972134" calcext:value-type="float">
            <text:p>839428.564972134</text:p>
          </table:table-cell>
          <table:table-cell office:value-type="float" office:value="64926.8015792647" calcext:value-type="float">
            <text:p>64926.8015792647</text:p>
          </table:table-cell>
          <table:table-cell office:value-type="float" office:value="7.73" calcext:value-type="float">
            <text:p>7.73</text:p>
          </table:table-cell>
          <table:table-cell office:value-type="float" office:value="329842.918669395" calcext:value-type="float">
            <text:p>329842.918669395</text:p>
          </table:table-cell>
          <table:table-cell office:value-type="float" office:value="60233.4063161957" calcext:value-type="float">
            <text:p>60233.4063161957</text:p>
          </table:table-cell>
          <table:table-cell office:value-type="float" office:value="18.26" calcext:value-type="float">
            <text:p>18.26</text:p>
          </table:table-cell>
          <table:table-cell office:value-type="float" office:value="509585.646302739" calcext:value-type="float">
            <text:p>509585.646302739</text:p>
          </table:table-cell>
          <table:table-cell office:value-type="float" office:value="4693.39526306914" calcext:value-type="float">
            <text:p>4693.3952630691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Y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ULL</text:p>
          </table:table-cell>
          <table:table-cell office:value-type="float" office:value="378.318863096292" calcext:value-type="float">
            <text:p>378.318863096292</text:p>
          </table:table-cell>
          <table:table-cell office:value-type="float" office:value="378.351845728054" calcext:value-type="float">
            <text:p>378.351845728054</text:p>
          </table:table-cell>
          <table:table-cell office:value-type="float" office:value="40.1400611393967" calcext:value-type="float">
            <text:p>40.1400611393967</text:p>
          </table:table-cell>
          <table:table-cell office:value-type="float" office:value="10.61" calcext:value-type="float">
            <text:p>10.61</text:p>
          </table:table-cell>
          <table:table-cell office:value-type="float" office:value="363.730176180485" calcext:value-type="float">
            <text:p>363.730176180485</text:p>
          </table:table-cell>
          <table:table-cell office:value-type="float" office:value="26.3115519328116" calcext:value-type="float">
            <text:p>26.3115519328116</text:p>
          </table:table-cell>
          <table:table-cell office:value-type="float" office:value="7.23" calcext:value-type="float">
            <text:p>7.23</text:p>
          </table:table-cell>
          <table:table-cell office:value-type="float" office:value="14.6216695475684" calcext:value-type="float">
            <text:p>14.6216695475684</text:p>
          </table:table-cell>
          <table:table-cell office:value-type="float" office:value="13.8285092065851" calcext:value-type="float">
            <text:p>13.8285092065851</text:p>
          </table:table-cell>
          <table:table-cell office:value-type="float" office:value="94.58" calcext:value-type="float">
            <text:p>94.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yotte|Comoros</text:p>
          </table:table-cell>
          <table:table-cell office:value-type="string" calcext:value-type="string">
            <text:p>MYT|COM</text:p>
          </table:table-cell>
          <table:table-cell office:value-type="string" calcext:value-type="string">
            <text:p>YT|KM</text:p>
          </table:table-cell>
          <table:table-cell office:value-type="string" calcext:value-type="string">
            <text:p>175|174</text:p>
          </table:table-cell>
          <table:table-cell office:value-type="string" calcext:value-type="string">
            <text:p>Disputed</text:p>
          </table:table-cell>
          <table:table-cell office:value-type="float" office:value="66779.5189551858" calcext:value-type="float">
            <text:p>66779.5189551858</text:p>
          </table:table-cell>
          <table:table-cell office:value-type="float" office:value="66788.7965367625" calcext:value-type="float">
            <text:p>66788.7965367625</text:p>
          </table:table-cell>
          <table:table-cell office:value-type="float" office:value="65785.9841744649" calcext:value-type="float">
            <text:p>65785.9841744649</text:p>
          </table:table-cell>
          <table:table-cell office:value-type="float" office:value="98.5" calcext:value-type="float">
            <text:p>98.5</text:p>
          </table:table-cell>
          <table:table-cell office:value-type="float" office:value="30.294987867386" calcext:value-type="float">
            <text:p>30.294987867386</text:p>
          </table:table-cell>
          <table:table-cell office:value-type="float" office:value="17.8533767874722" calcext:value-type="float">
            <text:p>17.8533767874722</text:p>
          </table:table-cell>
          <table:table-cell office:value-type="float" office:value="58.93" calcext:value-type="float">
            <text:p>58.93</text:p>
          </table:table-cell>
          <table:table-cell office:value-type="float" office:value="66758.5015488951" calcext:value-type="float">
            <text:p>66758.5015488951</text:p>
          </table:table-cell>
          <table:table-cell office:value-type="float" office:value="65768.1307976775" calcext:value-type="float">
            <text:p>65768.1307976775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ULL</text:p>
          </table:table-cell>
          <table:table-cell office:value-type="float" office:value="1385801.30590594" calcext:value-type="float">
            <text:p>1385801.30590594</text:p>
          </table:table-cell>
          <table:table-cell office:value-type="float" office:value="1386388.4292684" calcext:value-type="float">
            <text:p>1386388.4292684</text:p>
          </table:table-cell>
          <table:table-cell office:value-type="float" office:value="321409.557807708" calcext:value-type="float">
            <text:p>321409.557807708</text:p>
          </table:table-cell>
          <table:table-cell office:value-type="float" office:value="23.18" calcext:value-type="float">
            <text:p>23.18</text:p>
          </table:table-cell>
          <table:table-cell office:value-type="float" office:value="824149.872658807" calcext:value-type="float">
            <text:p>824149.872658807</text:p>
          </table:table-cell>
          <table:table-cell office:value-type="float" office:value="311728.634563745" calcext:value-type="float">
            <text:p>311728.634563745</text:p>
          </table:table-cell>
          <table:table-cell office:value-type="float" office:value="37.82" calcext:value-type="float">
            <text:p>37.82</text:p>
          </table:table-cell>
          <table:table-cell office:value-type="float" office:value="562238.556609592" calcext:value-type="float">
            <text:p>562238.556609592</text:p>
          </table:table-cell>
          <table:table-cell office:value-type="float" office:value="9680.92324396253" calcext:value-type="float">
            <text:p>9680.92324396253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C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ULL</text:p>
          </table:table-cell>
          <table:table-cell office:value-type="float" office:value="1198329.14643144" calcext:value-type="float">
            <text:p>1198329.14643144</text:p>
          </table:table-cell>
          <table:table-cell office:value-type="float" office:value="1198221.22562718" calcext:value-type="float">
            <text:p>1198221.22562718</text:p>
          </table:table-cell>
          <table:table-cell office:value-type="float" office:value="1140735.18133683" calcext:value-type="float">
            <text:p>1140735.18133683</text:p>
          </table:table-cell>
          <table:table-cell office:value-type="float" office:value="95.2" calcext:value-type="float">
            <text:p>95.2</text:p>
          </table:table-cell>
          <table:table-cell office:value-type="float" office:value="18912.4360779012" calcext:value-type="float">
            <text:p>18912.4360779012</text:p>
          </table:table-cell>
          <table:table-cell office:value-type="float" office:value="11199.2455038745" calcext:value-type="float">
            <text:p>11199.2455038745</text:p>
          </table:table-cell>
          <table:table-cell office:value-type="float" office:value="59.22" calcext:value-type="float">
            <text:p>59.22</text:p>
          </table:table-cell>
          <table:table-cell office:value-type="float" office:value="1179308.78954928" calcext:value-type="float">
            <text:p>1179308.78954928</text:p>
          </table:table-cell>
          <table:table-cell office:value-type="float" office:value="1129535.93583296" calcext:value-type="float">
            <text:p>1129535.93583296</text:p>
          </table:table-cell>
          <table:table-cell office:value-type="float" office:value="95.78" calcext:value-type="float">
            <text:p>95.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w Caledonia|Vanuatu</text:p>
          </table:table-cell>
          <table:table-cell office:value-type="string" calcext:value-type="string">
            <text:p>NCL|VUT</text:p>
          </table:table-cell>
          <table:table-cell office:value-type="string" calcext:value-type="string">
            <text:p>NC|VU</text:p>
          </table:table-cell>
          <table:table-cell office:value-type="string" calcext:value-type="string">
            <text:p>540|548</text:p>
          </table:table-cell>
          <table:table-cell office:value-type="string" calcext:value-type="string">
            <text:p>Disputed</text:p>
          </table:table-cell>
          <table:table-cell office:value-type="float" office:value="187183.56244149" calcext:value-type="float">
            <text:p>187183.56244149</text:p>
          </table:table-cell>
          <table:table-cell office:value-type="float" office:value="187729.282106209" calcext:value-type="float">
            <text:p>187729.282106209</text:p>
          </table:table-cell>
          <table:table-cell office:value-type="float" office:value="187604.731864683" calcext:value-type="float">
            <text:p>187604.731864683</text:p>
          </table:table-cell>
          <table:table-cell office:value-type="float" office:value="99.93" calcext:value-type="float">
            <text:p>99.93</text:p>
          </table:table-cell>
          <table:table-cell table:number-columns-repeated="2" office:value-type="float" office:value="3.03329650519886" calcext:value-type="float">
            <text:p>3.03329650519886</text:p>
          </table:table-cell>
          <table:table-cell office:value-type="float" office:value="100" calcext:value-type="float">
            <text:p>100</text:p>
          </table:table-cell>
          <table:table-cell office:value-type="float" office:value="187726.248809704" calcext:value-type="float">
            <text:p>187726.248809704</text:p>
          </table:table-cell>
          <table:table-cell office:value-type="float" office:value="187601.698568178" calcext:value-type="float">
            <text:p>187601.698568178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ULL</text:p>
          </table:table-cell>
          <table:table-cell office:value-type="float" office:value="1182619.39649112" calcext:value-type="float">
            <text:p>1182619.39649112</text:p>
          </table:table-cell>
          <table:table-cell office:value-type="float" office:value="1182544.04424928" calcext:value-type="float">
            <text:p>1182544.04424928</text:p>
          </table:table-cell>
          <table:table-cell office:value-type="float" office:value="208403.076036917" calcext:value-type="float">
            <text:p>208403.076036917</text:p>
          </table:table-cell>
          <table:table-cell office:value-type="float" office:value="17.62" calcext:value-type="float">
            <text:p>17.62</text:p>
          </table:table-cell>
          <table:table-cell office:value-type="float" office:value="1182544.04424928" calcext:value-type="float">
            <text:p>1182544.04424928</text:p>
          </table:table-cell>
          <table:table-cell office:value-type="float" office:value="208403.076036917" calcext:value-type="float">
            <text:p>208403.076036917</text:p>
          </table:table-cell>
          <table:table-cell office:value-type="float" office:value="17.62" calcext:value-type="float">
            <text:p>17.6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F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ULL</text:p>
          </table:table-cell>
          <table:table-cell office:value-type="float" office:value="430638.557089484" calcext:value-type="float">
            <text:p>430638.557089484</text:p>
          </table:table-cell>
          <table:table-cell office:value-type="float" office:value="430781.162588875" calcext:value-type="float">
            <text:p>430781.162588875</text:p>
          </table:table-cell>
          <table:table-cell office:value-type="float" office:value="188369.47371107" calcext:value-type="float">
            <text:p>188369.47371107</text:p>
          </table:table-cell>
          <table:table-cell office:value-type="float" office:value="43.73" calcext:value-type="float">
            <text:p>43.73</text:p>
          </table:table-cell>
          <table:table-cell office:value-type="float" office:value="42.6532579669582" calcext:value-type="float">
            <text:p>42.6532579669582</text:p>
          </table:table-cell>
          <table:table-cell office:value-type="float" office:value="19.5465779503067" calcext:value-type="float">
            <text:p>19.5465779503067</text:p>
          </table:table-cell>
          <table:table-cell office:value-type="float" office:value="45.83" calcext:value-type="float">
            <text:p>45.83</text:p>
          </table:table-cell>
          <table:table-cell office:value-type="float" office:value="430738.509330908" calcext:value-type="float">
            <text:p>430738.509330908</text:p>
          </table:table-cell>
          <table:table-cell office:value-type="float" office:value="188349.927133119" calcext:value-type="float">
            <text:p>188349.927133119</text:p>
          </table:table-cell>
          <table:table-cell office:value-type="float" office:value="43.73" calcext:value-type="float">
            <text:p>43.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ULL</text:p>
          </table:table-cell>
          <table:table-cell office:value-type="float" office:value="1086645.39624919" calcext:value-type="float">
            <text:p>1086645.39624919</text:p>
          </table:table-cell>
          <table:table-cell office:value-type="float" office:value="1086630.88488354" calcext:value-type="float">
            <text:p>1086630.88488354</text:p>
          </table:table-cell>
          <table:table-cell office:value-type="float" office:value="126362.854052442" calcext:value-type="float">
            <text:p>126362.854052442</text:p>
          </table:table-cell>
          <table:table-cell office:value-type="float" office:value="11.63" calcext:value-type="float">
            <text:p>11.63</text:p>
          </table:table-cell>
          <table:table-cell office:value-type="float" office:value="908998.625544061" calcext:value-type="float">
            <text:p>908998.625544061</text:p>
          </table:table-cell>
          <table:table-cell office:value-type="float" office:value="126330.746858743" calcext:value-type="float">
            <text:p>126330.746858743</text:p>
          </table:table-cell>
          <table:table-cell office:value-type="float" office:value="13.9" calcext:value-type="float">
            <text:p>13.9</text:p>
          </table:table-cell>
          <table:table-cell office:value-type="float" office:value="177632.259339475" calcext:value-type="float">
            <text:p>177632.259339475</text:p>
          </table:table-cell>
          <table:table-cell office:value-type="float" office:value="32.1071936990163" calcext:value-type="float">
            <text:p>32.107193699016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igeria|Sao Tome and Principe</text:p>
          </table:table-cell>
          <table:table-cell office:value-type="string" calcext:value-type="string">
            <text:p>NGA|STP</text:p>
          </table:table-cell>
          <table:table-cell office:value-type="string" calcext:value-type="string">
            <text:p>NG|ST</text:p>
          </table:table-cell>
          <table:table-cell office:value-type="string" calcext:value-type="string">
            <text:p>566|678</text:p>
          </table:table-cell>
          <table:table-cell office:value-type="string" calcext:value-type="string">
            <text:p>Joint regime</text:p>
          </table:table-cell>
          <table:table-cell office:value-type="float" office:value="34533.7566910031" calcext:value-type="float">
            <text:p>34533.7566910031</text:p>
          </table:table-cell>
          <table:table-cell office:value-type="float" office:value="34535.9179704122" calcext:value-type="float">
            <text:p>34535.917970412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4535.9179704122" calcext:value-type="float">
            <text:p>34535.917970412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ULL</text:p>
          </table:table-cell>
          <table:table-cell office:value-type="float" office:value="356172.558435112" calcext:value-type="float">
            <text:p>356172.558435112</text:p>
          </table:table-cell>
          <table:table-cell office:value-type="float" office:value="356132.850818193" calcext:value-type="float">
            <text:p>356132.850818193</text:p>
          </table:table-cell>
          <table:table-cell office:value-type="float" office:value="83622.3603398362" calcext:value-type="float">
            <text:p>83622.3603398362</text:p>
          </table:table-cell>
          <table:table-cell office:value-type="float" office:value="23.48" calcext:value-type="float">
            <text:p>23.48</text:p>
          </table:table-cell>
          <table:table-cell office:value-type="float" office:value="128366.452658418" calcext:value-type="float">
            <text:p>128366.452658418</text:p>
          </table:table-cell>
          <table:table-cell office:value-type="float" office:value="47645.3413734765" calcext:value-type="float">
            <text:p>47645.3413734765</text:p>
          </table:table-cell>
          <table:table-cell office:value-type="float" office:value="37.12" calcext:value-type="float">
            <text:p>37.12</text:p>
          </table:table-cell>
          <table:table-cell office:value-type="float" office:value="227766.398159774" calcext:value-type="float">
            <text:p>227766.398159774</text:p>
          </table:table-cell>
          <table:table-cell office:value-type="float" office:value="35977.0189663598" calcext:value-type="float">
            <text:p>35977.018966359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ULL</text:p>
          </table:table-cell>
          <table:table-cell office:value-type="float" office:value="318403.181297401" calcext:value-type="float">
            <text:p>318403.181297401</text:p>
          </table:table-cell>
          <table:table-cell office:value-type="float" office:value="318407.402240069" calcext:value-type="float">
            <text:p>318407.402240069</text:p>
          </table:table-cell>
          <table:table-cell office:value-type="float" office:value="58.92128403428" calcext:value-type="float">
            <text:p>58.92128403428</text:p>
          </table:table-cell>
          <table:table-cell office:value-type="float" office:value="0.02" calcext:value-type="float">
            <text:p>0.02</text:p>
          </table:table-cell>
          <table:table-cell office:value-type="float" office:value="266.282645138083" calcext:value-type="float">
            <text:p>266.282645138083</text:p>
          </table:table-cell>
          <table:table-cell office:value-type="float" office:value="54.3859256889998" calcext:value-type="float">
            <text:p>54.3859256889998</text:p>
          </table:table-cell>
          <table:table-cell office:value-type="float" office:value="20.42" calcext:value-type="float">
            <text:p>20.42</text:p>
          </table:table-cell>
          <table:table-cell office:value-type="float" office:value="318141.119594931" calcext:value-type="float">
            <text:p>318141.119594931</text:p>
          </table:table-cell>
          <table:table-cell office:value-type="float" office:value="4.5353583452802" calcext:value-type="float">
            <text:p>4.535358345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ULL</text:p>
          </table:table-cell>
          <table:table-cell office:value-type="float" office:value="99637.9233690739" calcext:value-type="float">
            <text:p>99637.9233690739</text:p>
          </table:table-cell>
          <table:table-cell office:value-type="float" office:value="99598.3149014688" calcext:value-type="float">
            <text:p>99598.3149014688</text:p>
          </table:table-cell>
          <table:table-cell office:value-type="float" office:value="25263.1544570186" calcext:value-type="float">
            <text:p>25263.1544570186</text:p>
          </table:table-cell>
          <table:table-cell office:value-type="float" office:value="25.37" calcext:value-type="float">
            <text:p>25.37</text:p>
          </table:table-cell>
          <table:table-cell office:value-type="float" office:value="35257.6220520437" calcext:value-type="float">
            <text:p>35257.6220520437</text:p>
          </table:table-cell>
          <table:table-cell office:value-type="float" office:value="7929.34599048675" calcext:value-type="float">
            <text:p>7929.34599048675</text:p>
          </table:table-cell>
          <table:table-cell office:value-type="float" office:value="22.49" calcext:value-type="float">
            <text:p>22.49</text:p>
          </table:table-cell>
          <table:table-cell office:value-type="float" office:value="64340.6928494252" calcext:value-type="float">
            <text:p>64340.6928494252</text:p>
          </table:table-cell>
          <table:table-cell office:value-type="float" office:value="17333.8084665318" calcext:value-type="float">
            <text:p>17333.8084665318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ULL</text:p>
          </table:table-cell>
          <table:table-cell office:value-type="float" office:value="1257679.64737746" calcext:value-type="float">
            <text:p>1257679.64737746</text:p>
          </table:table-cell>
          <table:table-cell office:value-type="float" office:value="1258981.65573918" calcext:value-type="float">
            <text:p>1258981.65573918</text:p>
          </table:table-cell>
          <table:table-cell office:value-type="float" office:value="62868.3899331754" calcext:value-type="float">
            <text:p>62868.3899331754</text:p>
          </table:table-cell>
          <table:table-cell office:value-type="float" office:value="4.99" calcext:value-type="float">
            <text:p>4.99</text:p>
          </table:table-cell>
          <table:table-cell office:value-type="float" office:value="326695.371339344" calcext:value-type="float">
            <text:p>326695.371339344</text:p>
          </table:table-cell>
          <table:table-cell office:value-type="float" office:value="55177.7713985305" calcext:value-type="float">
            <text:p>55177.7713985305</text:p>
          </table:table-cell>
          <table:table-cell office:value-type="float" office:value="16.89" calcext:value-type="float">
            <text:p>16.89</text:p>
          </table:table-cell>
          <table:table-cell office:value-type="float" office:value="932286.284399841" calcext:value-type="float">
            <text:p>932286.284399841</text:p>
          </table:table-cell>
          <table:table-cell office:value-type="float" office:value="7690.6185346448" calcext:value-type="float">
            <text:p>7690.618534644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ULL</text:p>
          </table:table-cell>
          <table:table-cell office:value-type="float" office:value="147437.215231411" calcext:value-type="float">
            <text:p>147437.215231411</text:p>
          </table:table-cell>
          <table:table-cell office:value-type="float" office:value="147436.866863342" calcext:value-type="float">
            <text:p>147436.866863342</text:p>
          </table:table-cell>
          <table:table-cell office:value-type="float" office:value="34527.9280323354" calcext:value-type="float">
            <text:p>34527.9280323354</text:p>
          </table:table-cell>
          <table:table-cell office:value-type="float" office:value="23.42" calcext:value-type="float">
            <text:p>23.42</text:p>
          </table:table-cell>
          <table:table-cell office:value-type="float" office:value="147436.866863342" calcext:value-type="float">
            <text:p>147436.866863342</text:p>
          </table:table-cell>
          <table:table-cell office:value-type="float" office:value="34527.9280323354" calcext:value-type="float">
            <text:p>34527.9280323354</text:p>
          </table:table-cell>
          <table:table-cell office:value-type="float" office:value="23.42" calcext:value-type="float">
            <text:p>23.4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ULL</text:p>
          </table:table-cell>
          <table:table-cell office:value-type="float" office:value="309281.557232829" calcext:value-type="float">
            <text:p>309281.557232829</text:p>
          </table:table-cell>
          <table:table-cell office:value-type="float" office:value="309280.027817121" calcext:value-type="float">
            <text:p>309280.0278171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.6322092411558" calcext:value-type="float">
            <text:p>22.63220924115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9257.39560788" calcext:value-type="float">
            <text:p>309257.3956078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ULL</text:p>
          </table:table-cell>
          <table:table-cell office:value-type="float" office:value="4374213.75409786" calcext:value-type="float">
            <text:p>4374213.75409786</text:p>
          </table:table-cell>
          <table:table-cell office:value-type="float" office:value="4374197.99817076" calcext:value-type="float">
            <text:p>4374197.99817076</text:p>
          </table:table-cell>
          <table:table-cell office:value-type="float" office:value="1311024.21505398" calcext:value-type="float">
            <text:p>1311024.21505398</text:p>
          </table:table-cell>
          <table:table-cell office:value-type="float" office:value="29.97" calcext:value-type="float">
            <text:p>29.97</text:p>
          </table:table-cell>
          <table:table-cell office:value-type="float" office:value="269450.645222183" calcext:value-type="float">
            <text:p>269450.645222183</text:p>
          </table:table-cell>
          <table:table-cell office:value-type="float" office:value="88412.3947081873" calcext:value-type="float">
            <text:p>88412.3947081873</text:p>
          </table:table-cell>
          <table:table-cell office:value-type="float" office:value="32.81" calcext:value-type="float">
            <text:p>32.81</text:p>
          </table:table-cell>
          <table:table-cell office:value-type="float" office:value="4104747.35294857" calcext:value-type="float">
            <text:p>4104747.35294857</text:p>
          </table:table-cell>
          <table:table-cell office:value-type="float" office:value="1222611.8203458" calcext:value-type="float">
            <text:p>1222611.8203458</text:p>
          </table:table-cell>
          <table:table-cell office:value-type="float" office:value="29.79" calcext:value-type="float">
            <text:p>29.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ULL</text:p>
          </table:table-cell>
          <table:table-cell office:value-type="float" office:value="865037.907556445" calcext:value-type="float">
            <text:p>865037.907556445</text:p>
          </table:table-cell>
          <table:table-cell office:value-type="float" office:value="865048.563850793" calcext:value-type="float">
            <text:p>865048.563850793</text:p>
          </table:table-cell>
          <table:table-cell office:value-type="float" office:value="8606.15407350812" calcext:value-type="float">
            <text:p>8606.15407350812</text:p>
          </table:table-cell>
          <table:table-cell office:value-type="float" office:value="0.99" calcext:value-type="float">
            <text:p>0.99</text:p>
          </table:table-cell>
          <table:table-cell office:value-type="float" office:value="308634.988633902" calcext:value-type="float">
            <text:p>308634.988633902</text:p>
          </table:table-cell>
          <table:table-cell office:value-type="float" office:value="7940.38725257504" calcext:value-type="float">
            <text:p>7940.38725257504</text:p>
          </table:table-cell>
          <table:table-cell office:value-type="float" office:value="2.57" calcext:value-type="float">
            <text:p>2.57</text:p>
          </table:table-cell>
          <table:table-cell office:value-type="float" office:value="556413.575216891" calcext:value-type="float">
            <text:p>556413.575216891</text:p>
          </table:table-cell>
          <table:table-cell office:value-type="float" office:value="665.766820933076" calcext:value-type="float">
            <text:p>665.76682093307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NULL</text:p>
          </table:table-cell>
          <table:table-cell office:value-type="float" office:value="1018784.34886068" calcext:value-type="float">
            <text:p>1018784.34886068</text:p>
          </table:table-cell>
          <table:table-cell office:value-type="float" office:value="1018769.25861698" calcext:value-type="float">
            <text:p>1018769.25861698</text:p>
          </table:table-cell>
          <table:table-cell office:value-type="float" office:value="87556.3798064977" calcext:value-type="float">
            <text:p>87556.3798064977</text:p>
          </table:table-cell>
          <table:table-cell office:value-type="float" office:value="8.59" calcext:value-type="float">
            <text:p>8.59</text:p>
          </table:table-cell>
          <table:table-cell office:value-type="float" office:value="795151.263497446" calcext:value-type="float">
            <text:p>795151.263497446</text:p>
          </table:table-cell>
          <table:table-cell office:value-type="float" office:value="85825.1048731028" calcext:value-type="float">
            <text:p>85825.1048731028</text:p>
          </table:table-cell>
          <table:table-cell office:value-type="float" office:value="10.79" calcext:value-type="float">
            <text:p>10.79</text:p>
          </table:table-cell>
          <table:table-cell office:value-type="float" office:value="223617.995119535" calcext:value-type="float">
            <text:p>223617.995119535</text:p>
          </table:table-cell>
          <table:table-cell office:value-type="float" office:value="1731.27493339492" calcext:value-type="float">
            <text:p>1731.2749333949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ULL</text:p>
          </table:table-cell>
          <table:table-cell office:value-type="float" office:value="405948.985355988" calcext:value-type="float">
            <text:p>405948.985355988</text:p>
          </table:table-cell>
          <table:table-cell office:value-type="float" office:value="406002.522005826" calcext:value-type="float">
            <text:p>406002.522005826</text:p>
          </table:table-cell>
          <table:table-cell office:value-type="float" office:value="20996.6401744445" calcext:value-type="float">
            <text:p>20996.6401744445</text:p>
          </table:table-cell>
          <table:table-cell office:value-type="float" office:value="5.17" calcext:value-type="float">
            <text:p>5.17</text:p>
          </table:table-cell>
          <table:table-cell office:value-type="float" office:value="75007.7889748904" calcext:value-type="float">
            <text:p>75007.7889748904</text:p>
          </table:table-cell>
          <table:table-cell office:value-type="float" office:value="15442.7030176749" calcext:value-type="float">
            <text:p>15442.7030176749</text:p>
          </table:table-cell>
          <table:table-cell office:value-type="float" office:value="20.59" calcext:value-type="float">
            <text:p>20.59</text:p>
          </table:table-cell>
          <table:table-cell office:value-type="float" office:value="330994.733030936" calcext:value-type="float">
            <text:p>330994.733030936</text:p>
          </table:table-cell>
          <table:table-cell office:value-type="float" office:value="5553.93715676955" calcext:value-type="float">
            <text:p>5553.93715676955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NULL</text:p>
          </table:table-cell>
          <table:table-cell office:value-type="float" office:value="842334.11731377" calcext:value-type="float">
            <text:p>842334.11731377</text:p>
          </table:table-cell>
          <table:table-cell office:value-type="float" office:value="842372.244112785" calcext:value-type="float">
            <text:p>842372.244112785</text:p>
          </table:table-cell>
          <table:table-cell office:value-type="float" office:value="836122.289492733" calcext:value-type="float">
            <text:p>836122.289492733</text:p>
          </table:table-cell>
          <table:table-cell office:value-type="float" office:value="99.26" calcext:value-type="float">
            <text:p>99.26</text:p>
          </table:table-cell>
          <table:table-cell office:value-type="float" office:value="45.3444290470846" calcext:value-type="float">
            <text:p>45.3444290470846</text:p>
          </table:table-cell>
          <table:table-cell office:value-type="float" office:value="36.8304024033376" calcext:value-type="float">
            <text:p>36.8304024033376</text:p>
          </table:table-cell>
          <table:table-cell office:value-type="float" office:value="81.22" calcext:value-type="float">
            <text:p>81.22</text:p>
          </table:table-cell>
          <table:table-cell office:value-type="float" office:value="842326.899683737" calcext:value-type="float">
            <text:p>842326.899683737</text:p>
          </table:table-cell>
          <table:table-cell office:value-type="float" office:value="836085.459090329" calcext:value-type="float">
            <text:p>836085.459090329</text:p>
          </table:table-cell>
          <table:table-cell office:value-type="float" office:value="99.26" calcext:value-type="float">
            <text:p>99.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NULL</text:p>
          </table:table-cell>
          <table:table-cell office:value-type="float" office:value="2138628.71772629" calcext:value-type="float">
            <text:p>2138628.71772629</text:p>
          </table:table-cell>
          <table:table-cell office:value-type="float" office:value="2138527.15571917" calcext:value-type="float">
            <text:p>2138527.15571917</text:p>
          </table:table-cell>
          <table:table-cell office:value-type="float" office:value="281332.026644004" calcext:value-type="float">
            <text:p>281332.026644004</text:p>
          </table:table-cell>
          <table:table-cell office:value-type="float" office:value="13.16" calcext:value-type="float">
            <text:p>13.16</text:p>
          </table:table-cell>
          <table:table-cell office:value-type="float" office:value="1290667.56418875" calcext:value-type="float">
            <text:p>1290667.56418875</text:p>
          </table:table-cell>
          <table:table-cell office:value-type="float" office:value="277319.021723679" calcext:value-type="float">
            <text:p>277319.021723679</text:p>
          </table:table-cell>
          <table:table-cell office:value-type="float" office:value="21.49" calcext:value-type="float">
            <text:p>21.49</text:p>
          </table:table-cell>
          <table:table-cell office:value-type="float" office:value="847859.591530425" calcext:value-type="float">
            <text:p>847859.591530425</text:p>
          </table:table-cell>
          <table:table-cell office:value-type="float" office:value="4013.00492032566" calcext:value-type="float">
            <text:p>4013.0049203256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ru|Ecuador</text:p>
          </table:table-cell>
          <table:table-cell office:value-type="string" calcext:value-type="string">
            <text:p>PER|ECU</text:p>
          </table:table-cell>
          <table:table-cell office:value-type="string" calcext:value-type="string">
            <text:p>PE|EC</text:p>
          </table:table-cell>
          <table:table-cell office:value-type="string" calcext:value-type="string">
            <text:p>604|218</text:p>
          </table:table-cell>
          <table:table-cell office:value-type="string" calcext:value-type="string">
            <text:p>Joint regime</text:p>
          </table:table-cell>
          <table:table-cell office:value-type="float" office:value="16097.2330050373" calcext:value-type="float">
            <text:p>16097.2330050373</text:p>
          </table:table-cell>
          <table:table-cell office:value-type="float" office:value="16122.5851179874" calcext:value-type="float">
            <text:p>16122.5851179874</text:p>
          </table:table-cell>
          <table:table-cell office:value-type="float" office:value="59.4418304389086" calcext:value-type="float">
            <text:p>59.4418304389086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6122.5851179874" calcext:value-type="float">
            <text:p>16122.5851179874</text:p>
          </table:table-cell>
          <table:table-cell office:value-type="float" office:value="59.4418304389086" calcext:value-type="float">
            <text:p>59.441830438908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NULL</text:p>
          </table:table-cell>
          <table:table-cell office:value-type="float" office:value="2266837.17405051" calcext:value-type="float">
            <text:p>2266837.17405051</text:p>
          </table:table-cell>
          <table:table-cell office:value-type="float" office:value="2266828.94872448" calcext:value-type="float">
            <text:p>2266828.94872448</text:p>
          </table:table-cell>
          <table:table-cell office:value-type="float" office:value="67460.4362235139" calcext:value-type="float">
            <text:p>67460.4362235139</text:p>
          </table:table-cell>
          <table:table-cell office:value-type="float" office:value="2.98" calcext:value-type="float">
            <text:p>2.98</text:p>
          </table:table-cell>
          <table:table-cell office:value-type="float" office:value="296959.629590422" calcext:value-type="float">
            <text:p>296959.629590422</text:p>
          </table:table-cell>
          <table:table-cell office:value-type="float" office:value="45645.8889930108" calcext:value-type="float">
            <text:p>45645.8889930108</text:p>
          </table:table-cell>
          <table:table-cell office:value-type="float" office:value="15.37" calcext:value-type="float">
            <text:p>15.37</text:p>
          </table:table-cell>
          <table:table-cell office:value-type="float" office:value="1969869.31913406" calcext:value-type="float">
            <text:p>1969869.31913406</text:p>
          </table:table-cell>
          <table:table-cell office:value-type="float" office:value="21814.5472305032" calcext:value-type="float">
            <text:p>21814.547230503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NULL</text:p>
          </table:table-cell>
          <table:table-cell office:value-type="float" office:value="615368.342434064" calcext:value-type="float">
            <text:p>615368.342434064</text:p>
          </table:table-cell>
          <table:table-cell office:value-type="float" office:value="615366.626481885" calcext:value-type="float">
            <text:p>615366.626481885</text:p>
          </table:table-cell>
          <table:table-cell office:value-type="float" office:value="602554.320544382" calcext:value-type="float">
            <text:p>602554.320544382</text:p>
          </table:table-cell>
          <table:table-cell office:value-type="float" office:value="97.92" calcext:value-type="float">
            <text:p>97.92</text:p>
          </table:table-cell>
          <table:table-cell office:value-type="float" office:value="497.837285251141" calcext:value-type="float">
            <text:p>497.837285251141</text:p>
          </table:table-cell>
          <table:table-cell office:value-type="float" office:value="219.899716082066" calcext:value-type="float">
            <text:p>219.899716082066</text:p>
          </table:table-cell>
          <table:table-cell office:value-type="float" office:value="44.17" calcext:value-type="float">
            <text:p>44.17</text:p>
          </table:table-cell>
          <table:table-cell office:value-type="float" office:value="614868.789196634" calcext:value-type="float">
            <text:p>614868.789196634</text:p>
          </table:table-cell>
          <table:table-cell office:value-type="float" office:value="602334.4208283" calcext:value-type="float">
            <text:p>602334.4208283</text:p>
          </table:table-cell>
          <table:table-cell office:value-type="float" office:value="97.96" calcext:value-type="float">
            <text:p>97.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ULL</text:p>
          </table:table-cell>
          <table:table-cell office:value-type="float" office:value="2861511.55443676" calcext:value-type="float">
            <text:p>2861511.55443676</text:p>
          </table:table-cell>
          <table:table-cell office:value-type="float" office:value="2861635.61471605" calcext:value-type="float">
            <text:p>2861635.61471605</text:p>
          </table:table-cell>
          <table:table-cell office:value-type="float" office:value="20447.1424311884" calcext:value-type="float">
            <text:p>20447.1424311884</text:p>
          </table:table-cell>
          <table:table-cell office:value-type="float" office:value="0.71" calcext:value-type="float">
            <text:p>0.71</text:p>
          </table:table-cell>
          <table:table-cell office:value-type="float" office:value="463632.230113618" calcext:value-type="float">
            <text:p>463632.230113618</text:p>
          </table:table-cell>
          <table:table-cell office:value-type="float" office:value="17128.3992920614" calcext:value-type="float">
            <text:p>17128.3992920614</text:p>
          </table:table-cell>
          <table:table-cell office:value-type="float" office:value="3.69" calcext:value-type="float">
            <text:p>3.69</text:p>
          </table:table-cell>
          <table:table-cell office:value-type="float" office:value="2398003.38460243" calcext:value-type="float">
            <text:p>2398003.38460243</text:p>
          </table:table-cell>
          <table:table-cell office:value-type="float" office:value="3318.74313912697" calcext:value-type="float">
            <text:p>3318.7431391269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NULL</text:p>
          </table:table-cell>
          <table:table-cell office:value-type="float" office:value="341693.566632164" calcext:value-type="float">
            <text:p>341693.566632164</text:p>
          </table:table-cell>
          <table:table-cell office:value-type="float" office:value="341684.084642664" calcext:value-type="float">
            <text:p>341684.084642664</text:p>
          </table:table-cell>
          <table:table-cell office:value-type="float" office:value="131227.339389356" calcext:value-type="float">
            <text:p>131227.339389356</text:p>
          </table:table-cell>
          <table:table-cell office:value-type="float" office:value="38.41" calcext:value-type="float">
            <text:p>38.41</text:p>
          </table:table-cell>
          <table:table-cell office:value-type="float" office:value="311942.71592978" calcext:value-type="float">
            <text:p>311942.71592978</text:p>
          </table:table-cell>
          <table:table-cell office:value-type="float" office:value="123998.555965529" calcext:value-type="float">
            <text:p>123998.555965529</text:p>
          </table:table-cell>
          <table:table-cell office:value-type="float" office:value="39.75" calcext:value-type="float">
            <text:p>39.75</text:p>
          </table:table-cell>
          <table:table-cell office:value-type="float" office:value="29741.3687128825" calcext:value-type="float">
            <text:p>29741.3687128825</text:p>
          </table:table-cell>
          <table:table-cell office:value-type="float" office:value="7228.78342382743" calcext:value-type="float">
            <text:p>7228.78342382743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ULL</text:p>
          </table:table-cell>
          <table:table-cell office:value-type="float" office:value="163634.280534703" calcext:value-type="float">
            <text:p>163634.280534703</text:p>
          </table:table-cell>
          <table:table-cell office:value-type="float" office:value="163626.226631763" calcext:value-type="float">
            <text:p>163626.226631763</text:p>
          </table:table-cell>
          <table:table-cell office:value-type="float" office:value="3820.4672141587" calcext:value-type="float">
            <text:p>3820.4672141587</text:p>
          </table:table-cell>
          <table:table-cell office:value-type="float" office:value="2.33" calcext:value-type="float">
            <text:p>2.33</text:p>
          </table:table-cell>
          <table:table-cell office:value-type="float" office:value="8992.32767003124" calcext:value-type="float">
            <text:p>8992.32767003124</text:p>
          </table:table-cell>
          <table:table-cell office:value-type="float" office:value="653.60458127312" calcext:value-type="float">
            <text:p>653.60458127312</text:p>
          </table:table-cell>
          <table:table-cell office:value-type="float" office:value="7.27" calcext:value-type="float">
            <text:p>7.27</text:p>
          </table:table-cell>
          <table:table-cell office:value-type="float" office:value="154633.898961732" calcext:value-type="float">
            <text:p>154633.898961732</text:p>
          </table:table-cell>
          <table:table-cell office:value-type="float" office:value="3166.86263288558" calcext:value-type="float">
            <text:p>3166.8626328855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orea (Democratic People's Republic of)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NULL</text:p>
          </table:table-cell>
          <table:table-cell office:value-type="float" office:value="236550.254910144" calcext:value-type="float">
            <text:p>236550.254910144</text:p>
          </table:table-cell>
          <table:table-cell office:value-type="float" office:value="236567.630975483" calcext:value-type="float">
            <text:p>236567.630975483</text:p>
          </table:table-cell>
          <table:table-cell office:value-type="float" office:value="2848.20218875347" calcext:value-type="float">
            <text:p>2848.20218875347</text:p>
          </table:table-cell>
          <table:table-cell office:value-type="float" office:value="1.2" calcext:value-type="float">
            <text:p>1.2</text:p>
          </table:table-cell>
          <table:table-cell office:value-type="float" office:value="122306.901002174" calcext:value-type="float">
            <text:p>122306.901002174</text:p>
          </table:table-cell>
          <table:table-cell office:value-type="float" office:value="2822.38653000247" calcext:value-type="float">
            <text:p>2822.38653000247</text:p>
          </table:table-cell>
          <table:table-cell office:value-type="float" office:value="2.31" calcext:value-type="float">
            <text:p>2.31</text:p>
          </table:table-cell>
          <table:table-cell office:value-type="float" office:value="114260.729973309" calcext:value-type="float">
            <text:p>114260.729973309</text:p>
          </table:table-cell>
          <table:table-cell office:value-type="float" office:value="25.8156587510051" calcext:value-type="float">
            <text:p>25.815658751005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NULL</text:p>
          </table:table-cell>
          <table:table-cell office:value-type="float" office:value="1820694.75845941" calcext:value-type="float">
            <text:p>1820694.75845941</text:p>
          </table:table-cell>
          <table:table-cell office:value-type="float" office:value="1820689.48605451" calcext:value-type="float">
            <text:p>1820689.48605451</text:p>
          </table:table-cell>
          <table:table-cell office:value-type="float" office:value="93475.1613655728" calcext:value-type="float">
            <text:p>93475.1613655728</text:p>
          </table:table-cell>
          <table:table-cell office:value-type="float" office:value="5.13" calcext:value-type="float">
            <text:p>5.13</text:p>
          </table:table-cell>
          <table:table-cell office:value-type="float" office:value="92252.2258822067" calcext:value-type="float">
            <text:p>92252.2258822067</text:p>
          </table:table-cell>
          <table:table-cell office:value-type="float" office:value="21119.6441059603" calcext:value-type="float">
            <text:p>21119.6441059603</text:p>
          </table:table-cell>
          <table:table-cell office:value-type="float" office:value="22.89" calcext:value-type="float">
            <text:p>22.89</text:p>
          </table:table-cell>
          <table:table-cell office:value-type="float" office:value="1728437.2601723" calcext:value-type="float">
            <text:p>1728437.2601723</text:p>
          </table:table-cell>
          <table:table-cell office:value-type="float" office:value="72355.5172596127" calcext:value-type="float">
            <text:p>72355.5172596127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399339.822261441" calcext:value-type="float">
            <text:p>399339.822261441</text:p>
          </table:table-cell>
          <table:table-cell office:value-type="float" office:value="399371.052415777" calcext:value-type="float">
            <text:p>399371.052415777</text:p>
          </table:table-cell>
          <table:table-cell office:value-type="float" office:value="57277.6309702531" calcext:value-type="float">
            <text:p>57277.6309702531</text:p>
          </table:table-cell>
          <table:table-cell office:value-type="float" office:value="14.34" calcext:value-type="float">
            <text:p>14.34</text:p>
          </table:table-cell>
          <table:table-cell office:value-type="float" office:value="399371.052415777" calcext:value-type="float">
            <text:p>399371.052415777</text:p>
          </table:table-cell>
          <table:table-cell office:value-type="float" office:value="57277.6309702531" calcext:value-type="float">
            <text:p>57277.6309702531</text:p>
          </table:table-cell>
          <table:table-cell office:value-type="float" office:value="14.34" calcext:value-type="float">
            <text:p>14.3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alestine, State of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float" office:value="6224.50354400934" calcext:value-type="float">
            <text:p>6224.50354400934</text:p>
          </table:table-cell>
          <table:table-cell office:value-type="float" office:value="6224.48069325665" calcext:value-type="float">
            <text:p>6224.48069325665</text:p>
          </table:table-cell>
          <table:table-cell office:value-type="float" office:value="531.465080886447" calcext:value-type="float">
            <text:p>531.465080886447</text:p>
          </table:table-cell>
          <table:table-cell office:value-type="float" office:value="8.54" calcext:value-type="float">
            <text:p>8.54</text:p>
          </table:table-cell>
          <table:table-cell office:value-type="float" office:value="6223.74057079847" calcext:value-type="float">
            <text:p>6223.74057079847</text:p>
          </table:table-cell>
          <table:table-cell office:value-type="float" office:value="531.457773147441" calcext:value-type="float">
            <text:p>531.457773147441</text:p>
          </table:table-cell>
          <table:table-cell office:value-type="float" office:value="8.54" calcext:value-type="float">
            <text:p>8.54</text:p>
          </table:table-cell>
          <table:table-cell office:value-type="float" office:value="0.740122458176244" calcext:value-type="float">
            <text:p>0.740122458176244</text:p>
          </table:table-cell>
          <table:table-cell office:value-type="float" office:value="0.00730773900657892" calcext:value-type="float">
            <text:p>0.00730773900657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alestine, State of|Israel</text:p>
          </table:table-cell>
          <table:table-cell office:value-type="string" calcext:value-type="string">
            <text:p>PSE|ISR</text:p>
          </table:table-cell>
          <table:table-cell office:value-type="string" calcext:value-type="string">
            <text:p>PS|IL</text:p>
          </table:table-cell>
          <table:table-cell office:value-type="string" calcext:value-type="string">
            <text:p>275|376</text:p>
          </table:table-cell>
          <table:table-cell office:value-type="string" calcext:value-type="string">
            <text:p>Disputed</text:p>
          </table:table-cell>
          <table:table-cell office:value-type="float" office:value="2329.33889971772" calcext:value-type="float">
            <text:p>2329.33889971772</text:p>
          </table:table-cell>
          <table:table-cell office:value-type="float" office:value="2328.91854018397" calcext:value-type="float">
            <text:p>2328.91854018397</text:p>
          </table:table-cell>
          <table:table-cell office:value-type="float" office:value="0.0438460328834504" calcext:value-type="float">
            <text:p>0.04384603288345</text:p>
          </table:table-cell>
          <table:table-cell office:value-type="float" office:value="0" calcext:value-type="float">
            <text:p>0</text:p>
          </table:table-cell>
          <table:table-cell office:value-type="float" office:value="0.439990566451252" calcext:value-type="float">
            <text:p>0.4399905664512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28.47854961752" calcext:value-type="float">
            <text:p>2328.47854961752</text:p>
          </table:table-cell>
          <table:table-cell office:value-type="float" office:value="0.0438460328834504" calcext:value-type="float">
            <text:p>0.04384603288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PF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ULL</text:p>
          </table:table-cell>
          <table:table-cell office:value-type="float" office:value="4774852.18134576" calcext:value-type="float">
            <text:p>4774852.18134576</text:p>
          </table:table-cell>
          <table:table-cell office:value-type="float" office:value="4775016.08325967" calcext:value-type="float">
            <text:p>4775016.08325967</text:p>
          </table:table-cell>
          <table:table-cell office:value-type="float" office:value="277.421523268223" calcext:value-type="float">
            <text:p>277.421523268223</text:p>
          </table:table-cell>
          <table:table-cell office:value-type="float" office:value="0.01" calcext:value-type="float">
            <text:p>0.01</text:p>
          </table:table-cell>
          <table:table-cell office:value-type="float" office:value="3728.36022854908" calcext:value-type="float">
            <text:p>3728.36022854908</text:p>
          </table:table-cell>
          <table:table-cell office:value-type="float" office:value="74.8478757345275" calcext:value-type="float">
            <text:p>74.8478757345275</text:p>
          </table:table-cell>
          <table:table-cell office:value-type="float" office:value="2.01" calcext:value-type="float">
            <text:p>2.01</text:p>
          </table:table-cell>
          <table:table-cell office:value-type="float" office:value="4771287.72303112" calcext:value-type="float">
            <text:p>4771287.72303112</text:p>
          </table:table-cell>
          <table:table-cell office:value-type="float" office:value="202.573647533696" calcext:value-type="float">
            <text:p>202.573647533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NULL</text:p>
          </table:table-cell>
          <table:table-cell office:value-type="float" office:value="42269.7004607255" calcext:value-type="float">
            <text:p>42269.7004607255</text:p>
          </table:table-cell>
          <table:table-cell office:value-type="float" office:value="42267.1609594808" calcext:value-type="float">
            <text:p>42267.1609594808</text:p>
          </table:table-cell>
          <table:table-cell office:value-type="float" office:value="1933.02515228146" calcext:value-type="float">
            <text:p>1933.02515228146</text:p>
          </table:table-cell>
          <table:table-cell office:value-type="float" office:value="4.57" calcext:value-type="float">
            <text:p>4.57</text:p>
          </table:table-cell>
          <table:table-cell office:value-type="float" office:value="11546.092389478" calcext:value-type="float">
            <text:p>11546.092389478</text:p>
          </table:table-cell>
          <table:table-cell office:value-type="float" office:value="1504.26220590088" calcext:value-type="float">
            <text:p>1504.26220590088</text:p>
          </table:table-cell>
          <table:table-cell office:value-type="float" office:value="13.03" calcext:value-type="float">
            <text:p>13.03</text:p>
          </table:table-cell>
          <table:table-cell office:value-type="float" office:value="30721.0685700027" calcext:value-type="float">
            <text:p>30721.0685700027</text:p>
          </table:table-cell>
          <table:table-cell office:value-type="float" office:value="428.762946380586" calcext:value-type="float">
            <text:p>428.76294638058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ULL</text:p>
          </table:table-cell>
          <table:table-cell office:value-type="float" office:value="317662.522676309" calcext:value-type="float">
            <text:p>317662.522676309</text:p>
          </table:table-cell>
          <table:table-cell office:value-type="float" office:value="317871.975898021" calcext:value-type="float">
            <text:p>317871.975898021</text:p>
          </table:table-cell>
          <table:table-cell office:value-type="float" office:value="1633.61204221339" calcext:value-type="float">
            <text:p>1633.61204221339</text:p>
          </table:table-cell>
          <table:table-cell office:value-type="float" office:value="0.51" calcext:value-type="float">
            <text:p>0.51</text:p>
          </table:table-cell>
          <table:table-cell office:value-type="float" office:value="2523.68922231781" calcext:value-type="float">
            <text:p>2523.68922231781</text:p>
          </table:table-cell>
          <table:table-cell office:value-type="float" office:value="1592.94512937979" calcext:value-type="float">
            <text:p>1592.94512937979</text:p>
          </table:table-cell>
          <table:table-cell office:value-type="float" office:value="63.12" calcext:value-type="float">
            <text:p>63.12</text:p>
          </table:table-cell>
          <table:table-cell office:value-type="float" office:value="315348.286675703" calcext:value-type="float">
            <text:p>315348.286675703</text:p>
          </table:table-cell>
          <table:table-cell office:value-type="float" office:value="40.6669128335944" calcext:value-type="float">
            <text:p>40.66691283359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éunion|Mauritius</text:p>
          </table:table-cell>
          <table:table-cell office:value-type="string" calcext:value-type="string">
            <text:p>REU|MUS</text:p>
          </table:table-cell>
          <table:table-cell office:value-type="string" calcext:value-type="string">
            <text:p>RE|MU</text:p>
          </table:table-cell>
          <table:table-cell office:value-type="string" calcext:value-type="string">
            <text:p>638|250</text:p>
          </table:table-cell>
          <table:table-cell office:value-type="string" calcext:value-type="string">
            <text:p>Disputed</text:p>
          </table:table-cell>
          <table:table-cell office:value-type="float" office:value="274554.809990353" calcext:value-type="float">
            <text:p>274554.809990353</text:p>
          </table:table-cell>
          <table:table-cell office:value-type="float" office:value="274448.876534928" calcext:value-type="float">
            <text:p>274448.8765349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693125999671321" calcext:value-type="float">
            <text:p>0.6931259996713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4448.183408928" calcext:value-type="float">
            <text:p>274448.18340892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NULL</text:p>
          </table:table-cell>
          <table:table-cell office:value-type="float" office:value="267702.708402188" calcext:value-type="float">
            <text:p>267702.708402188</text:p>
          </table:table-cell>
          <table:table-cell office:value-type="float" office:value="267696.870299448" calcext:value-type="float">
            <text:p>267696.870299448</text:p>
          </table:table-cell>
          <table:table-cell office:value-type="float" office:value="63960.934397437" calcext:value-type="float">
            <text:p>63960.934397437</text:p>
          </table:table-cell>
          <table:table-cell office:value-type="float" office:value="23.89" calcext:value-type="float">
            <text:p>23.89</text:p>
          </table:table-cell>
          <table:table-cell office:value-type="float" office:value="237439.286952563" calcext:value-type="float">
            <text:p>237439.286952563</text:p>
          </table:table-cell>
          <table:table-cell office:value-type="float" office:value="57098.9920267333" calcext:value-type="float">
            <text:p>57098.9920267333</text:p>
          </table:table-cell>
          <table:table-cell office:value-type="float" office:value="24.05" calcext:value-type="float">
            <text:p>24.05</text:p>
          </table:table-cell>
          <table:table-cell office:value-type="float" office:value="30257.5833468846" calcext:value-type="float">
            <text:p>30257.5833468846</text:p>
          </table:table-cell>
          <table:table-cell office:value-type="float" office:value="6861.9423707037" calcext:value-type="float">
            <text:p>6861.9423707037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ULL</text:p>
          </table:table-cell>
          <table:table-cell office:value-type="float" office:value="24605190.4984838" calcext:value-type="float">
            <text:p>24605190.4984838</text:p>
          </table:table-cell>
          <table:table-cell office:value-type="float" office:value="24604577.3664338" calcext:value-type="float">
            <text:p>24604577.3664338</text:p>
          </table:table-cell>
          <table:table-cell office:value-type="float" office:value="1873832.79015249" calcext:value-type="float">
            <text:p>1873832.79015249</text:p>
          </table:table-cell>
          <table:table-cell office:value-type="float" office:value="7.62" calcext:value-type="float">
            <text:p>7.62</text:p>
          </table:table-cell>
          <table:table-cell office:value-type="float" office:value="16998657.2522084" calcext:value-type="float">
            <text:p>16998657.2522084</text:p>
          </table:table-cell>
          <table:table-cell office:value-type="float" office:value="1654637.89765982" calcext:value-type="float">
            <text:p>1654637.89765982</text:p>
          </table:table-cell>
          <table:table-cell office:value-type="float" office:value="9.73" calcext:value-type="float">
            <text:p>9.73</text:p>
          </table:table-cell>
          <table:table-cell office:value-type="float" office:value="7605920.11422558" calcext:value-type="float">
            <text:p>7605920.11422558</text:p>
          </table:table-cell>
          <table:table-cell office:value-type="float" office:value="219194.892492677" calcext:value-type="float">
            <text:p>219194.89249267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NULL</text:p>
          </table:table-cell>
          <table:table-cell office:value-type="float" office:value="25388.467208394" calcext:value-type="float">
            <text:p>25388.467208394</text:p>
          </table:table-cell>
          <table:table-cell office:value-type="float" office:value="25388.450935203" calcext:value-type="float">
            <text:p>25388.450935203</text:p>
          </table:table-cell>
          <table:table-cell office:value-type="float" office:value="2283.95673528879" calcext:value-type="float">
            <text:p>2283.95673528879</text:p>
          </table:table-cell>
          <table:table-cell office:value-type="float" office:value="9" calcext:value-type="float">
            <text:p>9</text:p>
          </table:table-cell>
          <table:table-cell office:value-type="float" office:value="25388.4509352029" calcext:value-type="float">
            <text:p>25388.4509352029</text:p>
          </table:table-cell>
          <table:table-cell office:value-type="float" office:value="2283.95673528879" calcext:value-type="float">
            <text:p>2283.9567352887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NULL</text:p>
          </table:table-cell>
          <table:table-cell office:value-type="float" office:value="2149156.91980911" calcext:value-type="float">
            <text:p>2149156.91980911</text:p>
          </table:table-cell>
          <table:table-cell office:value-type="float" office:value="2149007.00641065" calcext:value-type="float">
            <text:p>2149007.00641065</text:p>
          </table:table-cell>
          <table:table-cell office:value-type="float" office:value="97507.1944245512" calcext:value-type="float">
            <text:p>97507.1944245512</text:p>
          </table:table-cell>
          <table:table-cell office:value-type="float" office:value="4.54" calcext:value-type="float">
            <text:p>4.54</text:p>
          </table:table-cell>
          <table:table-cell office:value-type="float" office:value="1925618.47477318" calcext:value-type="float">
            <text:p>1925618.47477318</text:p>
          </table:table-cell>
          <table:table-cell office:value-type="float" office:value="91736.3672922875" calcext:value-type="float">
            <text:p>91736.3672922875</text:p>
          </table:table-cell>
          <table:table-cell office:value-type="float" office:value="4.76" calcext:value-type="float">
            <text:p>4.76</text:p>
          </table:table-cell>
          <table:table-cell office:value-type="float" office:value="223388.531637467" calcext:value-type="float">
            <text:p>223388.531637467</text:p>
          </table:table-cell>
          <table:table-cell office:value-type="float" office:value="5770.82713226372" calcext:value-type="float">
            <text:p>5770.82713226372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NULL</text:p>
          </table:table-cell>
          <table:table-cell office:value-type="float" office:value="1907536.84019222" calcext:value-type="float">
            <text:p>1907536.84019222</text:p>
          </table:table-cell>
          <table:table-cell office:value-type="float" office:value="1905975.5649544" calcext:value-type="float">
            <text:p>1905975.5649544</text:p>
          </table:table-cell>
          <table:table-cell office:value-type="float" office:value="48314.62922067" calcext:value-type="float">
            <text:p>48314.62922067</text:p>
          </table:table-cell>
          <table:table-cell office:value-type="float" office:value="2.53" calcext:value-type="float">
            <text:p>2.53</text:p>
          </table:table-cell>
          <table:table-cell office:value-type="float" office:value="1843273.06035919" calcext:value-type="float">
            <text:p>1843273.06035919</text:p>
          </table:table-cell>
          <table:table-cell office:value-type="float" office:value="37717.5911733473" calcext:value-type="float">
            <text:p>37717.5911733473</text:p>
          </table:table-cell>
          <table:table-cell office:value-type="float" office:value="2.05" calcext:value-type="float">
            <text:p>2.05</text:p>
          </table:table-cell>
          <table:table-cell office:value-type="float" office:value="62702.5045952105" calcext:value-type="float">
            <text:p>62702.5045952105</text:p>
          </table:table-cell>
          <table:table-cell office:value-type="float" office:value="10597.0380473227" calcext:value-type="float">
            <text:p>10597.0380473227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udan|Egypt</text:p>
          </table:table-cell>
          <table:table-cell office:value-type="string" calcext:value-type="string">
            <text:p>SDN|EGY</text:p>
          </table:table-cell>
          <table:table-cell office:value-type="string" calcext:value-type="string">
            <text:p>SD|EG</text:p>
          </table:table-cell>
          <table:table-cell office:value-type="string" calcext:value-type="string">
            <text:p>729|818</text:p>
          </table:table-cell>
          <table:table-cell office:value-type="string" calcext:value-type="string">
            <text:p>Disputed</text:p>
          </table:table-cell>
          <table:table-cell office:value-type="float" office:value="19751.3762147306" calcext:value-type="float">
            <text:p>19751.3762147306</text:p>
          </table:table-cell>
          <table:table-cell office:value-type="float" office:value="19750.6240298208" calcext:value-type="float">
            <text:p>19750.6240298208</text:p>
          </table:table-cell>
          <table:table-cell office:value-type="float" office:value="3564.7651409483" calcext:value-type="float">
            <text:p>3564.7651409483</text:p>
          </table:table-cell>
          <table:table-cell office:value-type="float" office:value="18.05" calcext:value-type="float">
            <text:p>18.05</text:p>
          </table:table-cell>
          <table:table-cell office:value-type="float" office:value="127.086078713477" calcext:value-type="float">
            <text:p>127.086078713477</text:p>
          </table:table-cell>
          <table:table-cell office:value-type="float" office:value="115.356974098702" calcext:value-type="float">
            <text:p>115.356974098702</text:p>
          </table:table-cell>
          <table:table-cell office:value-type="float" office:value="90.77" calcext:value-type="float">
            <text:p>90.77</text:p>
          </table:table-cell>
          <table:table-cell office:value-type="float" office:value="19623.5379511074" calcext:value-type="float">
            <text:p>19623.5379511074</text:p>
          </table:table-cell>
          <table:table-cell office:value-type="float" office:value="3449.4081668496" calcext:value-type="float">
            <text:p>3449.4081668496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NULL</text:p>
          </table:table-cell>
          <table:table-cell office:value-type="float" office:value="320134.468707143" calcext:value-type="float">
            <text:p>320134.468707143</text:p>
          </table:table-cell>
          <table:table-cell office:value-type="float" office:value="320060.973824128" calcext:value-type="float">
            <text:p>320060.973824128</text:p>
          </table:table-cell>
          <table:table-cell office:value-type="float" office:value="51680.3516156181" calcext:value-type="float">
            <text:p>51680.3516156181</text:p>
          </table:table-cell>
          <table:table-cell office:value-type="float" office:value="16.15" calcext:value-type="float">
            <text:p>16.15</text:p>
          </table:table-cell>
          <table:table-cell office:value-type="float" office:value="196774.452519382" calcext:value-type="float">
            <text:p>196774.452519382</text:p>
          </table:table-cell>
          <table:table-cell office:value-type="float" office:value="49936.2509314557" calcext:value-type="float">
            <text:p>49936.2509314557</text:p>
          </table:table-cell>
          <table:table-cell office:value-type="float" office:value="25.38" calcext:value-type="float">
            <text:p>25.38</text:p>
          </table:table-cell>
          <table:table-cell office:value-type="float" office:value="123286.521304747" calcext:value-type="float">
            <text:p>123286.521304747</text:p>
          </table:table-cell>
          <table:table-cell office:value-type="float" office:value="1744.10068416239" calcext:value-type="float">
            <text:p>1744.10068416239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negal|Guinea-Bissau</text:p>
          </table:table-cell>
          <table:table-cell office:value-type="string" calcext:value-type="string">
            <text:p>SEN|GNB</text:p>
          </table:table-cell>
          <table:table-cell office:value-type="string" calcext:value-type="string">
            <text:p>SN|GW</text:p>
          </table:table-cell>
          <table:table-cell office:value-type="string" calcext:value-type="string">
            <text:p>686|624</text:p>
          </table:table-cell>
          <table:table-cell office:value-type="string" calcext:value-type="string">
            <text:p>Joint regime</text:p>
          </table:table-cell>
          <table:table-cell office:value-type="float" office:value="63480.3149876951" calcext:value-type="float">
            <text:p>63480.3149876951</text:p>
          </table:table-cell>
          <table:table-cell office:value-type="float" office:value="63489.7456774808" calcext:value-type="float">
            <text:p>63489.74567748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3489.7456774808" calcext:value-type="float">
            <text:p>63489.745677480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NULL</text:p>
          </table:table-cell>
          <table:table-cell office:value-type="float" office:value="1424.0388156248" calcext:value-type="float">
            <text:p>1424.0388156248</text:p>
          </table:table-cell>
          <table:table-cell office:value-type="float" office:value="1424.05353251628" calcext:value-type="float">
            <text:p>1424.05353251628</text:p>
          </table:table-cell>
          <table:table-cell office:value-type="float" office:value="33.4482694401678" calcext:value-type="float">
            <text:p>33.4482694401678</text:p>
          </table:table-cell>
          <table:table-cell office:value-type="float" office:value="2.35" calcext:value-type="float">
            <text:p>2.35</text:p>
          </table:table-cell>
          <table:table-cell office:value-type="float" office:value="599.189294236226" calcext:value-type="float">
            <text:p>599.189294236226</text:p>
          </table:table-cell>
          <table:table-cell office:value-type="float" office:value="33.3466677823037" calcext:value-type="float">
            <text:p>33.3466677823037</text:p>
          </table:table-cell>
          <table:table-cell office:value-type="float" office:value="5.57" calcext:value-type="float">
            <text:p>5.57</text:p>
          </table:table-cell>
          <table:table-cell office:value-type="float" office:value="824.864238280056" calcext:value-type="float">
            <text:p>824.864238280056</text:p>
          </table:table-cell>
          <table:table-cell office:value-type="float" office:value="0.101601657864102" calcext:value-type="float">
            <text:p>0.1016016578641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G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ULL</text:p>
          </table:table-cell>
          <table:table-cell office:value-type="float" office:value="3870.34225792021" calcext:value-type="float">
            <text:p>3870.34225792021</text:p>
          </table:table-cell>
          <table:table-cell office:value-type="float" office:value="3870.37367310365" calcext:value-type="float">
            <text:p>3870.37367310365</text:p>
          </table:table-cell>
          <table:table-cell office:value-type="float" office:value="313.788345176426" calcext:value-type="float">
            <text:p>313.788345176426</text:p>
          </table:table-cell>
          <table:table-cell office:value-type="float" office:value="8.11" calcext:value-type="float">
            <text:p>8.11</text:p>
          </table:table-cell>
          <table:table-cell office:value-type="float" office:value="3709.2358921601" calcext:value-type="float">
            <text:p>3709.2358921601</text:p>
          </table:table-cell>
          <table:table-cell office:value-type="float" office:value="265.054361743504" calcext:value-type="float">
            <text:p>265.054361743504</text:p>
          </table:table-cell>
          <table:table-cell office:value-type="float" office:value="7.15" calcext:value-type="float">
            <text:p>7.15</text:p>
          </table:table-cell>
          <table:table-cell office:value-type="float" office:value="161.13778094355" calcext:value-type="float">
            <text:p>161.13778094355</text:p>
          </table:table-cell>
          <table:table-cell office:value-type="float" office:value="48.7339834329215" calcext:value-type="float">
            <text:p>48.7339834329215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H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NULL</text:p>
          </table:table-cell>
          <table:table-cell office:value-type="float" office:value="1712715.35083189" calcext:value-type="float">
            <text:p>1712715.35083189</text:p>
          </table:table-cell>
          <table:table-cell office:value-type="float" office:value="1712715.5699219" calcext:value-type="float">
            <text:p>1712715.5699219</text:p>
          </table:table-cell>
          <table:table-cell office:value-type="float" office:value="450196.313740129" calcext:value-type="float">
            <text:p>450196.313740129</text:p>
          </table:table-cell>
          <table:table-cell office:value-type="float" office:value="26.29" calcext:value-type="float">
            <text:p>26.29</text:p>
          </table:table-cell>
          <table:table-cell office:value-type="float" office:value="432.656301448668" calcext:value-type="float">
            <text:p>432.656301448668</text:p>
          </table:table-cell>
          <table:table-cell office:value-type="float" office:value="110.089709138425" calcext:value-type="float">
            <text:p>110.089709138425</text:p>
          </table:table-cell>
          <table:table-cell office:value-type="float" office:value="25.45" calcext:value-type="float">
            <text:p>25.45</text:p>
          </table:table-cell>
          <table:table-cell office:value-type="float" office:value="1712282.91362045" calcext:value-type="float">
            <text:p>1712282.91362045</text:p>
          </table:table-cell>
          <table:table-cell office:value-type="float" office:value="450086.224030991" calcext:value-type="float">
            <text:p>450086.224030991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J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NULL</text:p>
          </table:table-cell>
          <table:table-cell office:value-type="float" office:value="1118352.42551571" calcext:value-type="float">
            <text:p>1118352.42551571</text:p>
          </table:table-cell>
          <table:table-cell office:value-type="float" office:value="1117199.88008375" calcext:value-type="float">
            <text:p>1117199.88008375</text:p>
          </table:table-cell>
          <table:table-cell office:value-type="float" office:value="123547.938859746" calcext:value-type="float">
            <text:p>123547.938859746</text:p>
          </table:table-cell>
          <table:table-cell office:value-type="float" office:value="11.06" calcext:value-type="float">
            <text:p>11.06</text:p>
          </table:table-cell>
          <table:table-cell office:value-type="float" office:value="62001.228352519" calcext:value-type="float">
            <text:p>62001.228352519</text:p>
          </table:table-cell>
          <table:table-cell office:value-type="float" office:value="40362.5564206022" calcext:value-type="float">
            <text:p>40362.5564206022</text:p>
          </table:table-cell>
          <table:table-cell office:value-type="float" office:value="65.1" calcext:value-type="float">
            <text:p>65.1</text:p>
          </table:table-cell>
          <table:table-cell office:value-type="float" office:value="1055198.65173123" calcext:value-type="float">
            <text:p>1055198.65173123</text:p>
          </table:table-cell>
          <table:table-cell office:value-type="float" office:value="83185.3824391443" calcext:value-type="float">
            <text:p>83185.3824391443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float" office:value="1633968.28447045" calcext:value-type="float">
            <text:p>1633968.28447045</text:p>
          </table:table-cell>
          <table:table-cell office:value-type="float" office:value="1633743.90450001" calcext:value-type="float">
            <text:p>1633743.90450001</text:p>
          </table:table-cell>
          <table:table-cell office:value-type="float" office:value="2378.52484400288" calcext:value-type="float">
            <text:p>2378.52484400288</text:p>
          </table:table-cell>
          <table:table-cell office:value-type="float" office:value="0.15" calcext:value-type="float">
            <text:p>0.15</text:p>
          </table:table-cell>
          <table:table-cell office:value-type="float" office:value="29005.4078593319" calcext:value-type="float">
            <text:p>29005.4078593319</text:p>
          </table:table-cell>
          <table:table-cell office:value-type="float" office:value="510.826200391155" calcext:value-type="float">
            <text:p>510.826200391155</text:p>
          </table:table-cell>
          <table:table-cell office:value-type="float" office:value="1.76" calcext:value-type="float">
            <text:p>1.76</text:p>
          </table:table-cell>
          <table:table-cell office:value-type="float" office:value="1604738.49664067" calcext:value-type="float">
            <text:p>1604738.49664067</text:p>
          </table:table-cell>
          <table:table-cell office:value-type="float" office:value="1867.69864361173" calcext:value-type="float">
            <text:p>1867.6986436117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NULL</text:p>
          </table:table-cell>
          <table:table-cell office:value-type="float" office:value="232822.46585693" calcext:value-type="float">
            <text:p>232822.46585693</text:p>
          </table:table-cell>
          <table:table-cell office:value-type="float" office:value="232815.572258095" calcext:value-type="float">
            <text:p>232815.572258095</text:p>
          </table:table-cell>
          <table:table-cell office:value-type="float" office:value="8752.73871786444" calcext:value-type="float">
            <text:p>8752.73871786444</text:p>
          </table:table-cell>
          <table:table-cell office:value-type="float" office:value="3.76" calcext:value-type="float">
            <text:p>3.76</text:p>
          </table:table-cell>
          <table:table-cell office:value-type="float" office:value="72345.2274078107" calcext:value-type="float">
            <text:p>72345.2274078107</text:p>
          </table:table-cell>
          <table:table-cell office:value-type="float" office:value="7901.1835159443" calcext:value-type="float">
            <text:p>7901.1835159443</text:p>
          </table:table-cell>
          <table:table-cell office:value-type="float" office:value="10.92" calcext:value-type="float">
            <text:p>10.92</text:p>
          </table:table-cell>
          <table:table-cell office:value-type="float" office:value="160470.344850285" calcext:value-type="float">
            <text:p>160470.344850285</text:p>
          </table:table-cell>
          <table:table-cell office:value-type="float" office:value="851.555201920139" calcext:value-type="float">
            <text:p>851.55520192013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ULL</text:p>
          </table:table-cell>
          <table:table-cell office:value-type="float" office:value="115718.654722951" calcext:value-type="float">
            <text:p>115718.654722951</text:p>
          </table:table-cell>
          <table:table-cell office:value-type="float" office:value="115719.487447642" calcext:value-type="float">
            <text:p>115719.487447642</text:p>
          </table:table-cell>
          <table:table-cell office:value-type="float" office:value="2449.66586105554" calcext:value-type="float">
            <text:p>2449.66586105554</text:p>
          </table:table-cell>
          <table:table-cell office:value-type="float" office:value="2.12" calcext:value-type="float">
            <text:p>2.12</text:p>
          </table:table-cell>
          <table:table-cell office:value-type="float" office:value="20694.4664693098" calcext:value-type="float">
            <text:p>20694.4664693098</text:p>
          </table:table-cell>
          <table:table-cell office:value-type="float" office:value="1789.2448472635" calcext:value-type="float">
            <text:p>1789.2448472635</text:p>
          </table:table-cell>
          <table:table-cell office:value-type="float" office:value="8.65" calcext:value-type="float">
            <text:p>8.65</text:p>
          </table:table-cell>
          <table:table-cell office:value-type="float" office:value="95025.0209783323" calcext:value-type="float">
            <text:p>95025.0209783323</text:p>
          </table:table-cell>
          <table:table-cell office:value-type="float" office:value="660.421013792048" calcext:value-type="float">
            <text:p>660.42101379204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NULL</text:p>
          </table:table-cell>
          <table:table-cell office:value-type="float" office:value="60.0385541485198" calcext:value-type="float">
            <text:p>60.0385541485198</text:p>
          </table:table-cell>
          <table:table-cell office:value-type="float" office:value="60.0375728708234" calcext:value-type="float">
            <text:p>60.03757287082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.0375728708234" calcext:value-type="float">
            <text:p>60.0375728708234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NULL</text:p>
          </table:table-cell>
          <table:table-cell office:value-type="float" office:value="1414675.24719315" calcext:value-type="float">
            <text:p>1414675.24719315</text:p>
          </table:table-cell>
          <table:table-cell office:value-type="float" office:value="1414461.16428849" calcext:value-type="float">
            <text:p>1414461.16428849</text:p>
          </table:table-cell>
          <table:table-cell office:value-type="float" office:value="51.539286307574" calcext:value-type="float">
            <text:p>51.539286307574</text:p>
          </table:table-cell>
          <table:table-cell office:value-type="float" office:value="0" calcext:value-type="float">
            <text:p>0</text:p>
          </table:table-cell>
          <table:table-cell office:value-type="float" office:value="632995.997673147" calcext:value-type="float">
            <text:p>632995.997673147</text:p>
          </table:table-cell>
          <table:table-cell office:value-type="float" office:value="51.539286307574" calcext:value-type="float">
            <text:p>51.539286307574</text:p>
          </table:table-cell>
          <table:table-cell office:value-type="float" office:value="0.01" calcext:value-type="float">
            <text:p>0.01</text:p>
          </table:table-cell>
          <table:table-cell office:value-type="float" office:value="781465.166615345" calcext:value-type="float">
            <text:p>781465.16661534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NULL</text:p>
          </table:table-cell>
          <table:table-cell office:value-type="float" office:value="12641.5801520768" calcext:value-type="float">
            <text:p>12641.5801520768</text:p>
          </table:table-cell>
          <table:table-cell office:value-type="float" office:value="12641.3438027503" calcext:value-type="float">
            <text:p>12641.3438027503</text:p>
          </table:table-cell>
          <table:table-cell office:value-type="float" office:value="14.2030080571125" calcext:value-type="float">
            <text:p>14.2030080571125</text:p>
          </table:table-cell>
          <table:table-cell office:value-type="float" office:value="0.11" calcext:value-type="float">
            <text:p>0.11</text:p>
          </table:table-cell>
          <table:table-cell office:value-type="float" office:value="237.087891423671" calcext:value-type="float">
            <text:p>237.087891423671</text:p>
          </table:table-cell>
          <table:table-cell office:value-type="float" office:value="7.18212741017809" calcext:value-type="float">
            <text:p>7.18212741017809</text:p>
          </table:table-cell>
          <table:table-cell office:value-type="float" office:value="3.03" calcext:value-type="float">
            <text:p>3.03</text:p>
          </table:table-cell>
          <table:table-cell office:value-type="float" office:value="12404.2559113267" calcext:value-type="float">
            <text:p>12404.2559113267</text:p>
          </table:table-cell>
          <table:table-cell office:value-type="float" office:value="7.02088064693444" calcext:value-type="float">
            <text:p>7.0208806469344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ULL</text:p>
          </table:table-cell>
          <table:table-cell office:value-type="float" office:value="88477.9663228236" calcext:value-type="float">
            <text:p>88477.9663228236</text:p>
          </table:table-cell>
          <table:table-cell office:value-type="float" office:value="88478.056791063" calcext:value-type="float">
            <text:p>88478.056791063</text:p>
          </table:table-cell>
          <table:table-cell office:value-type="float" office:value="6702.10352476245" calcext:value-type="float">
            <text:p>6702.10352476245</text:p>
          </table:table-cell>
          <table:table-cell office:value-type="float" office:value="7.57" calcext:value-type="float">
            <text:p>7.57</text:p>
          </table:table-cell>
          <table:table-cell office:value-type="float" office:value="88478.0567910629" calcext:value-type="float">
            <text:p>88478.0567910629</text:p>
          </table:table-cell>
          <table:table-cell office:value-type="float" office:value="6702.10352476245" calcext:value-type="float">
            <text:p>6702.10352476245</text:p>
          </table:table-cell>
          <table:table-cell office:value-type="float" office:value="7.57" calcext:value-type="float">
            <text:p>7.5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NULL</text:p>
          </table:table-cell>
          <table:table-cell office:value-type="float" office:value="629820.854183516" calcext:value-type="float">
            <text:p>629820.854183516</text:p>
          </table:table-cell>
          <table:table-cell office:value-type="float" office:value="629819.836593724" calcext:value-type="float">
            <text:p>629819.836593724</text:p>
          </table:table-cell>
          <table:table-cell office:value-type="float" office:value="102503.232874449" calcext:value-type="float">
            <text:p>102503.232874449</text:p>
          </table:table-cell>
          <table:table-cell office:value-type="float" office:value="16.28" calcext:value-type="float">
            <text:p>16.28</text:p>
          </table:table-cell>
          <table:table-cell office:value-type="float" office:value="629819.836593723" calcext:value-type="float">
            <text:p>629819.836593723</text:p>
          </table:table-cell>
          <table:table-cell office:value-type="float" office:value="102503.232874449" calcext:value-type="float">
            <text:p>102503.232874449</text:p>
          </table:table-cell>
          <table:table-cell office:value-type="float" office:value="16.28" calcext:value-type="float">
            <text:p>16.2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outh Sudan|Sudan</text:p>
          </table:table-cell>
          <table:table-cell office:value-type="string" calcext:value-type="string">
            <text:p>SSD|SDN</text:p>
          </table:table-cell>
          <table:table-cell office:value-type="string" calcext:value-type="string">
            <text:p>SS|SD</text:p>
          </table:table-cell>
          <table:table-cell office:value-type="string" calcext:value-type="string">
            <text:p>728|729</text:p>
          </table:table-cell>
          <table:table-cell office:value-type="string" calcext:value-type="string">
            <text:p>Disputed</text:p>
          </table:table-cell>
          <table:table-cell office:value-type="float" office:value="9942.73498979652" calcext:value-type="float">
            <text:p>9942.73498979652</text:p>
          </table:table-cell>
          <table:table-cell office:value-type="float" office:value="9937.96025148117" calcext:value-type="float">
            <text:p>9937.960251481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937.96025148117" calcext:value-type="float">
            <text:p>9937.96025148117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NULL</text:p>
          </table:table-cell>
          <table:table-cell office:value-type="float" office:value="131845.991380233" calcext:value-type="float">
            <text:p>131845.991380233</text:p>
          </table:table-cell>
          <table:table-cell office:value-type="float" office:value="131842.993714997" calcext:value-type="float">
            <text:p>131842.993714997</text:p>
          </table:table-cell>
          <table:table-cell office:value-type="float" office:value="322.542625381157" calcext:value-type="float">
            <text:p>322.542625381157</text:p>
          </table:table-cell>
          <table:table-cell office:value-type="float" office:value="0.24" calcext:value-type="float">
            <text:p>0.24</text:p>
          </table:table-cell>
          <table:table-cell office:value-type="float" office:value="982.792638830097" calcext:value-type="float">
            <text:p>982.792638830097</text:p>
          </table:table-cell>
          <table:table-cell office:value-type="float" office:value="287.564678797264" calcext:value-type="float">
            <text:p>287.564678797264</text:p>
          </table:table-cell>
          <table:table-cell office:value-type="float" office:value="29.26" calcext:value-type="float">
            <text:p>29.26</text:p>
          </table:table-cell>
          <table:table-cell office:value-type="float" office:value="130860.201076167" calcext:value-type="float">
            <text:p>130860.201076167</text:p>
          </table:table-cell>
          <table:table-cell office:value-type="float" office:value="34.9779465838934" calcext:value-type="float">
            <text:p>34.97794658389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NULL</text:p>
          </table:table-cell>
          <table:table-cell office:value-type="float" office:value="278144.004990337" calcext:value-type="float">
            <text:p>278144.004990337</text:p>
          </table:table-cell>
          <table:table-cell office:value-type="float" office:value="278153.144329792" calcext:value-type="float">
            <text:p>278153.144329792</text:p>
          </table:table-cell>
          <table:table-cell office:value-type="float" office:value="23461.6987120937" calcext:value-type="float">
            <text:p>23461.6987120937</text:p>
          </table:table-cell>
          <table:table-cell office:value-type="float" office:value="8.43" calcext:value-type="float">
            <text:p>8.43</text:p>
          </table:table-cell>
          <table:table-cell office:value-type="float" office:value="145275.040725534" calcext:value-type="float">
            <text:p>145275.040725534</text:p>
          </table:table-cell>
          <table:table-cell office:value-type="float" office:value="21486.7630787295" calcext:value-type="float">
            <text:p>21486.7630787295</text:p>
          </table:table-cell>
          <table:table-cell office:value-type="float" office:value="14.79" calcext:value-type="float">
            <text:p>14.79</text:p>
          </table:table-cell>
          <table:table-cell office:value-type="float" office:value="132878.103604259" calcext:value-type="float">
            <text:p>132878.103604259</text:p>
          </table:table-cell>
          <table:table-cell office:value-type="float" office:value="1974.93563336426" calcext:value-type="float">
            <text:p>1974.93563336426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NULL</text:p>
          </table:table-cell>
          <table:table-cell office:value-type="float" office:value="49071.9831597263" calcext:value-type="float">
            <text:p>49071.9831597263</text:p>
          </table:table-cell>
          <table:table-cell office:value-type="float" office:value="49072.0830526083" calcext:value-type="float">
            <text:p>49072.0830526083</text:p>
          </table:table-cell>
          <table:table-cell office:value-type="float" office:value="18437.1235156432" calcext:value-type="float">
            <text:p>18437.1235156432</text:p>
          </table:table-cell>
          <table:table-cell office:value-type="float" office:value="37.57" calcext:value-type="float">
            <text:p>37.57</text:p>
          </table:table-cell>
          <table:table-cell office:value-type="float" office:value="49072.0830526081" calcext:value-type="float">
            <text:p>49072.0830526081</text:p>
          </table:table-cell>
          <table:table-cell office:value-type="float" office:value="18437.1235156431" calcext:value-type="float">
            <text:p>18437.1235156431</text:p>
          </table:table-cell>
          <table:table-cell office:value-type="float" office:value="37.57" calcext:value-type="float">
            <text:p>37.5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NULL</text:p>
          </table:table-cell>
          <table:table-cell office:value-type="float" office:value="20470.8982559701" calcext:value-type="float">
            <text:p>20470.8982559701</text:p>
          </table:table-cell>
          <table:table-cell office:value-type="float" office:value="20470.5813684736" calcext:value-type="float">
            <text:p>20470.5813684736</text:p>
          </table:table-cell>
          <table:table-cell office:value-type="float" office:value="11009.3717977662" calcext:value-type="float">
            <text:p>11009.3717977662</text:p>
          </table:table-cell>
          <table:table-cell office:value-type="float" office:value="53.78" calcext:value-type="float">
            <text:p>53.78</text:p>
          </table:table-cell>
          <table:table-cell office:value-type="float" office:value="20327.1057344172" calcext:value-type="float">
            <text:p>20327.1057344172</text:p>
          </table:table-cell>
          <table:table-cell office:value-type="float" office:value="10868.7934750791" calcext:value-type="float">
            <text:p>10868.7934750791</text:p>
          </table:table-cell>
          <table:table-cell office:value-type="float" office:value="53.47" calcext:value-type="float">
            <text:p>53.47</text:p>
          </table:table-cell>
          <table:table-cell office:value-type="float" office:value="143.475634056429" calcext:value-type="float">
            <text:p>143.475634056429</text:p>
          </table:table-cell>
          <table:table-cell office:value-type="float" office:value="140.578322687029" calcext:value-type="float">
            <text:p>140.578322687029</text:p>
          </table:table-cell>
          <table:table-cell office:value-type="float" office:value="97.98" calcext:value-type="float">
            <text:p>97.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ULL</text:p>
          </table:table-cell>
          <table:table-cell office:value-type="float" office:value="605468.486733473" calcext:value-type="float">
            <text:p>605468.486733473</text:p>
          </table:table-cell>
          <table:table-cell office:value-type="float" office:value="605906.264844784" calcext:value-type="float">
            <text:p>605906.264844784</text:p>
          </table:table-cell>
          <table:table-cell office:value-type="float" office:value="88669.8140412506" calcext:value-type="float">
            <text:p>88669.8140412506</text:p>
          </table:table-cell>
          <table:table-cell office:value-type="float" office:value="14.63" calcext:value-type="float">
            <text:p>14.63</text:p>
          </table:table-cell>
          <table:table-cell office:value-type="float" office:value="451242.929783019" calcext:value-type="float">
            <text:p>451242.929783019</text:p>
          </table:table-cell>
          <table:table-cell office:value-type="float" office:value="64791.2448698464" calcext:value-type="float">
            <text:p>64791.2448698464</text:p>
          </table:table-cell>
          <table:table-cell office:value-type="float" office:value="14.36" calcext:value-type="float">
            <text:p>14.36</text:p>
          </table:table-cell>
          <table:table-cell office:value-type="float" office:value="154663.335061767" calcext:value-type="float">
            <text:p>154663.335061767</text:p>
          </table:table-cell>
          <table:table-cell office:value-type="float" office:value="23878.5691714047" calcext:value-type="float">
            <text:p>23878.5691714047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weden|Norway</text:p>
          </table:table-cell>
          <table:table-cell office:value-type="string" calcext:value-type="string">
            <text:p>SWE|NOR</text:p>
          </table:table-cell>
          <table:table-cell office:value-type="string" calcext:value-type="string">
            <text:p>SE|NO</text:p>
          </table:table-cell>
          <table:table-cell office:value-type="string" calcext:value-type="string">
            <text:p>752|578</text:p>
          </table:table-cell>
          <table:table-cell office:value-type="string" calcext:value-type="string">
            <text:p>Joint regime</text:p>
          </table:table-cell>
          <table:table-cell office:value-type="float" office:value="140.208535555058" calcext:value-type="float">
            <text:p>140.208535555058</text:p>
          </table:table-cell>
          <table:table-cell office:value-type="float" office:value="140.008973565914" calcext:value-type="float">
            <text:p>140.00897356591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40.008973565914" calcext:value-type="float">
            <text:p>140.0089735659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ULL</text:p>
          </table:table-cell>
          <table:table-cell office:value-type="float" office:value="17289.5303952292" calcext:value-type="float">
            <text:p>17289.5303952292</text:p>
          </table:table-cell>
          <table:table-cell office:value-type="float" office:value="17291.4489000147" calcext:value-type="float">
            <text:p>17291.4489000147</text:p>
          </table:table-cell>
          <table:table-cell office:value-type="float" office:value="724.650065815439" calcext:value-type="float">
            <text:p>724.650065815439</text:p>
          </table:table-cell>
          <table:table-cell office:value-type="float" office:value="4.19" calcext:value-type="float">
            <text:p>4.19</text:p>
          </table:table-cell>
          <table:table-cell office:value-type="float" office:value="17291.4489000147" calcext:value-type="float">
            <text:p>17291.4489000147</text:p>
          </table:table-cell>
          <table:table-cell office:value-type="float" office:value="724.650065815439" calcext:value-type="float">
            <text:p>724.650065815439</text:p>
          </table:table-cell>
          <table:table-cell office:value-type="float" office:value="4.19" calcext:value-type="float">
            <text:p>4.1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X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NULL</text:p>
          </table:table-cell>
          <table:table-cell office:value-type="float" office:value="507.857831869773" calcext:value-type="float">
            <text:p>507.857831869773</text:p>
          </table:table-cell>
          <table:table-cell office:value-type="float" office:value="507.843124480584" calcext:value-type="float">
            <text:p>507.843124480584</text:p>
          </table:table-cell>
          <table:table-cell office:value-type="float" office:value="23.8783214584326" calcext:value-type="float">
            <text:p>23.8783214584326</text:p>
          </table:table-cell>
          <table:table-cell office:value-type="float" office:value="4.7" calcext:value-type="float">
            <text:p>4.7</text:p>
          </table:table-cell>
          <table:table-cell office:value-type="float" office:value="40.6390581212857" calcext:value-type="float">
            <text:p>40.6390581212857</text:p>
          </table:table-cell>
          <table:table-cell office:value-type="float" office:value="0.178121946847027" calcext:value-type="float">
            <text:p>0.178121946847027</text:p>
          </table:table-cell>
          <table:table-cell office:value-type="float" office:value="0.44" calcext:value-type="float">
            <text:p>0.44</text:p>
          </table:table-cell>
          <table:table-cell office:value-type="float" office:value="467.204066359298" calcext:value-type="float">
            <text:p>467.204066359298</text:p>
          </table:table-cell>
          <table:table-cell office:value-type="float" office:value="23.7001995115856" calcext:value-type="float">
            <text:p>23.7001995115856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NULL</text:p>
          </table:table-cell>
          <table:table-cell office:value-type="float" office:value="1342013.14811053" calcext:value-type="float">
            <text:p>1342013.14811053</text:p>
          </table:table-cell>
          <table:table-cell office:value-type="float" office:value="1341983.18282519" calcext:value-type="float">
            <text:p>1341983.18282519</text:p>
          </table:table-cell>
          <table:table-cell office:value-type="float" office:value="347763.765144299" calcext:value-type="float">
            <text:p>347763.765144299</text:p>
          </table:table-cell>
          <table:table-cell office:value-type="float" office:value="25.91" calcext:value-type="float">
            <text:p>25.91</text:p>
          </table:table-cell>
          <table:table-cell office:value-type="float" office:value="483.504083121518" calcext:value-type="float">
            <text:p>483.504083121518</text:p>
          </table:table-cell>
          <table:table-cell office:value-type="float" office:value="240.602259083598" calcext:value-type="float">
            <text:p>240.602259083598</text:p>
          </table:table-cell>
          <table:table-cell office:value-type="float" office:value="49.76" calcext:value-type="float">
            <text:p>49.76</text:p>
          </table:table-cell>
          <table:table-cell office:value-type="float" office:value="1341499.67874207" calcext:value-type="float">
            <text:p>1341499.67874207</text:p>
          </table:table-cell>
          <table:table-cell office:value-type="float" office:value="347523.162885215" calcext:value-type="float">
            <text:p>347523.162885215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NULL</text:p>
          </table:table-cell>
          <table:table-cell office:value-type="float" office:value="198310.942969614" calcext:value-type="float">
            <text:p>198310.942969614</text:p>
          </table:table-cell>
          <table:table-cell office:value-type="float" office:value="198526.351097978" calcext:value-type="float">
            <text:p>198526.351097978</text:p>
          </table:table-cell>
          <table:table-cell office:value-type="float" office:value="1384.9594566352" calcext:value-type="float">
            <text:p>1384.9594566352</text:p>
          </table:table-cell>
          <table:table-cell office:value-type="float" office:value="0.7" calcext:value-type="float">
            <text:p>0.7</text:p>
          </table:table-cell>
          <table:table-cell office:value-type="float" office:value="188264.492524126" calcext:value-type="float">
            <text:p>188264.492524126</text:p>
          </table:table-cell>
          <table:table-cell office:value-type="float" office:value="1359.97413620522" calcext:value-type="float">
            <text:p>1359.97413620522</text:p>
          </table:table-cell>
          <table:table-cell office:value-type="float" office:value="0.72" calcext:value-type="float">
            <text:p>0.72</text:p>
          </table:table-cell>
          <table:table-cell office:value-type="float" office:value="10261.8585738521" calcext:value-type="float">
            <text:p>10261.8585738521</text:p>
          </table:table-cell>
          <table:table-cell office:value-type="float" office:value="24.9853204299735" calcext:value-type="float">
            <text:p>24.985320429973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NULL</text:p>
          </table:table-cell>
          <table:table-cell office:value-type="float" office:value="92018.9347069168" calcext:value-type="float">
            <text:p>92018.9347069168</text:p>
          </table:table-cell>
          <table:table-cell office:value-type="float" office:value="92017.7532372135" calcext:value-type="float">
            <text:p>92017.7532372135</text:p>
          </table:table-cell>
          <table:table-cell office:value-type="float" office:value="598.667808112859" calcext:value-type="float">
            <text:p>598.667808112859</text:p>
          </table:table-cell>
          <table:table-cell office:value-type="float" office:value="0.65" calcext:value-type="float">
            <text:p>0.65</text:p>
          </table:table-cell>
          <table:table-cell office:value-type="float" office:value="1013.4046443087" calcext:value-type="float">
            <text:p>1013.4046443087</text:p>
          </table:table-cell>
          <table:table-cell office:value-type="float" office:value="449.639828278295" calcext:value-type="float">
            <text:p>449.639828278295</text:p>
          </table:table-cell>
          <table:table-cell office:value-type="float" office:value="44.37" calcext:value-type="float">
            <text:p>44.37</text:p>
          </table:table-cell>
          <table:table-cell office:value-type="float" office:value="91004.3485929048" calcext:value-type="float">
            <text:p>91004.3485929048</text:p>
          </table:table-cell>
          <table:table-cell office:value-type="float" office:value="149.027979834564" calcext:value-type="float">
            <text:p>149.02797983456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ULL</text:p>
          </table:table-cell>
          <table:table-cell office:value-type="float" office:value="1269431.04300208" calcext:value-type="float">
            <text:p>1269431.04300208</text:p>
          </table:table-cell>
          <table:table-cell office:value-type="float" office:value="1264842.44110885" calcext:value-type="float">
            <text:p>1264842.44110885</text:p>
          </table:table-cell>
          <table:table-cell office:value-type="float" office:value="256677.002463748" calcext:value-type="float">
            <text:p>256677.002463748</text:p>
          </table:table-cell>
          <table:table-cell office:value-type="float" office:value="20.29" calcext:value-type="float">
            <text:p>20.29</text:p>
          </table:table-cell>
          <table:table-cell office:value-type="float" office:value="1264842.44110885" calcext:value-type="float">
            <text:p>1264842.44110885</text:p>
          </table:table-cell>
          <table:table-cell office:value-type="float" office:value="256677.002463748" calcext:value-type="float">
            <text:p>256677.002463748</text:p>
          </table:table-cell>
          <table:table-cell office:value-type="float" office:value="20.29" calcext:value-type="float">
            <text:p>20.2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NULL</text:p>
          </table:table-cell>
          <table:table-cell office:value-type="float" office:value="72216.2330001385" calcext:value-type="float">
            <text:p>72216.2330001385</text:p>
          </table:table-cell>
          <table:table-cell office:value-type="float" office:value="72211.1198926423" calcext:value-type="float">
            <text:p>72211.1198926423</text:p>
          </table:table-cell>
          <table:table-cell office:value-type="float" office:value="14247.0729496609" calcext:value-type="float">
            <text:p>14247.0729496609</text:p>
          </table:table-cell>
          <table:table-cell office:value-type="float" office:value="19.73" calcext:value-type="float">
            <text:p>19.73</text:p>
          </table:table-cell>
          <table:table-cell office:value-type="float" office:value="56791.7297724219" calcext:value-type="float">
            <text:p>56791.7297724219</text:p>
          </table:table-cell>
          <table:table-cell office:value-type="float" office:value="14219.562298458" calcext:value-type="float">
            <text:p>14219.562298458</text:p>
          </table:table-cell>
          <table:table-cell office:value-type="float" office:value="25.04" calcext:value-type="float">
            <text:p>25.04</text:p>
          </table:table-cell>
          <table:table-cell office:value-type="float" office:value="15419.3901202204" calcext:value-type="float">
            <text:p>15419.3901202204</text:p>
          </table:table-cell>
          <table:table-cell office:value-type="float" office:value="27.5106512028302" calcext:value-type="float">
            <text:p>27.51065120283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ULL</text:p>
          </table:table-cell>
          <table:table-cell office:value-type="float" office:value="812790.32899786" calcext:value-type="float">
            <text:p>812790.32899786</text:p>
          </table:table-cell>
          <table:table-cell office:value-type="float" office:value="812788.765332515" calcext:value-type="float">
            <text:p>812788.765332515</text:p>
          </table:table-cell>
          <table:table-cell office:value-type="float" office:value="102502.724229951" calcext:value-type="float">
            <text:p>102502.724229951</text:p>
          </table:table-cell>
          <table:table-cell office:value-type="float" office:value="12.61" calcext:value-type="float">
            <text:p>12.61</text:p>
          </table:table-cell>
          <table:table-cell office:value-type="float" office:value="515295.518994305" calcext:value-type="float">
            <text:p>515295.518994305</text:p>
          </table:table-cell>
          <table:table-cell office:value-type="float" office:value="96781.7502015001" calcext:value-type="float">
            <text:p>96781.7502015001</text:p>
          </table:table-cell>
          <table:table-cell office:value-type="float" office:value="18.78" calcext:value-type="float">
            <text:p>18.78</text:p>
          </table:table-cell>
          <table:table-cell office:value-type="float" office:value="297493.246338209" calcext:value-type="float">
            <text:p>297493.246338209</text:p>
          </table:table-cell>
          <table:table-cell office:value-type="float" office:value="5720.97402845051" calcext:value-type="float">
            <text:p>5720.9740284505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NULL</text:p>
          </table:table-cell>
          <table:table-cell office:value-type="float" office:value="142003.83245997" calcext:value-type="float">
            <text:p>142003.83245997</text:p>
          </table:table-cell>
          <table:table-cell office:value-type="float" office:value="142003.818272944" calcext:value-type="float">
            <text:p>142003.818272944</text:p>
          </table:table-cell>
          <table:table-cell office:value-type="float" office:value="31099.1174183292" calcext:value-type="float">
            <text:p>31099.1174183292</text:p>
          </table:table-cell>
          <table:table-cell office:value-type="float" office:value="21.9" calcext:value-type="float">
            <text:p>21.9</text:p>
          </table:table-cell>
          <table:table-cell office:value-type="float" office:value="142003.818272944" calcext:value-type="float">
            <text:p>142003.818272944</text:p>
          </table:table-cell>
          <table:table-cell office:value-type="float" office:value="31099.1174183292" calcext:value-type="float">
            <text:p>31099.1174183292</text:p>
          </table:table-cell>
          <table:table-cell office:value-type="float" office:value="21.9" calcext:value-type="float">
            <text:p>21.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K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NULL</text:p>
          </table:table-cell>
          <table:table-cell office:value-type="float" office:value="320756.229797896" calcext:value-type="float">
            <text:p>320756.229797896</text:p>
          </table:table-cell>
          <table:table-cell office:value-type="float" office:value="320815.211423906" calcext:value-type="float">
            <text:p>320815.211423906</text:p>
          </table:table-cell>
          <table:table-cell office:value-type="float" office:value="66.5262358495324" calcext:value-type="float">
            <text:p>66.5262358495324</text:p>
          </table:table-cell>
          <table:table-cell office:value-type="float" office:value="0.02" calcext:value-type="float">
            <text:p>0.02</text:p>
          </table:table-cell>
          <table:table-cell office:value-type="float" office:value="15.0965283983538" calcext:value-type="float">
            <text:p>15.0965283983538</text:p>
          </table:table-cell>
          <table:table-cell office:value-type="float" office:value="0.989758484867539" calcext:value-type="float">
            <text:p>0.989758484867539</text:p>
          </table:table-cell>
          <table:table-cell office:value-type="float" office:value="6.56" calcext:value-type="float">
            <text:p>6.56</text:p>
          </table:table-cell>
          <table:table-cell office:value-type="float" office:value="320800.114895508" calcext:value-type="float">
            <text:p>320800.114895508</text:p>
          </table:table-cell>
          <table:table-cell office:value-type="float" office:value="65.5364773646649" calcext:value-type="float">
            <text:p>65.536477364664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ULL</text:p>
          </table:table-cell>
          <table:table-cell office:value-type="float" office:value="555051.503000999" calcext:value-type="float">
            <text:p>555051.503000999</text:p>
          </table:table-cell>
          <table:table-cell office:value-type="float" office:value="555052.480610325" calcext:value-type="float">
            <text:p>555052.480610325</text:p>
          </table:table-cell>
          <table:table-cell office:value-type="float" office:value="17657.458635594" calcext:value-type="float">
            <text:p>17657.458635594</text:p>
          </table:table-cell>
          <table:table-cell office:value-type="float" office:value="3.18" calcext:value-type="float">
            <text:p>3.18</text:p>
          </table:table-cell>
          <table:table-cell office:value-type="float" office:value="555052.480610325" calcext:value-type="float">
            <text:p>555052.480610325</text:p>
          </table:table-cell>
          <table:table-cell office:value-type="float" office:value="17657.458635594" calcext:value-type="float">
            <text:p>17657.458635594</text:p>
          </table:table-cell>
          <table:table-cell office:value-type="float" office:value="3.18" calcext:value-type="float">
            <text:p>3.1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NULL</text:p>
          </table:table-cell>
          <table:table-cell office:value-type="float" office:value="53875.0535964697" calcext:value-type="float">
            <text:p>53875.0535964697</text:p>
          </table:table-cell>
          <table:table-cell office:value-type="float" office:value="53873.1544118907" calcext:value-type="float">
            <text:p>53873.1544118907</text:p>
          </table:table-cell>
          <table:table-cell office:value-type="float" office:value="2964.52471685139" calcext:value-type="float">
            <text:p>2964.52471685139</text:p>
          </table:table-cell>
          <table:table-cell office:value-type="float" office:value="5.5" calcext:value-type="float">
            <text:p>5.5</text:p>
          </table:table-cell>
          <table:table-cell office:value-type="float" office:value="14913.430463742" calcext:value-type="float">
            <text:p>14913.430463742</text:p>
          </table:table-cell>
          <table:table-cell office:value-type="float" office:value="2385.10147958623" calcext:value-type="float">
            <text:p>2385.10147958623</text:p>
          </table:table-cell>
          <table:table-cell office:value-type="float" office:value="15.99" calcext:value-type="float">
            <text:p>15.99</text:p>
          </table:table-cell>
          <table:table-cell office:value-type="float" office:value="38959.7239481487" calcext:value-type="float">
            <text:p>38959.7239481487</text:p>
          </table:table-cell>
          <table:table-cell office:value-type="float" office:value="579.423237265159" calcext:value-type="float">
            <text:p>579.423237265159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NULL</text:p>
          </table:table-cell>
          <table:table-cell office:value-type="float" office:value="666803.381433271" calcext:value-type="float">
            <text:p>666803.381433271</text:p>
          </table:table-cell>
          <table:table-cell office:value-type="float" office:value="666827.904579874" calcext:value-type="float">
            <text:p>666827.904579874</text:p>
          </table:table-cell>
          <table:table-cell office:value-type="float" office:value="428.494062970657" calcext:value-type="float">
            <text:p>428.494062970657</text:p>
          </table:table-cell>
          <table:table-cell office:value-type="float" office:value="0.06" calcext:value-type="float">
            <text:p>0.06</text:p>
          </table:table-cell>
          <table:table-cell office:value-type="float" office:value="762.256202820204" calcext:value-type="float">
            <text:p>762.256202820204</text:p>
          </table:table-cell>
          <table:table-cell office:value-type="float" office:value="95.9283921146922" calcext:value-type="float">
            <text:p>95.9283921146922</text:p>
          </table:table-cell>
          <table:table-cell office:value-type="float" office:value="12.58" calcext:value-type="float">
            <text:p>12.58</text:p>
          </table:table-cell>
          <table:table-cell office:value-type="float" office:value="666065.648377054" calcext:value-type="float">
            <text:p>666065.648377054</text:p>
          </table:table-cell>
          <table:table-cell office:value-type="float" office:value="332.565670855965" calcext:value-type="float">
            <text:p>332.56567085596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NULL</text:p>
          </table:table-cell>
          <table:table-cell office:value-type="float" office:value="81717.0214579388" calcext:value-type="float">
            <text:p>81717.0214579388</text:p>
          </table:table-cell>
          <table:table-cell office:value-type="float" office:value="81730.5008377948" calcext:value-type="float">
            <text:p>81730.5008377948</text:p>
          </table:table-cell>
          <table:table-cell office:value-type="float" office:value="2071.45211432616" calcext:value-type="float">
            <text:p>2071.45211432616</text:p>
          </table:table-cell>
          <table:table-cell office:value-type="float" office:value="2.53" calcext:value-type="float">
            <text:p>2.53</text:p>
          </table:table-cell>
          <table:table-cell office:value-type="float" office:value="5180.74911911692" calcext:value-type="float">
            <text:p>5180.74911911692</text:p>
          </table:table-cell>
          <table:table-cell office:value-type="float" office:value="1603.44580007872" calcext:value-type="float">
            <text:p>1603.44580007872</text:p>
          </table:table-cell>
          <table:table-cell office:value-type="float" office:value="30.95" calcext:value-type="float">
            <text:p>30.95</text:p>
          </table:table-cell>
          <table:table-cell office:value-type="float" office:value="76549.7517186779" calcext:value-type="float">
            <text:p>76549.7517186779</text:p>
          </table:table-cell>
          <table:table-cell office:value-type="float" office:value="468.006314247448" calcext:value-type="float">
            <text:p>468.00631424744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rinidad and Tobago|Venezuela (Bolivarian Republic of)|Guyana</text:p>
          </table:table-cell>
          <table:table-cell office:value-type="string" calcext:value-type="string">
            <text:p>TTO|VEN|GUY</text:p>
          </table:table-cell>
          <table:table-cell office:value-type="string" calcext:value-type="string">
            <text:p>TT|VE|GY</text:p>
          </table:table-cell>
          <table:table-cell office:value-type="string" calcext:value-type="string">
            <text:p>780|862|328</text:p>
          </table:table-cell>
          <table:table-cell office:value-type="string" calcext:value-type="string">
            <text:p>Disputed</text:p>
          </table:table-cell>
          <table:table-cell office:value-type="float" office:value="3614.32381403632" calcext:value-type="float">
            <text:p>3614.32381403632</text:p>
          </table:table-cell>
          <table:table-cell office:value-type="float" office:value="3593.00926834688" calcext:value-type="float">
            <text:p>3593.0092683468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593.00926834688" calcext:value-type="float">
            <text:p>3593.0092683468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NULL</text:p>
          </table:table-cell>
          <table:table-cell office:value-type="float" office:value="254850.030096049" calcext:value-type="float">
            <text:p>254850.030096049</text:p>
          </table:table-cell>
          <table:table-cell office:value-type="float" office:value="254934.192997818" calcext:value-type="float">
            <text:p>254934.192997818</text:p>
          </table:table-cell>
          <table:table-cell office:value-type="float" office:value="13294.9177318721" calcext:value-type="float">
            <text:p>13294.9177318721</text:p>
          </table:table-cell>
          <table:table-cell office:value-type="float" office:value="5.22" calcext:value-type="float">
            <text:p>5.22</text:p>
          </table:table-cell>
          <table:table-cell office:value-type="float" office:value="155307.890438599" calcext:value-type="float">
            <text:p>155307.890438599</text:p>
          </table:table-cell>
          <table:table-cell office:value-type="float" office:value="12255.998020596" calcext:value-type="float">
            <text:p>12255.998020596</text:p>
          </table:table-cell>
          <table:table-cell office:value-type="float" office:value="7.89" calcext:value-type="float">
            <text:p>7.89</text:p>
          </table:table-cell>
          <table:table-cell office:value-type="float" office:value="99626.3025592189" calcext:value-type="float">
            <text:p>99626.3025592189</text:p>
          </table:table-cell>
          <table:table-cell office:value-type="float" office:value="1038.91971127602" calcext:value-type="float">
            <text:p>1038.9197112760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NULL</text:p>
          </table:table-cell>
          <table:table-cell office:value-type="float" office:value="1043147.9879295" calcext:value-type="float">
            <text:p>1043147.9879295</text:p>
          </table:table-cell>
          <table:table-cell office:value-type="float" office:value="1043048.89976123" calcext:value-type="float">
            <text:p>1043048.89976123</text:p>
          </table:table-cell>
          <table:table-cell office:value-type="float" office:value="2119.28899905221" calcext:value-type="float">
            <text:p>2119.28899905221</text:p>
          </table:table-cell>
          <table:table-cell office:value-type="float" office:value="0.2" calcext:value-type="float">
            <text:p>0.2</text:p>
          </table:table-cell>
          <table:table-cell office:value-type="float" office:value="781610.250144316" calcext:value-type="float">
            <text:p>781610.250144316</text:p>
          </table:table-cell>
          <table:table-cell office:value-type="float" office:value="1847.4798815473" calcext:value-type="float">
            <text:p>1847.4798815473</text:p>
          </table:table-cell>
          <table:table-cell office:value-type="float" office:value="0.24" calcext:value-type="float">
            <text:p>0.24</text:p>
          </table:table-cell>
          <table:table-cell office:value-type="float" office:value="261438.649616911" calcext:value-type="float">
            <text:p>261438.649616911</text:p>
          </table:table-cell>
          <table:table-cell office:value-type="float" office:value="271.809117504905" calcext:value-type="float">
            <text:p>271.8091175049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NULL</text:p>
          </table:table-cell>
          <table:table-cell office:value-type="float" office:value="753167.096167719" calcext:value-type="float">
            <text:p>753167.096167719</text:p>
          </table:table-cell>
          <table:table-cell office:value-type="float" office:value="753165.101502071" calcext:value-type="float">
            <text:p>753165.101502071</text:p>
          </table:table-cell>
          <table:table-cell office:value-type="float" office:value="218.032256833961" calcext:value-type="float">
            <text:p>218.032256833961</text:p>
          </table:table-cell>
          <table:table-cell office:value-type="float" office:value="0.03" calcext:value-type="float">
            <text:p>0.03</text:p>
          </table:table-cell>
          <table:table-cell office:value-type="float" office:value="41.4768524734168" calcext:value-type="float">
            <text:p>41.4768524734168</text:p>
          </table:table-cell>
          <table:table-cell office:value-type="float" office:value="5.55407750176736" calcext:value-type="float">
            <text:p>5.55407750176736</text:p>
          </table:table-cell>
          <table:table-cell office:value-type="float" office:value="13.39" calcext:value-type="float">
            <text:p>13.39</text:p>
          </table:table-cell>
          <table:table-cell office:value-type="float" office:value="753123.624649597" calcext:value-type="float">
            <text:p>753123.624649597</text:p>
          </table:table-cell>
          <table:table-cell office:value-type="float" office:value="212.478179332194" calcext:value-type="float">
            <text:p>212.47817933219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aiwan, Province of China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ULL</text:p>
          </table:table-cell>
          <table:table-cell office:value-type="float" office:value="391606.083795085" calcext:value-type="float">
            <text:p>391606.083795085</text:p>
          </table:table-cell>
          <table:table-cell office:value-type="float" office:value="391643.255832857" calcext:value-type="float">
            <text:p>391643.255832857</text:p>
          </table:table-cell>
          <table:table-cell office:value-type="float" office:value="10901.4861827194" calcext:value-type="float">
            <text:p>10901.4861827194</text:p>
          </table:table-cell>
          <table:table-cell office:value-type="float" office:value="2.78" calcext:value-type="float">
            <text:p>2.78</text:p>
          </table:table-cell>
          <table:table-cell office:value-type="float" office:value="36079.0569247248" calcext:value-type="float">
            <text:p>36079.0569247248</text:p>
          </table:table-cell>
          <table:table-cell office:value-type="float" office:value="7079.03731382774" calcext:value-type="float">
            <text:p>7079.03731382774</text:p>
          </table:table-cell>
          <table:table-cell office:value-type="float" office:value="19.62" calcext:value-type="float">
            <text:p>19.62</text:p>
          </table:table-cell>
          <table:table-cell office:value-type="float" office:value="355564.198908133" calcext:value-type="float">
            <text:p>355564.198908133</text:p>
          </table:table-cell>
          <table:table-cell office:value-type="float" office:value="3822.44886889169" calcext:value-type="float">
            <text:p>3822.4488688916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NULL</text:p>
          </table:table-cell>
          <table:table-cell office:value-type="float" office:value="1181992.99573399" calcext:value-type="float">
            <text:p>1181992.99573399</text:p>
          </table:table-cell>
          <table:table-cell office:value-type="float" office:value="1182066.25806975" calcext:value-type="float">
            <text:p>1182066.25806975</text:p>
          </table:table-cell>
          <table:table-cell office:value-type="float" office:value="367247.669912386" calcext:value-type="float">
            <text:p>367247.669912386</text:p>
          </table:table-cell>
          <table:table-cell office:value-type="float" office:value="31.07" calcext:value-type="float">
            <text:p>31.07</text:p>
          </table:table-cell>
          <table:table-cell office:value-type="float" office:value="940381.425319803" calcext:value-type="float">
            <text:p>940381.425319803</text:p>
          </table:table-cell>
          <table:table-cell office:value-type="float" office:value="360632.936064941" calcext:value-type="float">
            <text:p>360632.936064941</text:p>
          </table:table-cell>
          <table:table-cell office:value-type="float" office:value="38.35" calcext:value-type="float">
            <text:p>38.35</text:p>
          </table:table-cell>
          <table:table-cell office:value-type="float" office:value="241684.832749942" calcext:value-type="float">
            <text:p>241684.832749942</text:p>
          </table:table-cell>
          <table:table-cell office:value-type="float" office:value="6614.73384744467" calcext:value-type="float">
            <text:p>6614.73384744467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41496.171779053" calcext:value-type="float">
            <text:p>241496.171779053</text:p>
          </table:table-cell>
          <table:table-cell office:value-type="float" office:value="241499.38656272" calcext:value-type="float">
            <text:p>241499.38656272</text:p>
          </table:table-cell>
          <table:table-cell office:value-type="float" office:value="38343.3576539495" calcext:value-type="float">
            <text:p>38343.3576539495</text:p>
          </table:table-cell>
          <table:table-cell office:value-type="float" office:value="15.88" calcext:value-type="float">
            <text:p>15.88</text:p>
          </table:table-cell>
          <table:table-cell office:value-type="float" office:value="241499.38656272" calcext:value-type="float">
            <text:p>241499.38656272</text:p>
          </table:table-cell>
          <table:table-cell office:value-type="float" office:value="38343.3576539495" calcext:value-type="float">
            <text:p>38343.3576539495</text:p>
          </table:table-cell>
          <table:table-cell office:value-type="float" office:value="15.88" calcext:value-type="float">
            <text:p>15.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NULL</text:p>
          </table:table-cell>
          <table:table-cell office:value-type="float" office:value="734915.443592572" calcext:value-type="float">
            <text:p>734915.443592572</text:p>
          </table:table-cell>
          <table:table-cell office:value-type="float" office:value="734973.544008838" calcext:value-type="float">
            <text:p>734973.544008838</text:p>
          </table:table-cell>
          <table:table-cell office:value-type="float" office:value="28790.0160400084" calcext:value-type="float">
            <text:p>28790.0160400084</text:p>
          </table:table-cell>
          <table:table-cell office:value-type="float" office:value="3.92" calcext:value-type="float">
            <text:p>3.92</text:p>
          </table:table-cell>
          <table:table-cell office:value-type="float" office:value="599086.746232452" calcext:value-type="float">
            <text:p>599086.746232452</text:p>
          </table:table-cell>
          <table:table-cell office:value-type="float" office:value="24183.4058860265" calcext:value-type="float">
            <text:p>24183.4058860265</text:p>
          </table:table-cell>
          <table:table-cell office:value-type="float" office:value="4.04" calcext:value-type="float">
            <text:p>4.04</text:p>
          </table:table-cell>
          <table:table-cell office:value-type="float" office:value="135886.797776385" calcext:value-type="float">
            <text:p>135886.797776385</text:p>
          </table:table-cell>
          <table:table-cell office:value-type="float" office:value="4606.610153982" calcext:value-type="float">
            <text:p>4606.610153982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M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NULL</text:p>
          </table:table-cell>
          <table:table-cell office:value-type="float" office:value="1961183.17917918" calcext:value-type="float">
            <text:p>1961183.17917918</text:p>
          </table:table-cell>
          <table:table-cell office:value-type="float" office:value="1961362.8281062" calcext:value-type="float">
            <text:p>1961362.8281062</text:p>
          </table:table-cell>
          <table:table-cell office:value-type="float" office:value="1269644.04443968" calcext:value-type="float">
            <text:p>1269644.04443968</text:p>
          </table:table-cell>
          <table:table-cell office:value-type="float" office:value="64.73" calcext:value-type="float">
            <text:p>64.73</text:p>
          </table:table-cell>
          <table:table-cell office:value-type="float" office:value="39.384431302727" calcext:value-type="float">
            <text:p>39.384431302727</text:p>
          </table:table-cell>
          <table:table-cell office:value-type="float" office:value="39.384431302727" calcext:value-type="float">
            <text:p>39.384431302727</text:p>
          </table:table-cell>
          <table:table-cell office:value-type="float" office:value="100" calcext:value-type="float">
            <text:p>100</text:p>
          </table:table-cell>
          <table:table-cell office:value-type="float" office:value="1961323.44367489" calcext:value-type="float">
            <text:p>1961323.44367489</text:p>
          </table:table-cell>
          <table:table-cell office:value-type="float" office:value="1269604.66000838" calcext:value-type="float">
            <text:p>1269604.66000838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NULL</text:p>
          </table:table-cell>
          <table:table-cell office:value-type="float" office:value="298785.564827859" calcext:value-type="float">
            <text:p>298785.564827859</text:p>
          </table:table-cell>
          <table:table-cell office:value-type="float" office:value="299242.539159754" calcext:value-type="float">
            <text:p>299242.539159754</text:p>
          </table:table-cell>
          <table:table-cell office:value-type="float" office:value="7414.1492258431" calcext:value-type="float">
            <text:p>7414.1492258431</text:p>
          </table:table-cell>
          <table:table-cell office:value-type="float" office:value="2.48" calcext:value-type="float">
            <text:p>2.48</text:p>
          </table:table-cell>
          <table:table-cell office:value-type="float" office:value="177792.7552807" calcext:value-type="float">
            <text:p>177792.7552807</text:p>
          </table:table-cell>
          <table:table-cell office:value-type="float" office:value="6423.20741137038" calcext:value-type="float">
            <text:p>6423.20741137038</text:p>
          </table:table-cell>
          <table:table-cell office:value-type="float" office:value="3.61" calcext:value-type="float">
            <text:p>3.61</text:p>
          </table:table-cell>
          <table:table-cell office:value-type="float" office:value="121449.783879054" calcext:value-type="float">
            <text:p>121449.783879054</text:p>
          </table:table-cell>
          <table:table-cell office:value-type="float" office:value="990.941814472723" calcext:value-type="float">
            <text:p>990.94181447272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NULL</text:p>
          </table:table-cell>
          <table:table-cell office:value-type="float" office:value="18077808.8319139" calcext:value-type="float">
            <text:p>18077808.8319139</text:p>
          </table:table-cell>
          <table:table-cell office:value-type="float" office:value="18078146.2735371" calcext:value-type="float">
            <text:p>18078146.2735371</text:p>
          </table:table-cell>
          <table:table-cell office:value-type="float" office:value="2860996.4744544" calcext:value-type="float">
            <text:p>2860996.4744544</text:p>
          </table:table-cell>
          <table:table-cell office:value-type="float" office:value="15.83" calcext:value-type="float">
            <text:p>15.83</text:p>
          </table:table-cell>
          <table:table-cell office:value-type="float" office:value="9482496.59570058" calcext:value-type="float">
            <text:p>9482496.59570058</text:p>
          </table:table-cell>
          <table:table-cell office:value-type="float" office:value="1224157.36165747" calcext:value-type="float">
            <text:p>1224157.36165747</text:p>
          </table:table-cell>
          <table:table-cell office:value-type="float" office:value="12.91" calcext:value-type="float">
            <text:p>12.91</text:p>
          </table:table-cell>
          <table:table-cell office:value-type="float" office:value="8595649.67783658" calcext:value-type="float">
            <text:p>8595649.67783658</text:p>
          </table:table-cell>
          <table:table-cell office:value-type="float" office:value="1636839.11279694" calcext:value-type="float">
            <text:p>1636839.11279694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United States of America|Haiti|Jamaica</text:p>
          </table:table-cell>
          <table:table-cell office:value-type="string" calcext:value-type="string">
            <text:p>USA|HTI|JAM</text:p>
          </table:table-cell>
          <table:table-cell office:value-type="string" calcext:value-type="string">
            <text:p>US|HT|JM</text:p>
          </table:table-cell>
          <table:table-cell office:value-type="string" calcext:value-type="string">
            <text:p>840|332|388</text:p>
          </table:table-cell>
          <table:table-cell office:value-type="string" calcext:value-type="string">
            <text:p>Disputed</text:p>
          </table:table-cell>
          <table:table-cell office:value-type="float" office:value="13890.5956436375" calcext:value-type="float">
            <text:p>13890.5956436375</text:p>
          </table:table-cell>
          <table:table-cell office:value-type="float" office:value="13891.4568766125" calcext:value-type="float">
            <text:p>13891.4568766125</text:p>
          </table:table-cell>
          <table:table-cell office:value-type="float" office:value="1468.94832006498" calcext:value-type="float">
            <text:p>1468.94832006498</text:p>
          </table:table-cell>
          <table:table-cell office:value-type="float" office:value="10.57" calcext:value-type="float">
            <text:p>10.57</text:p>
          </table:table-cell>
          <table:table-cell table:number-columns-repeated="2" office:value-type="float" office:value="1.65942872503712" calcext:value-type="float">
            <text:p>1.65942872503712</text:p>
          </table:table-cell>
          <table:table-cell office:value-type="float" office:value="100" calcext:value-type="float">
            <text:p>100</text:p>
          </table:table-cell>
          <table:table-cell office:value-type="float" office:value="13889.7974478875" calcext:value-type="float">
            <text:p>13889.7974478875</text:p>
          </table:table-cell>
          <table:table-cell office:value-type="float" office:value="1467.28889133994" calcext:value-type="float">
            <text:p>1467.28889133994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United States of America|Russian Federation</text:p>
          </table:table-cell>
          <table:table-cell office:value-type="string" calcext:value-type="string">
            <text:p>USA|RUS</text:p>
          </table:table-cell>
          <table:table-cell office:value-type="string" calcext:value-type="string">
            <text:p>US|RU</text:p>
          </table:table-cell>
          <table:table-cell office:value-type="string" calcext:value-type="string">
            <text:p>804|643</text:p>
          </table:table-cell>
          <table:table-cell office:value-type="string" calcext:value-type="string">
            <text:p>Joint regime</text:p>
          </table:table-cell>
          <table:table-cell office:value-type="float" office:value="8521.20281907317" calcext:value-type="float">
            <text:p>8521.20281907317</text:p>
          </table:table-cell>
          <table:table-cell office:value-type="float" office:value="8477.80123025281" calcext:value-type="float">
            <text:p>8477.8012302528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8477.80123025281" calcext:value-type="float">
            <text:p>8477.801230252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NULL</text:p>
          </table:table-cell>
          <table:table-cell office:value-type="float" office:value="449895.056778762" calcext:value-type="float">
            <text:p>449895.056778762</text:p>
          </table:table-cell>
          <table:table-cell office:value-type="float" office:value="449542.34544322" calcext:value-type="float">
            <text:p>449542.34544322</text:p>
          </table:table-cell>
          <table:table-cell office:value-type="float" office:value="14744.8723923271" calcext:value-type="float">
            <text:p>14744.8723923271</text:p>
          </table:table-cell>
          <table:table-cell office:value-type="float" office:value="3.28" calcext:value-type="float">
            <text:p>3.28</text:p>
          </table:table-cell>
          <table:table-cell office:value-type="float" office:value="449542.34544322" calcext:value-type="float">
            <text:p>449542.34544322</text:p>
          </table:table-cell>
          <table:table-cell office:value-type="float" office:value="14744.8723923271" calcext:value-type="float">
            <text:p>14744.8723923271</text:p>
          </table:table-cell>
          <table:table-cell office:value-type="float" office:value="3.28" calcext:value-type="float">
            <text:p>3.2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oly See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ULL</text:p>
          </table:table-cell>
          <table:table-cell office:value-type="float" office:value="0.497548654350296" calcext:value-type="float">
            <text:p>0.497548654350296</text:p>
          </table:table-cell>
          <table:table-cell office:value-type="float" office:value="0.499213891436368" calcext:value-type="float">
            <text:p>0.4992138914363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499213891436368" calcext:value-type="float">
            <text:p>0.499213891436368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NULL</text:p>
          </table:table-cell>
          <table:table-cell office:value-type="float" office:value="36676.580953385" calcext:value-type="float">
            <text:p>36676.580953385</text:p>
          </table:table-cell>
          <table:table-cell office:value-type="float" office:value="36675.923660602" calcext:value-type="float">
            <text:p>36675.923660602</text:p>
          </table:table-cell>
          <table:table-cell office:value-type="float" office:value="172.354127223565" calcext:value-type="float">
            <text:p>172.354127223565</text:p>
          </table:table-cell>
          <table:table-cell office:value-type="float" office:value="0.47" calcext:value-type="float">
            <text:p>0.47</text:p>
          </table:table-cell>
          <table:table-cell office:value-type="float" office:value="437.57459441812" calcext:value-type="float">
            <text:p>437.57459441812</text:p>
          </table:table-cell>
          <table:table-cell office:value-type="float" office:value="92.1620099601138" calcext:value-type="float">
            <text:p>92.1620099601138</text:p>
          </table:table-cell>
          <table:table-cell office:value-type="float" office:value="21.06" calcext:value-type="float">
            <text:p>21.06</text:p>
          </table:table-cell>
          <table:table-cell office:value-type="float" office:value="36238.3490661838" calcext:value-type="float">
            <text:p>36238.3490661838</text:p>
          </table:table-cell>
          <table:table-cell office:value-type="float" office:value="80.1921172634508" calcext:value-type="float">
            <text:p>80.192117263450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NULL</text:p>
          </table:table-cell>
          <table:table-cell office:value-type="float" office:value="1383676.72898278" calcext:value-type="float">
            <text:p>1383676.72898278</text:p>
          </table:table-cell>
          <table:table-cell office:value-type="float" office:value="1383710.08770644" calcext:value-type="float">
            <text:p>1383710.08770644</text:p>
          </table:table-cell>
          <table:table-cell office:value-type="float" office:value="503447.351171727" calcext:value-type="float">
            <text:p>503447.351171727</text:p>
          </table:table-cell>
          <table:table-cell office:value-type="float" office:value="36.38" calcext:value-type="float">
            <text:p>36.38</text:p>
          </table:table-cell>
          <table:table-cell office:value-type="float" office:value="912872.672261096" calcext:value-type="float">
            <text:p>912872.672261096</text:p>
          </table:table-cell>
          <table:table-cell office:value-type="float" office:value="487568.224226905" calcext:value-type="float">
            <text:p>487568.224226905</text:p>
          </table:table-cell>
          <table:table-cell office:value-type="float" office:value="53.41" calcext:value-type="float">
            <text:p>53.41</text:p>
          </table:table-cell>
          <table:table-cell office:value-type="float" office:value="470837.415445343" calcext:value-type="float">
            <text:p>470837.415445343</text:p>
          </table:table-cell>
          <table:table-cell office:value-type="float" office:value="15879.1269448231" calcext:value-type="float">
            <text:p>15879.126944823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enezuela (Bolivarian Republic of)|Aruba|Dominican Republic</text:p>
          </table:table-cell>
          <table:table-cell office:value-type="string" calcext:value-type="string">
            <text:p>VEN|ABW|DOM</text:p>
          </table:table-cell>
          <table:table-cell office:value-type="string" calcext:value-type="string">
            <text:p>VE|AW|DO</text:p>
          </table:table-cell>
          <table:table-cell office:value-type="string" calcext:value-type="string">
            <text:p>862|533|214</text:p>
          </table:table-cell>
          <table:table-cell office:value-type="string" calcext:value-type="string">
            <text:p>Disputed</text:p>
          </table:table-cell>
          <table:table-cell office:value-type="float" office:value="1113.31726666064" calcext:value-type="float">
            <text:p>1113.31726666064</text:p>
          </table:table-cell>
          <table:table-cell office:value-type="float" office:value="1114.67616608572" calcext:value-type="float">
            <text:p>1114.6761660857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114.67616608572" calcext:value-type="float">
            <text:p>1114.6761660857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Venezuela (Bolivarian Republic of)|Colombia|Dominican Republic</text:p>
          </table:table-cell>
          <table:table-cell office:value-type="string" calcext:value-type="string">
            <text:p>VEN|COL|DOM</text:p>
          </table:table-cell>
          <table:table-cell office:value-type="string" calcext:value-type="string">
            <text:p>VE|CO|DO</text:p>
          </table:table-cell>
          <table:table-cell office:value-type="string" calcext:value-type="string">
            <text:p>862|170|214</text:p>
          </table:table-cell>
          <table:table-cell office:value-type="string" calcext:value-type="string">
            <text:p>Disputed</text:p>
          </table:table-cell>
          <table:table-cell office:value-type="float" office:value="870.823970082301" calcext:value-type="float">
            <text:p>870.823970082301</text:p>
          </table:table-cell>
          <table:table-cell office:value-type="float" office:value="863.140935881276" calcext:value-type="float">
            <text:p>863.14093588127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863.140935881276" calcext:value-type="float">
            <text:p>863.14093588127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irgin Islands (British)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V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ULL</text:p>
          </table:table-cell>
          <table:table-cell office:value-type="float" office:value="81711.3869100341" calcext:value-type="float">
            <text:p>81711.3869100341</text:p>
          </table:table-cell>
          <table:table-cell office:value-type="float" office:value="81738.8230774112" calcext:value-type="float">
            <text:p>81738.8230774112</text:p>
          </table:table-cell>
          <table:table-cell office:value-type="float" office:value="18.1814459995734" calcext:value-type="float">
            <text:p>18.1814459995734</text:p>
          </table:table-cell>
          <table:table-cell office:value-type="float" office:value="0.02" calcext:value-type="float">
            <text:p>0.02</text:p>
          </table:table-cell>
          <table:table-cell office:value-type="float" office:value="175.138015137477" calcext:value-type="float">
            <text:p>175.138015137477</text:p>
          </table:table-cell>
          <table:table-cell office:value-type="float" office:value="15.0885404279487" calcext:value-type="float">
            <text:p>15.0885404279487</text:p>
          </table:table-cell>
          <table:table-cell office:value-type="float" office:value="8.62" calcext:value-type="float">
            <text:p>8.62</text:p>
          </table:table-cell>
          <table:table-cell office:value-type="float" office:value="81563.6850622737" calcext:value-type="float">
            <text:p>81563.6850622737</text:p>
          </table:table-cell>
          <table:table-cell office:value-type="float" office:value="3.09290557162467" calcext:value-type="float">
            <text:p>3.0929055716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Virgin Islands (U.S.)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I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ULL</text:p>
          </table:table-cell>
          <table:table-cell office:value-type="float" office:value="38637.1902078486" calcext:value-type="float">
            <text:p>38637.1902078486</text:p>
          </table:table-cell>
          <table:table-cell office:value-type="float" office:value="38650.370592808" calcext:value-type="float">
            <text:p>38650.370592808</text:p>
          </table:table-cell>
          <table:table-cell office:value-type="float" office:value="422.053400559849" calcext:value-type="float">
            <text:p>422.053400559849</text:p>
          </table:table-cell>
          <table:table-cell office:value-type="float" office:value="1.09" calcext:value-type="float">
            <text:p>1.09</text:p>
          </table:table-cell>
          <table:table-cell office:value-type="float" office:value="372.960717567759" calcext:value-type="float">
            <text:p>372.960717567759</text:p>
          </table:table-cell>
          <table:table-cell office:value-type="float" office:value="52.3630322194917" calcext:value-type="float">
            <text:p>52.3630322194917</text:p>
          </table:table-cell>
          <table:table-cell office:value-type="float" office:value="14.04" calcext:value-type="float">
            <text:p>14.04</text:p>
          </table:table-cell>
          <table:table-cell office:value-type="float" office:value="38277.4098752403" calcext:value-type="float">
            <text:p>38277.4098752403</text:p>
          </table:table-cell>
          <table:table-cell office:value-type="float" office:value="369.690368340357" calcext:value-type="float">
            <text:p>369.69036834035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NULL</text:p>
          </table:table-cell>
          <table:table-cell office:value-type="float" office:value="1076860.64399685" calcext:value-type="float">
            <text:p>1076860.64399685</text:p>
          </table:table-cell>
          <table:table-cell office:value-type="float" office:value="1076902.72371012" calcext:value-type="float">
            <text:p>1076902.72371012</text:p>
          </table:table-cell>
          <table:table-cell office:value-type="float" office:value="28584.8460804441" calcext:value-type="float">
            <text:p>28584.8460804441</text:p>
          </table:table-cell>
          <table:table-cell office:value-type="float" office:value="2.65" calcext:value-type="float">
            <text:p>2.65</text:p>
          </table:table-cell>
          <table:table-cell office:value-type="float" office:value="327537.931224294" calcext:value-type="float">
            <text:p>327537.931224294</text:p>
          </table:table-cell>
          <table:table-cell office:value-type="float" office:value="24975.5602464083" calcext:value-type="float">
            <text:p>24975.5602464083</text:p>
          </table:table-cell>
          <table:table-cell office:value-type="float" office:value="7.63" calcext:value-type="float">
            <text:p>7.63</text:p>
          </table:table-cell>
          <table:table-cell office:value-type="float" office:value="749364.792485825" calcext:value-type="float">
            <text:p>749364.792485825</text:p>
          </table:table-cell>
          <table:table-cell office:value-type="float" office:value="3609.28583403587" calcext:value-type="float">
            <text:p>3609.2858340358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ULL</text:p>
          </table:table-cell>
          <table:table-cell office:value-type="float" office:value="635768.40465851" calcext:value-type="float">
            <text:p>635768.40465851</text:p>
          </table:table-cell>
          <table:table-cell office:value-type="float" office:value="635755.270812395" calcext:value-type="float">
            <text:p>635755.270812395</text:p>
          </table:table-cell>
          <table:table-cell office:value-type="float" office:value="1938.88268374599" calcext:value-type="float">
            <text:p>1938.88268374599</text:p>
          </table:table-cell>
          <table:table-cell office:value-type="float" office:value="0.3" calcext:value-type="float">
            <text:p>0.3</text:p>
          </table:table-cell>
          <table:table-cell office:value-type="float" office:value="12504.2796505941" calcext:value-type="float">
            <text:p>12504.2796505941</text:p>
          </table:table-cell>
          <table:table-cell office:value-type="float" office:value="524.967623420116" calcext:value-type="float">
            <text:p>524.967623420116</text:p>
          </table:table-cell>
          <table:table-cell office:value-type="float" office:value="4.2" calcext:value-type="float">
            <text:p>4.2</text:p>
          </table:table-cell>
          <table:table-cell office:value-type="float" office:value="623250.991161801" calcext:value-type="float">
            <text:p>623250.991161801</text:p>
          </table:table-cell>
          <table:table-cell office:value-type="float" office:value="1413.91506032587" calcext:value-type="float">
            <text:p>1413.9150603258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F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NULL</text:p>
          </table:table-cell>
          <table:table-cell office:value-type="float" office:value="262931.825322094" calcext:value-type="float">
            <text:p>262931.825322094</text:p>
          </table:table-cell>
          <table:table-cell office:value-type="float" office:value="262928.27774285" calcext:value-type="float">
            <text:p>262928.27774285</text:p>
          </table:table-cell>
          <table:table-cell office:value-type="float" office:value="0.299685533286683" calcext:value-type="float">
            <text:p>0.299685533286683</text:p>
          </table:table-cell>
          <table:table-cell office:value-type="float" office:value="0" calcext:value-type="float">
            <text:p>0</text:p>
          </table:table-cell>
          <table:table-cell office:value-type="float" office:value="179.578116455448" calcext:value-type="float">
            <text:p>179.578116455448</text:p>
          </table:table-cell>
          <table:table-cell office:value-type="float" office:value="0.299685533286683" calcext:value-type="float">
            <text:p>0.299685533286683</text:p>
          </table:table-cell>
          <table:table-cell office:value-type="float" office:value="0.17" calcext:value-type="float">
            <text:p>0.17</text:p>
          </table:table-cell>
          <table:table-cell office:value-type="float" office:value="262748.699626394" calcext:value-type="float">
            <text:p>262748.69962639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NULL</text:p>
          </table:table-cell>
          <table:table-cell office:value-type="float" office:value="133332.184959083" calcext:value-type="float">
            <text:p>133332.184959083</text:p>
          </table:table-cell>
          <table:table-cell office:value-type="float" office:value="133329.094304663" calcext:value-type="float">
            <text:p>133329.094304663</text:p>
          </table:table-cell>
          <table:table-cell office:value-type="float" office:value="425.221355706081" calcext:value-type="float">
            <text:p>425.221355706081</text:p>
          </table:table-cell>
          <table:table-cell office:value-type="float" office:value="0.32" calcext:value-type="float">
            <text:p>0.32</text:p>
          </table:table-cell>
          <table:table-cell office:value-type="float" office:value="2876.9004500442" calcext:value-type="float">
            <text:p>2876.9004500442</text:p>
          </table:table-cell>
          <table:table-cell office:value-type="float" office:value="236.355162033082" calcext:value-type="float">
            <text:p>236.355162033082</text:p>
          </table:table-cell>
          <table:table-cell office:value-type="float" office:value="8.22" calcext:value-type="float">
            <text:p>8.22</text:p>
          </table:table-cell>
          <table:table-cell office:value-type="float" office:value="130452.193854619" calcext:value-type="float">
            <text:p>130452.193854619</text:p>
          </table:table-cell>
          <table:table-cell office:value-type="float" office:value="188.866193672999" calcext:value-type="float">
            <text:p>188.86619367299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NULL</text:p>
          </table:table-cell>
          <table:table-cell office:value-type="float" office:value="980517.923050791" calcext:value-type="float">
            <text:p>980517.923050791</text:p>
          </table:table-cell>
          <table:table-cell office:value-type="float" office:value="980466.56024185" calcext:value-type="float">
            <text:p>980466.56024185</text:p>
          </table:table-cell>
          <table:table-cell office:value-type="float" office:value="6031.34533019809" calcext:value-type="float">
            <text:p>6031.34533019809</text:p>
          </table:table-cell>
          <table:table-cell office:value-type="float" office:value="0.62" calcext:value-type="float">
            <text:p>0.62</text:p>
          </table:table-cell>
          <table:table-cell office:value-type="float" office:value="453387.718955955" calcext:value-type="float">
            <text:p>453387.718955955</text:p>
          </table:table-cell>
          <table:table-cell office:value-type="float" office:value="3494.39082427388" calcext:value-type="float">
            <text:p>3494.39082427388</text:p>
          </table:table-cell>
          <table:table-cell office:value-type="float" office:value="0.77" calcext:value-type="float">
            <text:p>0.77</text:p>
          </table:table-cell>
          <table:table-cell office:value-type="float" office:value="527078.841285895" calcext:value-type="float">
            <text:p>527078.841285895</text:p>
          </table:table-cell>
          <table:table-cell office:value-type="float" office:value="2536.9545059242" calcext:value-type="float">
            <text:p>2536.954505924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NULL</text:p>
          </table:table-cell>
          <table:table-cell office:value-type="float" office:value="2767597.13706116" calcext:value-type="float">
            <text:p>2767597.13706116</text:p>
          </table:table-cell>
          <table:table-cell office:value-type="float" office:value="2767702.08274163" calcext:value-type="float">
            <text:p>2767702.08274163</text:p>
          </table:table-cell>
          <table:table-cell office:value-type="float" office:value="316377.629846224" calcext:value-type="float">
            <text:p>316377.629846224</text:p>
          </table:table-cell>
          <table:table-cell office:value-type="float" office:value="11.43" calcext:value-type="float">
            <text:p>11.43</text:p>
          </table:table-cell>
          <table:table-cell office:value-type="float" office:value="1219549.11483024" calcext:value-type="float">
            <text:p>1219549.11483024</text:p>
          </table:table-cell>
          <table:table-cell office:value-type="float" office:value="102801.287565256" calcext:value-type="float">
            <text:p>102801.287565256</text:p>
          </table:table-cell>
          <table:table-cell office:value-type="float" office:value="8.43" calcext:value-type="float">
            <text:p>8.43</text:p>
          </table:table-cell>
          <table:table-cell office:value-type="float" office:value="1548152.96791138" calcext:value-type="float">
            <text:p>1548152.96791138</text:p>
          </table:table-cell>
          <table:table-cell office:value-type="float" office:value="213576.342280968" calcext:value-type="float">
            <text:p>213576.342280968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NULL</text:p>
          </table:table-cell>
          <table:table-cell office:value-type="float" office:value="751036.006805688" calcext:value-type="float">
            <text:p>751036.006805688</text:p>
          </table:table-cell>
          <table:table-cell office:value-type="float" office:value="751081.324067106" calcext:value-type="float">
            <text:p>751081.324067106</text:p>
          </table:table-cell>
          <table:table-cell office:value-type="float" office:value="310386.365974731" calcext:value-type="float">
            <text:p>310386.365974731</text:p>
          </table:table-cell>
          <table:table-cell office:value-type="float" office:value="41.33" calcext:value-type="float">
            <text:p>41.33</text:p>
          </table:table-cell>
          <table:table-cell office:value-type="float" office:value="751081.324067108" calcext:value-type="float">
            <text:p>751081.324067108</text:p>
          </table:table-cell>
          <table:table-cell office:value-type="float" office:value="310386.36597473" calcext:value-type="float">
            <text:p>310386.36597473</text:p>
          </table:table-cell>
          <table:table-cell office:value-type="float" office:value="41.33" calcext:value-type="float">
            <text:p>41.3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NULL</text:p>
          </table:table-cell>
          <table:table-cell office:value-type="float" office:value="390647.77280212" calcext:value-type="float">
            <text:p>390647.77280212</text:p>
          </table:table-cell>
          <table:table-cell office:value-type="float" office:value="390658.391896689" calcext:value-type="float">
            <text:p>390658.391896689</text:p>
          </table:table-cell>
          <table:table-cell office:value-type="float" office:value="105935.720353422" calcext:value-type="float">
            <text:p>105935.720353422</text:p>
          </table:table-cell>
          <table:table-cell office:value-type="float" office:value="27.12" calcext:value-type="float">
            <text:p>27.12</text:p>
          </table:table-cell>
          <table:table-cell office:value-type="float" office:value="390658.391896689" calcext:value-type="float">
            <text:p>390658.391896689</text:p>
          </table:table-cell>
          <table:table-cell office:value-type="float" office:value="105935.720353422" calcext:value-type="float">
            <text:p>105935.720353422</text:p>
          </table:table-cell>
          <table:table-cell office:value-type="float" office:value="27.12" calcext:value-type="float">
            <text:p>27.12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816" meta:object-count="0"/>
    <meta:generator>LibreOffice/6.4.4.2$Linux_X86_64 LibreOffice_project/40$Build-2</meta:generator>
  </office:meta>
</office:document-meta>
</file>